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71f599" officeooo:paragraph-rsid="0071f599"/>
    </style:style>
    <style:style style:name="P102" style:family="paragraph" style:parent-style-name="Normal" style:list-style-name="L12">
      <style:text-properties officeooo:rsid="006f153c" officeooo:paragraph-rsid="006f153c"/>
    </style:style>
    <style:style style:name="P103" style:family="paragraph" style:parent-style-name="Normal" style:list-style-name="L12">
      <style:text-properties officeooo:rsid="0071f599" officeooo:paragraph-rsid="0071f599"/>
    </style:style>
    <style:style style:name="P104" style:family="paragraph" style:parent-style-name="Normal" style:list-style-name="L12">
      <style:text-properties officeooo:rsid="006f6f05" officeooo:paragraph-rsid="006f6f05"/>
    </style:style>
    <style:style style:name="P105" style:family="paragraph" style:parent-style-name="Normal">
      <style:paragraph-properties fo:break-before="page"/>
      <style:text-properties officeooo:rsid="006f153c" officeooo:paragraph-rsid="006f153c"/>
    </style:style>
    <style:style style:name="P106" style:family="paragraph" style:parent-style-name="Normal">
      <style:text-properties officeooo:rsid="007c2914" officeooo:paragraph-rsid="007c2914"/>
    </style:style>
    <style:style style:name="P107" style:family="paragraph" style:parent-style-name="Normal">
      <style:text-properties style:text-underline-style="solid" style:text-underline-width="auto" style:text-underline-color="font-color" officeooo:rsid="00d8e308" officeooo:paragraph-rsid="00f3e36a"/>
    </style:style>
    <style:style style:name="P108" style:family="paragraph" style:parent-style-name="Normal">
      <style:text-properties officeooo:rsid="00d8e308" officeooo:paragraph-rsid="00f3e36a"/>
    </style:style>
    <style:style style:name="P109" style:family="paragraph" style:parent-style-name="Normal" style:list-style-name="L11">
      <style:text-properties officeooo:rsid="00da3d29" officeooo:paragraph-rsid="00f3e36a"/>
    </style:style>
    <style:style style:name="P110" style:family="paragraph" style:parent-style-name="Normal">
      <style:text-properties officeooo:rsid="00da3d29" officeooo:paragraph-rsid="00f3e36a"/>
    </style:style>
    <style:style style:name="P111" style:family="paragraph" style:parent-style-name="Normal">
      <style:text-properties style:text-underline-style="solid" style:text-underline-width="auto" style:text-underline-color="font-color" officeooo:rsid="00f3e36a" officeooo:paragraph-rsid="00f3e36a"/>
    </style:style>
    <style:style style:name="P112" style:family="paragraph" style:parent-style-name="Normal">
      <style:text-properties officeooo:rsid="00f3e36a" officeooo:paragraph-rsid="00f3e36a"/>
    </style:style>
    <style:style style:name="P113" style:family="paragraph" style:parent-style-name="Normal" style:list-style-name="L13">
      <style:text-properties officeooo:paragraph-rsid="00f3e36a"/>
    </style:style>
    <style:style style:name="P114" style:family="paragraph" style:parent-style-name="Normal" style:list-style-name="L13">
      <style:text-properties officeooo:rsid="00f3e36a" officeooo:paragraph-rsid="00f3e36a"/>
    </style:style>
    <style:style style:name="P115" style:family="paragraph" style:parent-style-name="Normal">
      <style:text-properties officeooo:rsid="007c2914" officeooo:paragraph-rsid="00f3e36a"/>
    </style:style>
    <style:style style:name="P116" style:family="paragraph" style:parent-style-name="Normal">
      <style:text-properties style:text-underline-style="solid" style:text-underline-width="auto" style:text-underline-color="font-color" officeooo:rsid="007c2914" officeooo:paragraph-rsid="007c2914"/>
    </style:style>
    <style:style style:name="P117" style:family="paragraph" style:parent-style-name="Normal">
      <style:text-properties officeooo:rsid="006f153c" officeooo:paragraph-rsid="007e1fc4"/>
    </style:style>
    <style:style style:name="P118" style:family="paragraph" style:parent-style-name="Normal" style:list-style-name="L14">
      <style:text-properties officeooo:rsid="007d834e" officeooo:paragraph-rsid="007d834e"/>
    </style:style>
    <style:style style:name="P119" style:family="paragraph" style:parent-style-name="Normal">
      <style:paragraph-properties fo:break-before="page"/>
      <style:text-properties officeooo:rsid="007c2914" officeooo:paragraph-rsid="007c2914"/>
    </style:style>
    <style:style style:name="P120" style:family="paragraph" style:parent-style-name="Normal">
      <style:text-properties officeooo:rsid="007d834e" officeooo:paragraph-rsid="007d834e"/>
    </style:style>
    <style:style style:name="P121" style:family="paragraph" style:parent-style-name="Normal">
      <style:text-properties style:text-underline-style="solid" style:text-underline-width="auto" style:text-underline-color="font-color" officeooo:rsid="00f428a4" officeooo:paragraph-rsid="00f428a4"/>
    </style:style>
    <style:style style:name="P122" style:family="paragraph" style:parent-style-name="Normal">
      <style:text-properties officeooo:rsid="00f428a4" officeooo:paragraph-rsid="00f428a4"/>
    </style:style>
    <style:style style:name="P123" style:family="paragraph" style:parent-style-name="Normal" style:list-style-name="L15">
      <style:text-properties officeooo:rsid="00f4480c" officeooo:paragraph-rsid="00f4480c"/>
    </style:style>
    <style:style style:name="P124" style:family="paragraph" style:parent-style-name="Normal" style:list-style-name="L15">
      <style:text-properties officeooo:rsid="00f3e36a" officeooo:paragraph-rsid="00f4480c"/>
    </style:style>
    <style:style style:name="P125" style:family="paragraph" style:parent-style-name="Normal">
      <style:text-properties officeooo:rsid="007d834e" officeooo:paragraph-rsid="00f428a4"/>
    </style:style>
    <style:style style:name="P126" style:family="paragraph" style:parent-style-name="Normal">
      <style:text-properties style:text-underline-style="solid" style:text-underline-width="auto" style:text-underline-color="font-color" officeooo:rsid="00f51c35" officeooo:paragraph-rsid="00f51c35"/>
    </style:style>
    <style:style style:name="P127" style:family="paragraph" style:parent-style-name="Normal">
      <style:text-properties officeooo:rsid="00f51c35" officeooo:paragraph-rsid="00f51c35"/>
    </style:style>
    <style:style style:name="P128" style:family="paragraph" style:parent-style-name="Normal" style:list-style-name="L16">
      <style:text-properties officeooo:rsid="00f51c35" officeooo:paragraph-rsid="00f51c35"/>
    </style:style>
    <style:style style:name="P129" style:family="paragraph" style:parent-style-name="Normal">
      <style:text-properties style:text-underline-style="solid" style:text-underline-width="auto" style:text-underline-color="font-color" officeooo:rsid="007d834e" officeooo:paragraph-rsid="007d834e"/>
    </style:style>
    <style:style style:name="P130" style:family="paragraph" style:parent-style-name="Normal" style:list-style-name="L12">
      <style:text-properties officeooo:rsid="006f153c" officeooo:paragraph-rsid="007e1fc4"/>
    </style:style>
    <style:style style:name="P131" style:family="paragraph" style:parent-style-name="Normal" style:list-style-name="L12">
      <style:text-properties officeooo:rsid="0071f599" officeooo:paragraph-rsid="007e1fc4"/>
    </style:style>
    <style:style style:name="P132" style:family="paragraph" style:parent-style-name="Normal" style:list-style-name="L12">
      <style:text-properties officeooo:rsid="006f6f05" officeooo:paragraph-rsid="007e1fc4"/>
    </style:style>
    <style:style style:name="P133" style:family="paragraph" style:parent-style-name="Normal">
      <style:text-properties officeooo:rsid="003d7ab4" officeooo:paragraph-rsid="00755ef7"/>
    </style:style>
    <style:style style:name="P134" style:family="paragraph" style:parent-style-name="Normal">
      <style:text-properties style:text-underline-style="solid" style:text-underline-width="auto" style:text-underline-color="font-color" officeooo:rsid="00f566d1" officeooo:paragraph-rsid="00f566d1"/>
    </style:style>
    <style:style style:name="P135" style:family="paragraph" style:parent-style-name="Normal">
      <style:text-properties officeooo:rsid="00f566d1" officeooo:paragraph-rsid="00f566d1"/>
    </style:style>
    <style:style style:name="P136" style:family="paragraph" style:parent-style-name="Normal">
      <style:text-properties officeooo:rsid="00f63695" officeooo:paragraph-rsid="00f63695"/>
    </style:style>
    <style:style style:name="P137" style:family="paragraph" style:parent-style-name="Normal" style:list-style-name="L17">
      <style:text-properties officeooo:rsid="00f7be57" officeooo:paragraph-rsid="00f7be57"/>
    </style:style>
    <style:style style:name="P138" style:family="paragraph" style:parent-style-name="Normal" style:list-style-name="L17">
      <style:text-properties officeooo:rsid="00f8766e" officeooo:paragraph-rsid="00f8766e"/>
    </style:style>
    <style:style style:name="P139" style:family="paragraph" style:parent-style-name="Normal">
      <style:text-properties style:text-underline-style="solid" style:text-underline-width="auto" style:text-underline-color="font-color" officeooo:rsid="007d834e" officeooo:paragraph-rsid="007e1fc4"/>
    </style:style>
    <style:style style:name="P140" style:family="paragraph" style:parent-style-name="Normal">
      <style:paragraph-properties fo:break-before="page"/>
      <style:text-properties officeooo:rsid="006f153c" officeooo:paragraph-rsid="007e1fc4"/>
    </style:style>
    <style:style style:name="P141" style:family="paragraph" style:parent-style-name="Normal">
      <style:text-properties officeooo:rsid="009e47f7" officeooo:paragraph-rsid="009e47f7"/>
    </style:style>
    <style:style style:name="P142" style:family="paragraph" style:parent-style-name="Normal">
      <style:text-properties style:text-underline-style="solid" style:text-underline-width="auto" style:text-underline-color="font-color" officeooo:rsid="0099c198" officeooo:paragraph-rsid="009e47f7"/>
    </style:style>
    <style:style style:name="P143" style:family="paragraph" style:parent-style-name="Normal">
      <style:text-properties officeooo:rsid="0099c198" officeooo:paragraph-rsid="009e47f7"/>
    </style:style>
    <style:style style:name="P144" style:family="paragraph" style:parent-style-name="Normal" style:list-style-name="L18">
      <style:text-properties officeooo:rsid="0099c198" officeooo:paragraph-rsid="009e47f7"/>
    </style:style>
    <style:style style:name="P145" style:family="paragraph" style:parent-style-name="Normal" style:list-style-name="L18">
      <style:text-properties officeooo:rsid="00d2d0ee" officeooo:paragraph-rsid="00d2d0ee"/>
    </style:style>
    <style:style style:name="P146" style:family="paragraph" style:parent-style-name="Normal" style:list-style-name="L18">
      <style:text-properties officeooo:rsid="00a56287" officeooo:paragraph-rsid="00a56287"/>
    </style:style>
    <style:style style:name="P147" style:family="paragraph" style:parent-style-name="Normal">
      <style:text-properties style:text-underline-style="solid" style:text-underline-width="auto" style:text-underline-color="font-color" officeooo:rsid="007d834e" officeooo:paragraph-rsid="009e47f7"/>
    </style:style>
    <style:style style:name="P148" style:family="paragraph" style:parent-style-name="Normal">
      <style:text-properties officeooo:rsid="006f153c" officeooo:paragraph-rsid="009e47f7"/>
    </style:style>
    <style:style style:name="P149" style:family="paragraph" style:parent-style-name="Normal" style:list-style-name="L12">
      <style:text-properties officeooo:rsid="0071f599" officeooo:paragraph-rsid="009e47f7"/>
    </style:style>
    <style:style style:name="P150" style:family="paragraph" style:parent-style-name="Normal">
      <style:text-properties officeooo:rsid="009ba58d" officeooo:paragraph-rsid="009e47f7"/>
    </style:style>
    <style:style style:name="P151" style:family="paragraph" style:parent-style-name="Normal">
      <style:text-properties officeooo:rsid="00961812" officeooo:paragraph-rsid="009e47f7"/>
    </style:style>
    <style:style style:name="P152" style:family="paragraph" style:parent-style-name="Normal">
      <style:paragraph-properties fo:break-before="page"/>
      <style:text-properties officeooo:rsid="007e1fc4" officeooo:paragraph-rsid="007e1fc4"/>
    </style:style>
    <style:style style:name="P153" style:family="paragraph" style:parent-style-name="Normal">
      <style:text-properties style:text-underline-style="solid" style:text-underline-width="auto" style:text-underline-color="font-color" officeooo:rsid="007d834e" officeooo:paragraph-rsid="008066bb"/>
    </style:style>
    <style:style style:name="P154" style:family="paragraph" style:parent-style-name="Normal">
      <style:text-properties officeooo:rsid="006f153c" officeooo:paragraph-rsid="008066bb"/>
    </style:style>
    <style:style style:name="P155" style:family="paragraph" style:parent-style-name="Normal" style:list-style-name="L12">
      <style:text-properties officeooo:rsid="0071f599" officeooo:paragraph-rsid="008066bb"/>
    </style:style>
    <style:style style:name="P156" style:family="paragraph" style:parent-style-name="Normal">
      <style:paragraph-properties fo:break-before="page"/>
      <style:text-properties officeooo:rsid="003d7ab4" officeooo:paragraph-rsid="00755ef7"/>
    </style:style>
    <style:style style:name="P157" style:family="paragraph" style:parent-style-name="Normal">
      <style:text-properties officeooo:rsid="008066bb" officeooo:paragraph-rsid="008066bb"/>
    </style:style>
    <style:style style:name="P158" style:family="paragraph" style:parent-style-name="Normal">
      <style:text-properties style:text-underline-style="solid" style:text-underline-width="auto" style:text-underline-color="font-color" officeooo:rsid="00db5f55" officeooo:paragraph-rsid="00db5f55"/>
    </style:style>
    <style:style style:name="P159" style:family="paragraph" style:parent-style-name="Normal">
      <style:text-properties officeooo:rsid="00db5f55" officeooo:paragraph-rsid="00db5f55"/>
    </style:style>
    <style:style style:name="P160" style:family="paragraph" style:parent-style-name="Normal" style:list-style-name="L19">
      <style:text-properties officeooo:rsid="00db5f55" officeooo:paragraph-rsid="00db5f55"/>
    </style:style>
    <style:style style:name="P161" style:family="paragraph" style:parent-style-name="Normal" style:list-style-name="L19">
      <style:text-properties officeooo:rsid="00e0fb0b" officeooo:paragraph-rsid="00e0fb0b"/>
    </style:style>
    <style:style style:name="P162" style:family="paragraph" style:parent-style-name="Normal">
      <style:paragraph-properties fo:break-before="page"/>
      <style:text-properties officeooo:rsid="008066bb" officeooo:paragraph-rsid="008066bb"/>
    </style:style>
    <style:style style:name="P163" style:family="paragraph" style:parent-style-name="Normal">
      <style:text-properties officeooo:rsid="0080e1bf" officeooo:paragraph-rsid="0080e1bf"/>
    </style:style>
    <style:style style:name="P164" style:family="paragraph" style:parent-style-name="Normal">
      <style:text-properties style:text-underline-style="solid" style:text-underline-width="auto" style:text-underline-color="font-color" officeooo:rsid="007d834e" officeooo:paragraph-rsid="008174b9"/>
    </style:style>
    <style:style style:name="P165" style:family="paragraph" style:parent-style-name="Normal">
      <style:text-properties officeooo:rsid="006f153c" officeooo:paragraph-rsid="008174b9"/>
    </style:style>
    <style:style style:name="P166" style:family="paragraph" style:parent-style-name="Normal" style:list-style-name="L12">
      <style:text-properties officeooo:rsid="006f153c" officeooo:paragraph-rsid="008174b9"/>
    </style:style>
    <style:style style:name="P167" style:family="paragraph" style:parent-style-name="Normal" style:list-style-name="L12">
      <style:text-properties officeooo:rsid="0071f599" officeooo:paragraph-rsid="008174b9"/>
    </style:style>
    <style:style style:name="P168" style:family="paragraph" style:parent-style-name="Normal" style:list-style-name="L12">
      <style:text-properties officeooo:rsid="006f6f05" officeooo:paragraph-rsid="008174b9"/>
    </style:style>
    <style:style style:name="P169" style:family="paragraph" style:parent-style-name="Normal">
      <style:paragraph-properties fo:break-before="page"/>
      <style:text-properties officeooo:rsid="006f153c" officeooo:paragraph-rsid="008174b9"/>
    </style:style>
    <style:style style:name="P170" style:family="paragraph" style:parent-style-name="Normal">
      <style:text-properties officeooo:rsid="0082ac25" officeooo:paragraph-rsid="0082ac25"/>
    </style:style>
    <style:style style:name="P171" style:family="paragraph" style:parent-style-name="Normal">
      <style:text-properties style:text-underline-style="solid" style:text-underline-width="auto" style:text-underline-color="font-color" officeooo:rsid="00d3cb57" officeooo:paragraph-rsid="00d3cb57"/>
    </style:style>
    <style:style style:name="P172" style:family="paragraph" style:parent-style-name="Normal">
      <style:text-properties officeooo:rsid="00d3cb57" officeooo:paragraph-rsid="00d3cb57"/>
    </style:style>
    <style:style style:name="P173" style:family="paragraph" style:parent-style-name="Normal" style:list-style-name="L20">
      <style:text-properties officeooo:rsid="00d3cb57" officeooo:paragraph-rsid="00d3cb57"/>
    </style:style>
    <style:style style:name="P174" style:family="paragraph" style:parent-style-name="Normal">
      <style:text-properties style:text-underline-style="solid" style:text-underline-width="auto" style:text-underline-color="font-color" officeooo:rsid="007d834e" officeooo:paragraph-rsid="0082ac25"/>
    </style:style>
    <style:style style:name="P175" style:family="paragraph" style:parent-style-name="Normal">
      <style:text-properties officeooo:rsid="006f153c" officeooo:paragraph-rsid="0082ac25"/>
    </style:style>
    <style:style style:name="P176" style:family="paragraph" style:parent-style-name="Normal" style:list-style-name="L12">
      <style:text-properties officeooo:rsid="0071f599" officeooo:paragraph-rsid="0082ac25"/>
    </style:style>
    <style:style style:name="P177" style:family="paragraph" style:parent-style-name="Normal">
      <style:paragraph-properties fo:break-before="page"/>
      <style:text-properties officeooo:rsid="003d7ab4" officeooo:paragraph-rsid="0082ac25"/>
    </style:style>
    <style:style style:name="P178" style:family="paragraph" style:parent-style-name="Normal">
      <style:text-properties officeooo:rsid="0083e766" officeooo:paragraph-rsid="0083e766"/>
    </style:style>
    <style:style style:name="P179" style:family="paragraph" style:parent-style-name="Normal">
      <style:text-properties style:text-underline-style="solid" style:text-underline-width="auto" style:text-underline-color="font-color" officeooo:rsid="007d834e" officeooo:paragraph-rsid="0083e766"/>
    </style:style>
    <style:style style:name="P180" style:family="paragraph" style:parent-style-name="Normal">
      <style:text-properties officeooo:rsid="006f153c" officeooo:paragraph-rsid="0083e766"/>
    </style:style>
    <style:style style:name="P181" style:family="paragraph" style:parent-style-name="Normal" style:list-style-name="L12">
      <style:text-properties officeooo:rsid="0071f599" officeooo:paragraph-rsid="0083e766"/>
    </style:style>
    <style:style style:name="P182" style:family="paragraph" style:parent-style-name="Normal">
      <style:paragraph-properties fo:break-before="page"/>
      <style:text-properties officeooo:rsid="003d7ab4" officeooo:paragraph-rsid="0083e766"/>
    </style:style>
    <style:style style:name="P183" style:family="paragraph" style:parent-style-name="Normal">
      <style:text-properties officeooo:rsid="0084067d" officeooo:paragraph-rsid="0084067d"/>
    </style:style>
    <style:style style:name="P184" style:family="paragraph" style:parent-style-name="Normal">
      <style:text-properties style:text-underline-style="solid" style:text-underline-width="auto" style:text-underline-color="font-color" officeooo:rsid="0099c198" officeooo:paragraph-rsid="00a4ec3c"/>
    </style:style>
    <style:style style:name="P185" style:family="paragraph" style:parent-style-name="Normal">
      <style:text-properties officeooo:rsid="0099c198" officeooo:paragraph-rsid="00a4ec3c"/>
    </style:style>
    <style:style style:name="P186" style:family="paragraph" style:parent-style-name="Normal" style:list-style-name="L18">
      <style:text-properties fo:font-weight="bold" officeooo:rsid="00a403da" officeooo:paragraph-rsid="00a4ec3c" style:font-weight-asian="bold" style:font-weight-complex="bold"/>
    </style:style>
    <style:style style:name="P187" style:family="paragraph" style:parent-style-name="Normal">
      <style:text-properties style:text-underline-style="solid" style:text-underline-width="auto" style:text-underline-color="font-color" officeooo:rsid="00a4ec3c" officeooo:paragraph-rsid="00a4ec3c"/>
    </style:style>
    <style:style style:name="P188" style:family="paragraph" style:parent-style-name="Normal">
      <style:text-properties style:text-underline-style="solid" style:text-underline-width="auto" style:text-underline-color="font-color" officeooo:rsid="007d834e" officeooo:paragraph-rsid="0084067d"/>
    </style:style>
    <style:style style:name="P189" style:family="paragraph" style:parent-style-name="Normal">
      <style:text-properties officeooo:rsid="006f153c" officeooo:paragraph-rsid="0084067d"/>
    </style:style>
    <style:style style:name="P190" style:family="paragraph" style:parent-style-name="Normal" style:list-style-name="L12">
      <style:text-properties officeooo:rsid="0071f599" officeooo:paragraph-rsid="0084067d"/>
    </style:style>
    <style:style style:name="P191" style:family="paragraph" style:parent-style-name="Normal">
      <style:paragraph-properties fo:break-before="page"/>
      <style:text-properties officeooo:rsid="003d7ab4" officeooo:paragraph-rsid="0084067d"/>
    </style:style>
    <style:style style:name="P192" style:family="paragraph" style:parent-style-name="Normal" style:list-style-name="L12">
      <style:text-properties officeooo:rsid="006f153c" officeooo:paragraph-rsid="0084067d"/>
    </style:style>
    <style:style style:name="P193" style:family="paragraph" style:parent-style-name="Normal" style:list-style-name="L12">
      <style:text-properties officeooo:rsid="006f6f05" officeooo:paragraph-rsid="0084067d"/>
    </style:style>
    <style:style style:name="P194" style:family="paragraph" style:parent-style-name="Normal">
      <style:text-properties officeooo:rsid="00849ec6" officeooo:paragraph-rsid="00849ec6"/>
    </style:style>
    <style:style style:name="P195" style:family="paragraph" style:parent-style-name="Normal">
      <style:text-properties style:text-underline-style="solid" style:text-underline-width="auto" style:text-underline-color="font-color" officeooo:rsid="007d834e" officeooo:paragraph-rsid="00849ec6"/>
    </style:style>
    <style:style style:name="P196" style:family="paragraph" style:parent-style-name="Normal">
      <style:text-properties officeooo:rsid="006f153c" officeooo:paragraph-rsid="00849ec6"/>
    </style:style>
    <style:style style:name="P197" style:family="paragraph" style:parent-style-name="Normal" style:list-style-name="L12">
      <style:text-properties officeooo:rsid="006f153c" officeooo:paragraph-rsid="00849ec6"/>
    </style:style>
    <style:style style:name="P198" style:family="paragraph" style:parent-style-name="Normal" style:list-style-name="L12">
      <style:text-properties officeooo:rsid="0071f599" officeooo:paragraph-rsid="00849ec6"/>
    </style:style>
    <style:style style:name="P199" style:family="paragraph" style:parent-style-name="Normal" style:list-style-name="L12">
      <style:text-properties officeooo:rsid="006f6f05" officeooo:paragraph-rsid="00849ec6"/>
    </style:style>
    <style:style style:name="P200" style:family="paragraph" style:parent-style-name="Normal">
      <style:paragraph-properties fo:break-before="page"/>
      <style:text-properties officeooo:rsid="003d7ab4" officeooo:paragraph-rsid="00849ec6"/>
    </style:style>
    <style:style style:name="P201" style:family="paragraph" style:parent-style-name="Normal">
      <style:text-properties officeooo:rsid="00858b02" officeooo:paragraph-rsid="00858b02"/>
    </style:style>
    <style:style style:name="P202" style:family="paragraph" style:parent-style-name="Normal">
      <style:text-properties style:text-underline-style="solid" style:text-underline-width="auto" style:text-underline-color="font-color" officeooo:rsid="007d834e" officeooo:paragraph-rsid="00858b02"/>
    </style:style>
    <style:style style:name="P203" style:family="paragraph" style:parent-style-name="Normal">
      <style:text-properties officeooo:rsid="006f153c" officeooo:paragraph-rsid="00858b02"/>
    </style:style>
    <style:style style:name="P204" style:family="paragraph" style:parent-style-name="Normal" style:list-style-name="L12">
      <style:text-properties officeooo:rsid="006f153c" officeooo:paragraph-rsid="00858b02"/>
    </style:style>
    <style:style style:name="P205" style:family="paragraph" style:parent-style-name="Normal" style:list-style-name="L12">
      <style:text-properties officeooo:rsid="0071f599" officeooo:paragraph-rsid="00858b02"/>
    </style:style>
    <style:style style:name="P206" style:family="paragraph" style:parent-style-name="Normal" style:list-style-name="L12">
      <style:text-properties officeooo:rsid="006f6f05" officeooo:paragraph-rsid="00858b02"/>
    </style:style>
    <style:style style:name="P207" style:family="paragraph" style:parent-style-name="Normal">
      <style:paragraph-properties fo:break-before="page"/>
      <style:text-properties officeooo:rsid="006f153c" officeooo:paragraph-rsid="00858b02"/>
    </style:style>
    <style:style style:name="P208" style:family="paragraph" style:parent-style-name="Normal">
      <style:text-properties officeooo:rsid="0089b827" officeooo:paragraph-rsid="0089b827"/>
    </style:style>
    <style:style style:name="P209" style:family="paragraph" style:parent-style-name="Normal">
      <style:text-properties style:text-underline-style="solid" style:text-underline-width="auto" style:text-underline-color="font-color" officeooo:rsid="00b7f65f" officeooo:paragraph-rsid="00b7f65f"/>
    </style:style>
    <style:style style:name="P210" style:family="paragraph" style:parent-style-name="Normal">
      <style:text-properties officeooo:rsid="00b7f65f" officeooo:paragraph-rsid="00b7f65f"/>
    </style:style>
    <style:style style:name="P211" style:family="paragraph" style:parent-style-name="Normal" style:list-style-name="L21">
      <style:text-properties officeooo:rsid="00b7f65f" officeooo:paragraph-rsid="00b7f65f"/>
    </style:style>
    <style:style style:name="P212" style:family="paragraph" style:parent-style-name="Normal" style:list-style-name="L21">
      <style:text-properties fo:font-weight="normal" officeooo:rsid="00b7f65f" officeooo:paragraph-rsid="00b7f65f" style:font-weight-asian="normal" style:font-weight-complex="normal"/>
    </style:style>
    <style:style style:name="P213" style:family="paragraph" style:parent-style-name="Normal" style:list-style-name="L21">
      <style:text-properties fo:font-weight="normal" officeooo:rsid="00ba58e5" officeooo:paragraph-rsid="00ba58e5" style:font-weight-asian="normal" style:font-weight-complex="normal"/>
    </style:style>
    <style:style style:name="P214" style:family="paragraph" style:parent-style-name="Normal">
      <style:text-properties style:text-underline-style="solid" style:text-underline-width="auto" style:text-underline-color="font-color" officeooo:rsid="0099c198" officeooo:paragraph-rsid="00b7f65f"/>
    </style:style>
    <style:style style:name="P215" style:family="paragraph" style:parent-style-name="Normal">
      <style:text-properties officeooo:rsid="0099c198" officeooo:paragraph-rsid="00b7f65f"/>
    </style:style>
    <style:style style:name="P216" style:family="paragraph" style:parent-style-name="Normal" style:list-style-name="L18">
      <style:text-properties fo:font-weight="bold" officeooo:rsid="009ba710" officeooo:paragraph-rsid="00b7f65f" style:font-weight-asian="bold" style:font-weight-complex="bold"/>
    </style:style>
    <style:style style:name="P217" style:family="paragraph" style:parent-style-name="Normal">
      <style:text-properties officeooo:rsid="00961812" officeooo:paragraph-rsid="00b7f65f"/>
    </style:style>
    <style:style style:name="P218" style:family="paragraph" style:parent-style-name="Normal">
      <style:text-properties style:text-underline-style="solid" style:text-underline-width="auto" style:text-underline-color="font-color" officeooo:rsid="007d834e" officeooo:paragraph-rsid="0089b827"/>
    </style:style>
    <style:style style:name="P219" style:family="paragraph" style:parent-style-name="Normal">
      <style:text-properties officeooo:rsid="006f153c" officeooo:paragraph-rsid="0089b827"/>
    </style:style>
    <style:style style:name="P220" style:family="paragraph" style:parent-style-name="Normal">
      <style:paragraph-properties fo:break-before="page"/>
      <style:text-properties officeooo:rsid="0089b827" officeooo:paragraph-rsid="0089b827"/>
    </style:style>
    <style:style style:name="P221" style:family="paragraph" style:parent-style-name="Normal">
      <style:text-properties officeooo:rsid="00901980" officeooo:paragraph-rsid="00901980"/>
    </style:style>
    <style:style style:name="P222" style:family="paragraph" style:parent-style-name="Normal" style:list-style-name="L12">
      <style:text-properties officeooo:rsid="006f153c" officeooo:paragraph-rsid="0089b827"/>
    </style:style>
    <style:style style:name="P223" style:family="paragraph" style:parent-style-name="Normal" style:list-style-name="L12">
      <style:text-properties officeooo:rsid="0071f599" officeooo:paragraph-rsid="0089b827"/>
    </style:style>
    <style:style style:name="P224" style:family="paragraph" style:parent-style-name="Normal">
      <style:text-properties officeooo:rsid="0071f599" officeooo:paragraph-rsid="0089b827"/>
    </style:style>
    <style:style style:name="P225" style:family="paragraph" style:parent-style-name="Normal">
      <style:text-properties officeooo:rsid="008b1ab8" officeooo:paragraph-rsid="008b1ab8"/>
    </style:style>
    <style:style style:name="P226" style:family="paragraph" style:parent-style-name="Normal">
      <style:text-properties style:text-underline-style="solid" style:text-underline-width="auto" style:text-underline-color="font-color" officeooo:rsid="007d834e" officeooo:paragraph-rsid="008b1ab8"/>
    </style:style>
    <style:style style:name="P227" style:family="paragraph" style:parent-style-name="Normal">
      <style:text-properties officeooo:rsid="006f153c" officeooo:paragraph-rsid="008b1ab8"/>
    </style:style>
    <style:style style:name="P228" style:family="paragraph" style:parent-style-name="Normal" style:list-style-name="L12">
      <style:text-properties officeooo:rsid="006f153c" officeooo:paragraph-rsid="008b1ab8"/>
    </style:style>
    <style:style style:name="P229" style:family="paragraph" style:parent-style-name="Normal" style:list-style-name="L12">
      <style:text-properties officeooo:rsid="0071f599" officeooo:paragraph-rsid="008b1ab8"/>
    </style:style>
    <style:style style:name="P230" style:family="paragraph" style:parent-style-name="Normal">
      <style:text-properties officeooo:rsid="0071f599" officeooo:paragraph-rsid="008b1ab8"/>
    </style:style>
    <style:style style:name="P231" style:family="paragraph" style:parent-style-name="Normal">
      <style:paragraph-properties fo:break-before="page"/>
      <style:text-properties officeooo:rsid="008b1ab8" officeooo:paragraph-rsid="008b1ab8"/>
    </style:style>
    <style:style style:name="P232" style:family="paragraph" style:parent-style-name="Normal">
      <style:text-properties style:text-underline-style="solid" style:text-underline-width="auto" style:text-underline-color="font-color" officeooo:rsid="007c2914" officeooo:paragraph-rsid="008b1ab8"/>
    </style:style>
    <style:style style:name="P233" style:family="paragraph" style:parent-style-name="Normal" style:list-style-name="L14">
      <style:text-properties officeooo:rsid="007d834e" officeooo:paragraph-rsid="008b1ab8"/>
    </style:style>
    <style:style style:name="P234" style:family="paragraph" style:parent-style-name="Normal">
      <style:text-properties officeooo:rsid="007c2914" officeooo:paragraph-rsid="008b1ab8"/>
    </style:style>
    <style:style style:name="P235" style:family="paragraph" style:parent-style-name="Normal">
      <style:paragraph-properties fo:break-before="page"/>
      <style:text-properties officeooo:rsid="003d7ab4" officeooo:paragraph-rsid="008b1ab8"/>
    </style:style>
    <style:style style:name="P236" style:family="paragraph" style:parent-style-name="Normal">
      <style:text-properties officeooo:rsid="008b34d3" officeooo:paragraph-rsid="008b34d3"/>
    </style:style>
    <style:style style:name="P237" style:family="paragraph" style:parent-style-name="Normal">
      <style:text-properties style:text-underline-style="solid" style:text-underline-width="auto" style:text-underline-color="font-color" officeooo:rsid="007d834e" officeooo:paragraph-rsid="008bd4f5"/>
    </style:style>
    <style:style style:name="P238" style:family="paragraph" style:parent-style-name="Normal">
      <style:text-properties officeooo:rsid="006f153c" officeooo:paragraph-rsid="008bd4f5"/>
    </style:style>
    <style:style style:name="P239" style:family="paragraph" style:parent-style-name="Normal" style:list-style-name="L12">
      <style:text-properties officeooo:rsid="0071f599" officeooo:paragraph-rsid="008bd4f5"/>
    </style:style>
    <style:style style:name="P240" style:family="paragraph" style:parent-style-name="Normal">
      <style:text-properties officeooo:rsid="0071f599" officeooo:paragraph-rsid="008bd4f5"/>
    </style:style>
    <style:style style:name="P241" style:family="paragraph" style:parent-style-name="Normal">
      <style:paragraph-properties fo:break-before="page"/>
      <style:text-properties officeooo:rsid="003d7ab4" officeooo:paragraph-rsid="008b34d3"/>
    </style:style>
    <style:style style:name="P242" style:family="paragraph" style:parent-style-name="Normal">
      <style:text-properties officeooo:rsid="008dc8ca" officeooo:paragraph-rsid="008dc8ca"/>
    </style:style>
    <style:style style:name="P243" style:family="paragraph" style:parent-style-name="Normal">
      <style:text-properties style:text-underline-style="solid" style:text-underline-width="auto" style:text-underline-color="font-color" officeooo:rsid="00c89a92" officeooo:paragraph-rsid="00c89a92"/>
    </style:style>
    <style:style style:name="P244" style:family="paragraph" style:parent-style-name="Normal">
      <style:text-properties officeooo:rsid="00c89a92" officeooo:paragraph-rsid="00c89a92"/>
    </style:style>
    <style:style style:name="P245" style:family="paragraph" style:parent-style-name="Normal" style:list-style-name="L22">
      <style:text-properties officeooo:rsid="00ca84f6" officeooo:paragraph-rsid="00ca84f6"/>
    </style:style>
    <style:style style:name="P246" style:family="paragraph" style:parent-style-name="Normal">
      <style:text-properties officeooo:rsid="008dc8ca" officeooo:paragraph-rsid="00ca84f6"/>
    </style:style>
    <style:style style:name="P247" style:family="paragraph" style:parent-style-name="Normal">
      <style:text-properties style:text-underline-style="solid" style:text-underline-width="auto" style:text-underline-color="font-color" officeooo:rsid="007d834e" officeooo:paragraph-rsid="008dc8ca"/>
    </style:style>
    <style:style style:name="P248" style:family="paragraph" style:parent-style-name="Normal">
      <style:text-properties officeooo:rsid="006f153c" officeooo:paragraph-rsid="008dc8ca"/>
    </style:style>
    <style:style style:name="P249" style:family="paragraph" style:parent-style-name="Normal" style:list-style-name="L12">
      <style:text-properties officeooo:rsid="0071f599" officeooo:paragraph-rsid="008dc8ca"/>
    </style:style>
    <style:style style:name="P250" style:family="paragraph" style:parent-style-name="Normal">
      <style:text-properties officeooo:rsid="0071f599" officeooo:paragraph-rsid="008dc8ca"/>
    </style:style>
    <style:style style:name="P251" style:family="paragraph" style:parent-style-name="Normal">
      <style:paragraph-properties fo:break-before="page"/>
      <style:text-properties officeooo:rsid="003d7ab4" officeooo:paragraph-rsid="008dc8ca"/>
    </style:style>
    <style:style style:name="P252" style:family="paragraph" style:parent-style-name="Normal">
      <style:text-properties officeooo:rsid="008e5eae" officeooo:paragraph-rsid="008e5eae"/>
    </style:style>
    <style:style style:name="P253" style:family="paragraph" style:parent-style-name="Normal">
      <style:text-properties style:text-underline-style="solid" style:text-underline-width="auto" style:text-underline-color="font-color" officeooo:rsid="007d834e" officeooo:paragraph-rsid="00901980"/>
    </style:style>
    <style:style style:name="P254" style:family="paragraph" style:parent-style-name="Normal">
      <style:text-properties officeooo:rsid="006f153c" officeooo:paragraph-rsid="00901980"/>
    </style:style>
    <style:style style:name="P255" style:family="paragraph" style:parent-style-name="Normal" style:list-style-name="L12">
      <style:text-properties officeooo:rsid="006f153c" officeooo:paragraph-rsid="00901980"/>
    </style:style>
    <style:style style:name="P256" style:family="paragraph" style:parent-style-name="Normal" style:list-style-name="L12">
      <style:text-properties officeooo:rsid="0071f599" officeooo:paragraph-rsid="00901980"/>
    </style:style>
    <style:style style:name="P257" style:family="paragraph" style:parent-style-name="Normal">
      <style:text-properties officeooo:rsid="0071f599" officeooo:paragraph-rsid="00901980"/>
    </style:style>
    <style:style style:name="P258" style:family="paragraph" style:parent-style-name="Normal">
      <style:paragraph-properties fo:break-before="page"/>
      <style:text-properties officeooo:rsid="003d7ab4" officeooo:paragraph-rsid="00901980"/>
    </style:style>
    <style:style style:name="P259" style:family="paragraph" style:parent-style-name="Normal">
      <style:text-properties officeooo:rsid="0092d47a" officeooo:paragraph-rsid="0092d47a"/>
    </style:style>
    <style:style style:name="P260" style:family="paragraph" style:parent-style-name="Normal">
      <style:text-properties officeooo:rsid="00943cbd" officeooo:paragraph-rsid="00943cbd"/>
    </style:style>
    <style:style style:name="P261" style:family="paragraph" style:parent-style-name="Normal">
      <style:text-properties style:text-underline-style="solid" style:text-underline-width="auto" style:text-underline-color="font-color" officeooo:rsid="007d834e" officeooo:paragraph-rsid="00943cbd"/>
    </style:style>
    <style:style style:name="P262" style:family="paragraph" style:parent-style-name="Normal">
      <style:text-properties officeooo:rsid="006f153c" officeooo:paragraph-rsid="00943cbd"/>
    </style:style>
    <style:style style:name="P263" style:family="paragraph" style:parent-style-name="Normal" style:list-style-name="L12">
      <style:text-properties officeooo:rsid="006f153c" officeooo:paragraph-rsid="00943cbd"/>
    </style:style>
    <style:style style:name="P264" style:family="paragraph" style:parent-style-name="Normal" style:list-style-name="L12">
      <style:text-properties officeooo:rsid="0071f599" officeooo:paragraph-rsid="00943cbd"/>
    </style:style>
    <style:style style:name="P265" style:family="paragraph" style:parent-style-name="Normal">
      <style:text-properties officeooo:rsid="0071f599" officeooo:paragraph-rsid="00943cbd"/>
    </style:style>
    <style:style style:name="P266" style:family="paragraph" style:parent-style-name="Normal">
      <style:paragraph-properties fo:break-before="page"/>
      <style:text-properties officeooo:rsid="003d7ab4" officeooo:paragraph-rsid="00943cbd"/>
    </style:style>
    <style:style style:name="P267" style:family="paragraph" style:parent-style-name="Normal">
      <style:text-properties officeooo:rsid="00961812" officeooo:paragraph-rsid="00961812"/>
    </style:style>
    <style:style style:name="P268" style:family="paragraph" style:parent-style-name="Normal">
      <style:text-properties style:text-underline-style="solid" style:text-underline-width="auto" style:text-underline-color="font-color" officeooo:rsid="00961812" officeooo:paragraph-rsid="00961812"/>
    </style:style>
    <style:style style:name="P269" style:family="paragraph" style:parent-style-name="Normal">
      <style:text-properties officeooo:rsid="00968ca5" officeooo:paragraph-rsid="00968ca5"/>
    </style:style>
    <style:style style:name="P270" style:family="paragraph" style:parent-style-name="Normal">
      <style:text-properties officeooo:rsid="0099c198" officeooo:paragraph-rsid="0099c198"/>
    </style:style>
    <style:style style:name="P271" style:family="paragraph" style:parent-style-name="Normal">
      <style:text-properties style:text-underline-style="solid" style:text-underline-width="auto" style:text-underline-color="font-color" officeooo:rsid="0099c198" officeooo:paragraph-rsid="0099c198"/>
    </style:style>
    <style:style style:name="P272" style:family="paragraph" style:parent-style-name="Normal" style:list-style-name="L18">
      <style:text-properties officeooo:rsid="0099c198" officeooo:paragraph-rsid="0099c198"/>
    </style:style>
    <style:style style:name="P273" style:family="paragraph" style:parent-style-name="Normal">
      <style:text-properties style:text-underline-style="solid" style:text-underline-width="auto" style:text-underline-color="font-color" officeooo:rsid="007d834e" officeooo:paragraph-rsid="00961812"/>
    </style:style>
    <style:style style:name="P274" style:family="paragraph" style:parent-style-name="Normal">
      <style:text-properties officeooo:rsid="006f153c" officeooo:paragraph-rsid="00961812"/>
    </style:style>
    <style:style style:name="P275" style:family="paragraph" style:parent-style-name="Normal" style:list-style-name="L12">
      <style:text-properties officeooo:rsid="006f153c" officeooo:paragraph-rsid="00961812"/>
    </style:style>
    <style:style style:name="P276" style:family="paragraph" style:parent-style-name="Normal" style:list-style-name="L12">
      <style:text-properties officeooo:rsid="0071f599" officeooo:paragraph-rsid="00961812"/>
    </style:style>
    <style:style style:name="P277" style:family="paragraph" style:parent-style-name="Normal">
      <style:text-properties officeooo:rsid="0071f599" officeooo:paragraph-rsid="00961812"/>
    </style:style>
    <style:style style:name="P278" style:family="paragraph" style:parent-style-name="Normal">
      <style:paragraph-properties fo:break-before="page"/>
      <style:text-properties officeooo:rsid="003d7ab4" officeooo:paragraph-rsid="00961812"/>
    </style:style>
    <style:style style:name="P279" style:family="paragraph" style:parent-style-name="Normal">
      <style:text-properties officeooo:rsid="009b92d0" officeooo:paragraph-rsid="009b92d0"/>
    </style:style>
    <style:style style:name="P280" style:family="paragraph" style:parent-style-name="Normal">
      <style:text-properties style:text-underline-style="solid" style:text-underline-width="auto" style:text-underline-color="font-color" officeooo:rsid="009b92d0" officeooo:paragraph-rsid="009b92d0"/>
    </style:style>
    <style:style style:name="P281" style:family="paragraph" style:parent-style-name="Normal" style:list-style-name="L23">
      <style:text-properties officeooo:rsid="00d5dd5c" officeooo:paragraph-rsid="00d5dd5c"/>
    </style:style>
    <style:style style:name="P282" style:family="paragraph" style:parent-style-name="Normal" style:list-style-name="L23">
      <style:text-properties officeooo:rsid="00d5dd5c" officeooo:paragraph-rsid="00d7799b"/>
    </style:style>
    <style:style style:name="P283" style:family="paragraph" style:parent-style-name="Normal" style:list-style-name="L23">
      <style:text-properties officeooo:rsid="009b92d0" officeooo:paragraph-rsid="00d7799b"/>
    </style:style>
    <style:style style:name="P284" style:family="paragraph" style:parent-style-name="Normal" style:list-style-name="L23">
      <style:text-properties officeooo:rsid="00d7799b" officeooo:paragraph-rsid="00d7799b"/>
    </style:style>
    <style:style style:name="P285" style:family="paragraph" style:parent-style-name="Normal">
      <style:text-properties style:text-underline-style="solid" style:text-underline-width="auto" style:text-underline-color="font-color" officeooo:rsid="0099c198" officeooo:paragraph-rsid="009ba58d"/>
    </style:style>
    <style:style style:name="P286" style:family="paragraph" style:parent-style-name="Normal">
      <style:text-properties officeooo:rsid="0099c198" officeooo:paragraph-rsid="009ba58d"/>
    </style:style>
    <style:style style:name="P287" style:family="paragraph" style:parent-style-name="Normal" style:list-style-name="L18">
      <style:text-properties officeooo:rsid="0099c198" officeooo:paragraph-rsid="009ba58d"/>
    </style:style>
    <style:style style:name="P288" style:family="paragraph" style:parent-style-name="Normal" style:list-style-name="L18">
      <style:text-properties officeooo:rsid="009ba58d" officeooo:paragraph-rsid="009ba58d"/>
    </style:style>
    <style:style style:name="P289" style:family="paragraph" style:parent-style-name="Normal">
      <style:text-properties officeooo:rsid="00961812" officeooo:paragraph-rsid="009ba58d"/>
    </style:style>
    <style:style style:name="P290" style:family="paragraph" style:parent-style-name="Normal">
      <style:text-properties style:text-underline-style="solid" style:text-underline-width="auto" style:text-underline-color="font-color" officeooo:rsid="0071f599" officeooo:paragraph-rsid="009ba58d"/>
    </style:style>
    <style:style style:name="P291" style:family="paragraph" style:parent-style-name="Normal">
      <style:text-properties officeooo:rsid="006f153c" officeooo:paragraph-rsid="009b92d0"/>
    </style:style>
    <style:style style:name="P292" style:family="paragraph" style:parent-style-name="Normal" style:list-style-name="L12">
      <style:text-properties officeooo:rsid="006f153c" officeooo:paragraph-rsid="009b92d0"/>
    </style:style>
    <style:style style:name="P293" style:family="paragraph" style:parent-style-name="Normal" style:list-style-name="L12">
      <style:text-properties officeooo:rsid="0071f599" officeooo:paragraph-rsid="009b92d0"/>
    </style:style>
    <style:style style:name="P294" style:family="paragraph" style:parent-style-name="Normal" style:list-style-name="L12">
      <style:text-properties officeooo:rsid="006f6f05" officeooo:paragraph-rsid="009b92d0"/>
    </style:style>
    <style:style style:name="P295" style:family="paragraph" style:parent-style-name="Normal">
      <style:text-properties officeooo:rsid="003d7ab4" officeooo:paragraph-rsid="009b92d0"/>
    </style:style>
    <style:style style:name="P296" style:family="paragraph" style:parent-style-name="Normal">
      <style:text-properties officeooo:rsid="009ba58d" officeooo:paragraph-rsid="009ba58d"/>
    </style:style>
    <style:style style:name="P297" style:family="paragraph" style:parent-style-name="Normal">
      <style:text-properties style:text-underline-style="solid" style:text-underline-width="auto" style:text-underline-color="font-color" officeooo:rsid="0099c198" officeooo:paragraph-rsid="009ba710"/>
    </style:style>
    <style:style style:name="P298" style:family="paragraph" style:parent-style-name="Normal">
      <style:text-properties officeooo:rsid="0099c198" officeooo:paragraph-rsid="009ba710"/>
    </style:style>
    <style:style style:name="P299" style:family="paragraph" style:parent-style-name="Normal" style:list-style-name="L18">
      <style:text-properties fo:font-weight="bold" officeooo:rsid="009ba710" officeooo:paragraph-rsid="009ba710" style:font-weight-asian="bold" style:font-weight-complex="bold"/>
    </style:style>
    <style:style style:name="P300" style:family="paragraph" style:parent-style-name="Normal" style:list-style-name="L18">
      <style:text-properties officeooo:rsid="0099c198" officeooo:paragraph-rsid="009ba710"/>
    </style:style>
    <style:style style:name="P301" style:family="paragraph" style:parent-style-name="Normal" style:list-style-name="L18">
      <style:text-properties officeooo:rsid="009ba58d" officeooo:paragraph-rsid="009ba710"/>
    </style:style>
    <style:style style:name="P302" style:family="paragraph" style:parent-style-name="Normal">
      <style:text-properties officeooo:rsid="00961812" officeooo:paragraph-rsid="009ba710"/>
    </style:style>
    <style:style style:name="P303" style:family="paragraph" style:parent-style-name="Normal">
      <style:text-properties style:text-underline-style="solid" style:text-underline-width="auto" style:text-underline-color="font-color" officeooo:rsid="0071f599" officeooo:paragraph-rsid="009ba710"/>
    </style:style>
    <style:style style:name="P304" style:family="paragraph" style:parent-style-name="Normal">
      <style:text-properties officeooo:rsid="006f153c" officeooo:paragraph-rsid="009ba710"/>
    </style:style>
    <style:style style:name="P305" style:family="paragraph" style:parent-style-name="Normal" style:list-style-name="L24">
      <style:text-properties officeooo:rsid="009ba710" officeooo:paragraph-rsid="009ba710"/>
    </style:style>
    <style:style style:name="P306" style:family="paragraph" style:parent-style-name="Normal" style:list-style-name="L24">
      <style:text-properties officeooo:rsid="0071f599" officeooo:paragraph-rsid="009ba710"/>
    </style:style>
    <style:style style:name="P307" style:family="paragraph" style:parent-style-name="Normal" style:list-style-name="L24">
      <style:text-properties officeooo:rsid="006f153c" officeooo:paragraph-rsid="009ba710"/>
    </style:style>
    <style:style style:name="P308" style:family="paragraph" style:parent-style-name="Normal" style:list-style-name="L24">
      <style:text-properties officeooo:rsid="006f6f05" officeooo:paragraph-rsid="009ba710"/>
    </style:style>
    <style:style style:name="P309" style:family="paragraph" style:parent-style-name="Normal">
      <style:paragraph-properties fo:break-before="page"/>
      <style:text-properties officeooo:rsid="003d7ab4" officeooo:paragraph-rsid="009ba710"/>
    </style:style>
    <style:style style:name="P310" style:family="paragraph" style:parent-style-name="Normal">
      <style:text-properties officeooo:rsid="009e8a5e" officeooo:paragraph-rsid="009e8a5e"/>
    </style:style>
    <style:style style:name="P311" style:family="paragraph" style:parent-style-name="Normal">
      <style:text-properties style:text-underline-style="solid" style:text-underline-width="auto" style:text-underline-color="font-color" officeooo:rsid="0099c198" officeooo:paragraph-rsid="009eb971"/>
    </style:style>
    <style:style style:name="P312" style:family="paragraph" style:parent-style-name="Normal">
      <style:text-properties officeooo:rsid="0099c198" officeooo:paragraph-rsid="009eb971"/>
    </style:style>
    <style:style style:name="P313" style:family="paragraph" style:parent-style-name="Normal" style:list-style-name="L18">
      <style:text-properties fo:font-weight="bold" officeooo:rsid="009ba710" officeooo:paragraph-rsid="009eb971" style:font-weight-asian="bold" style:font-weight-complex="bold"/>
    </style:style>
    <style:style style:name="P314" style:family="paragraph" style:parent-style-name="Normal">
      <style:text-properties officeooo:rsid="00961812" officeooo:paragraph-rsid="009eb971"/>
    </style:style>
    <style:style style:name="P315" style:family="paragraph" style:parent-style-name="Normal">
      <style:text-properties style:text-underline-style="solid" style:text-underline-width="auto" style:text-underline-color="font-color" officeooo:rsid="0071f599" officeooo:paragraph-rsid="00af075f"/>
    </style:style>
    <style:style style:name="P316" style:family="paragraph" style:parent-style-name="Normal">
      <style:text-properties officeooo:rsid="006f153c" officeooo:paragraph-rsid="00af075f"/>
    </style:style>
    <style:style style:name="P317" style:family="paragraph" style:parent-style-name="Normal" style:list-style-name="L24">
      <style:text-properties officeooo:rsid="00af075f" officeooo:paragraph-rsid="00af075f"/>
    </style:style>
    <style:style style:name="P318" style:family="paragraph" style:parent-style-name="Normal">
      <style:text-properties officeooo:rsid="009ba710" officeooo:paragraph-rsid="00af075f"/>
    </style:style>
    <style:style style:name="P319" style:family="paragraph" style:parent-style-name="Normal">
      <style:paragraph-properties fo:break-before="page"/>
      <style:text-properties officeooo:rsid="003d7ab4" officeooo:paragraph-rsid="009eb971"/>
    </style:style>
    <style:style style:name="P320" style:family="paragraph" style:parent-style-name="Normal">
      <style:text-properties officeooo:rsid="009fbbc3" officeooo:paragraph-rsid="009fbbc3"/>
    </style:style>
    <style:style style:name="P321" style:family="paragraph" style:parent-style-name="Normal">
      <style:text-properties style:text-underline-style="solid" style:text-underline-width="auto" style:text-underline-color="font-color" officeooo:rsid="0099c198" officeooo:paragraph-rsid="009fbbc3"/>
    </style:style>
    <style:style style:name="P322" style:family="paragraph" style:parent-style-name="Normal">
      <style:text-properties officeooo:rsid="0099c198" officeooo:paragraph-rsid="009fbbc3"/>
    </style:style>
    <style:style style:name="P323" style:family="paragraph" style:parent-style-name="Normal" style:list-style-name="L18">
      <style:text-properties fo:font-weight="bold" officeooo:rsid="009ba710" officeooo:paragraph-rsid="009fbbc3" style:font-weight-asian="bold" style:font-weight-complex="bold"/>
    </style:style>
    <style:style style:name="P324" style:family="paragraph" style:parent-style-name="Normal">
      <style:text-properties fo:font-weight="normal" officeooo:rsid="009fbbc3" officeooo:paragraph-rsid="009fbbc3" style:font-weight-asian="normal" style:font-weight-complex="normal"/>
    </style:style>
    <style:style style:name="P325" style:family="paragraph" style:parent-style-name="Normal">
      <style:text-properties style:text-underline-style="solid" style:text-underline-width="auto" style:text-underline-color="font-color" officeooo:rsid="0071f599" officeooo:paragraph-rsid="009fbbc3"/>
    </style:style>
    <style:style style:name="P326" style:family="paragraph" style:parent-style-name="Normal">
      <style:text-properties officeooo:rsid="006f153c" officeooo:paragraph-rsid="009fbbc3"/>
    </style:style>
    <style:style style:name="P327" style:family="paragraph" style:parent-style-name="Normal" style:list-style-name="L24">
      <style:text-properties officeooo:rsid="0071f599" officeooo:paragraph-rsid="009fbbc3"/>
    </style:style>
    <style:style style:name="P328" style:family="paragraph" style:parent-style-name="Normal" style:list-style-name="L24">
      <style:text-properties officeooo:rsid="009fbbc3" officeooo:paragraph-rsid="009fbbc3"/>
    </style:style>
    <style:style style:name="P329" style:family="paragraph" style:parent-style-name="Normal">
      <style:paragraph-properties fo:break-before="page"/>
      <style:text-properties officeooo:rsid="003d7ab4" officeooo:paragraph-rsid="009fbbc3"/>
    </style:style>
    <style:style style:name="P330" style:family="paragraph" style:parent-style-name="Normal">
      <style:text-properties officeooo:rsid="00a196e9" officeooo:paragraph-rsid="00a196e9"/>
    </style:style>
    <style:style style:name="P331" style:family="paragraph" style:parent-style-name="Normal">
      <style:text-properties style:text-underline-style="solid" style:text-underline-width="auto" style:text-underline-color="font-color" officeooo:rsid="00c69374" officeooo:paragraph-rsid="00c69374"/>
    </style:style>
    <style:style style:name="P332" style:family="paragraph" style:parent-style-name="Normal">
      <style:text-properties officeooo:rsid="00c69374" officeooo:paragraph-rsid="00c69374"/>
    </style:style>
    <style:style style:name="P333" style:family="paragraph" style:parent-style-name="Normal" style:list-style-name="L25">
      <style:text-properties officeooo:rsid="00c69374" officeooo:paragraph-rsid="00c69374"/>
    </style:style>
    <style:style style:name="P334" style:family="paragraph" style:parent-style-name="Normal" style:list-style-name="L26">
      <style:text-properties officeooo:rsid="00c7effb" officeooo:paragraph-rsid="00c7effb"/>
    </style:style>
    <style:style style:name="P335" style:family="paragraph" style:parent-style-name="Normal">
      <style:text-properties style:text-underline-style="solid" style:text-underline-width="auto" style:text-underline-color="font-color" officeooo:rsid="0071f599" officeooo:paragraph-rsid="00a21aec"/>
    </style:style>
    <style:style style:name="P336" style:family="paragraph" style:parent-style-name="Normal">
      <style:text-properties officeooo:rsid="006f153c" officeooo:paragraph-rsid="00a21aec"/>
    </style:style>
    <style:style style:name="P337" style:family="paragraph" style:parent-style-name="Normal" style:list-style-name="L24">
      <style:text-properties officeooo:rsid="0071f599" officeooo:paragraph-rsid="00a21aec"/>
    </style:style>
    <style:style style:name="P338" style:family="paragraph" style:parent-style-name="Normal">
      <style:paragraph-properties fo:break-before="page"/>
      <style:text-properties officeooo:rsid="003d7ab4" officeooo:paragraph-rsid="00a21aec"/>
    </style:style>
    <style:style style:name="P339" style:family="paragraph" style:parent-style-name="Normal">
      <style:text-properties officeooo:rsid="00a403da" officeooo:paragraph-rsid="00a403da"/>
    </style:style>
    <style:style style:name="P340" style:family="paragraph" style:parent-style-name="Normal">
      <style:text-properties style:text-underline-style="solid" style:text-underline-width="auto" style:text-underline-color="font-color" officeooo:rsid="0099c198" officeooo:paragraph-rsid="00a403da"/>
    </style:style>
    <style:style style:name="P341" style:family="paragraph" style:parent-style-name="Normal">
      <style:text-properties officeooo:rsid="0099c198" officeooo:paragraph-rsid="00a403da"/>
    </style:style>
    <style:style style:name="P342" style:family="paragraph" style:parent-style-name="Normal" style:list-style-name="L18">
      <style:text-properties fo:font-weight="bold" officeooo:rsid="00a403da" officeooo:paragraph-rsid="00a403da" style:font-weight-asian="bold" style:font-weight-complex="bold"/>
    </style:style>
    <style:style style:name="P343" style:family="paragraph" style:parent-style-name="Normal" style:list-style-name="L18">
      <style:text-properties fo:font-weight="bold" officeooo:rsid="009ba710" officeooo:paragraph-rsid="00a403da" style:font-weight-asian="bold" style:font-weight-complex="bold"/>
    </style:style>
    <style:style style:name="P344" style:family="paragraph" style:parent-style-name="Normal" style:list-style-name="L18">
      <style:text-properties fo:font-weight="normal" officeooo:rsid="00a403da" officeooo:paragraph-rsid="00a403da" style:font-weight-asian="normal" style:font-weight-complex="normal"/>
    </style:style>
    <style:style style:name="P345" style:family="paragraph" style:parent-style-name="Normal">
      <style:text-properties officeooo:rsid="003d7ab4" officeooo:paragraph-rsid="00a403da"/>
    </style:style>
    <style:style style:name="P346" style:family="paragraph" style:parent-style-name="Normal">
      <style:text-properties style:text-underline-style="solid" style:text-underline-width="auto" style:text-underline-color="font-color" officeooo:rsid="0071f599" officeooo:paragraph-rsid="00a403da"/>
    </style:style>
    <style:style style:name="P347" style:family="paragraph" style:parent-style-name="Normal">
      <style:text-properties officeooo:rsid="006f153c" officeooo:paragraph-rsid="00a403da"/>
    </style:style>
    <style:style style:name="P348" style:family="paragraph" style:parent-style-name="Normal" style:list-style-name="L12">
      <style:text-properties officeooo:rsid="006f153c" officeooo:paragraph-rsid="00a403da"/>
    </style:style>
    <style:style style:name="P349" style:family="paragraph" style:parent-style-name="Normal" style:list-style-name="L12">
      <style:text-properties officeooo:rsid="0071f599" officeooo:paragraph-rsid="00a403da"/>
    </style:style>
    <style:style style:name="P350" style:family="paragraph" style:parent-style-name="Normal" style:list-style-name="L12">
      <style:text-properties officeooo:rsid="006f6f05" officeooo:paragraph-rsid="00a403da"/>
    </style:style>
    <style:style style:name="P351" style:family="paragraph" style:parent-style-name="Normal">
      <style:text-properties officeooo:rsid="00a43545" officeooo:paragraph-rsid="00a43545"/>
    </style:style>
    <style:style style:name="P352" style:family="paragraph" style:parent-style-name="Normal">
      <style:text-properties officeooo:rsid="0082ac25" officeooo:paragraph-rsid="00a43545"/>
    </style:style>
    <style:style style:name="P353" style:family="paragraph" style:parent-style-name="Normal">
      <style:text-properties style:text-underline-style="solid" style:text-underline-width="auto" style:text-underline-color="font-color" officeooo:rsid="007d834e" officeooo:paragraph-rsid="00a43545"/>
    </style:style>
    <style:style style:name="P354" style:family="paragraph" style:parent-style-name="Normal">
      <style:text-properties officeooo:rsid="006f153c" officeooo:paragraph-rsid="00a43545"/>
    </style:style>
    <style:style style:name="P355" style:family="paragraph" style:parent-style-name="Normal" style:list-style-name="L12">
      <style:text-properties officeooo:rsid="0071f599" officeooo:paragraph-rsid="00a43545"/>
    </style:style>
    <style:style style:name="P356" style:family="paragraph" style:parent-style-name="Normal">
      <style:text-properties officeooo:rsid="0083e766" officeooo:paragraph-rsid="00a43545"/>
    </style:style>
    <style:style style:name="P357" style:family="paragraph" style:parent-style-name="Normal">
      <style:text-properties style:text-underline-style="solid" style:text-underline-width="auto" style:text-underline-color="font-color" officeooo:rsid="00cc2c0b" officeooo:paragraph-rsid="00cc2c0b"/>
    </style:style>
    <style:style style:name="P358" style:family="paragraph" style:parent-style-name="Normal">
      <style:text-properties officeooo:rsid="00cc2c0b" officeooo:paragraph-rsid="00cc2c0b"/>
    </style:style>
    <style:style style:name="P359" style:family="paragraph" style:parent-style-name="Normal" style:list-style-name="L27">
      <style:text-properties officeooo:rsid="00ce1502" officeooo:paragraph-rsid="00ce1502"/>
    </style:style>
    <style:style style:name="P360" style:family="paragraph" style:parent-style-name="Normal">
      <style:text-properties officeooo:rsid="00ce1502" officeooo:paragraph-rsid="00ce1502"/>
    </style:style>
    <style:style style:name="P361" style:family="paragraph" style:parent-style-name="Normal">
      <style:text-properties style:text-underline-style="solid" style:text-underline-width="auto" style:text-underline-color="font-color" officeooo:rsid="00cecd65" officeooo:paragraph-rsid="00cecd65"/>
    </style:style>
    <style:style style:name="P362" style:family="paragraph" style:parent-style-name="Normal">
      <style:text-properties officeooo:rsid="00cecd65" officeooo:paragraph-rsid="00cecd65"/>
    </style:style>
    <style:style style:name="P363" style:family="paragraph" style:parent-style-name="Normal" style:list-style-name="L28">
      <style:text-properties officeooo:rsid="00cf79c7" officeooo:paragraph-rsid="00cf79c7"/>
    </style:style>
    <style:style style:name="P364" style:family="paragraph" style:parent-style-name="Normal" style:list-style-name="L28">
      <style:text-properties officeooo:rsid="00d11456" officeooo:paragraph-rsid="00d11456"/>
    </style:style>
    <style:style style:name="P365" style:family="paragraph" style:parent-style-name="Normal">
      <style:text-properties officeooo:rsid="00d11456" officeooo:paragraph-rsid="00d11456"/>
    </style:style>
    <style:style style:name="P366" style:family="paragraph" style:parent-style-name="Normal">
      <style:paragraph-properties fo:break-before="page"/>
      <style:text-properties officeooo:rsid="003d7ab4" officeooo:paragraph-rsid="00a43545"/>
    </style:style>
    <style:style style:name="P367" style:family="paragraph" style:parent-style-name="Normal">
      <style:text-properties officeooo:rsid="0084067d" officeooo:paragraph-rsid="00a43545"/>
    </style:style>
    <style:style style:name="P368" style:family="paragraph" style:parent-style-name="Normal">
      <style:text-properties style:text-underline-style="solid" style:text-underline-width="auto" style:text-underline-color="font-color" officeooo:rsid="0099c198" officeooo:paragraph-rsid="00a46e8a"/>
    </style:style>
    <style:style style:name="P369" style:family="paragraph" style:parent-style-name="Normal">
      <style:text-properties officeooo:rsid="0099c198" officeooo:paragraph-rsid="00a46e8a"/>
    </style:style>
    <style:style style:name="P370" style:family="paragraph" style:parent-style-name="Normal" style:list-style-name="L18">
      <style:text-properties fo:font-weight="bold" officeooo:rsid="00a403da" officeooo:paragraph-rsid="00a46e8a" style:font-weight-asian="bold" style:font-weight-complex="bold"/>
    </style:style>
    <style:style style:name="P371" style:family="paragraph" style:parent-style-name="Normal">
      <style:text-properties officeooo:rsid="0084067d" officeooo:paragraph-rsid="00a46e8a"/>
    </style:style>
    <style:style style:name="P372" style:family="paragraph" style:parent-style-name="Heading_20_1">
      <style:paragraph-properties fo:break-before="page"/>
      <style:text-properties officeooo:paragraph-rsid="004f261b"/>
    </style:style>
    <style:style style:name="P373" style:family="paragraph" style:parent-style-name="Normal">
      <style:text-properties officeooo:rsid="0024e4ac" officeooo:paragraph-rsid="004f261b"/>
    </style:style>
    <style:style style:name="P374" style:family="paragraph" style:parent-style-name="Heading_20_2">
      <style:text-properties officeooo:rsid="0025f8a7" officeooo:paragraph-rsid="004f261b"/>
    </style:style>
    <style:style style:name="P375" style:family="paragraph" style:parent-style-name="Normal">
      <style:text-properties officeooo:rsid="0025f8a7" officeooo:paragraph-rsid="004f261b"/>
    </style:style>
    <style:style style:name="P376" style:family="paragraph" style:parent-style-name="Normal">
      <style:text-properties officeooo:rsid="00271cbb" officeooo:paragraph-rsid="004f261b"/>
    </style:style>
    <style:style style:name="P377" style:family="paragraph" style:parent-style-name="Normal">
      <style:text-properties officeooo:rsid="002fcae7" officeooo:paragraph-rsid="004f261b"/>
    </style:style>
    <style:style style:name="P378" style:family="paragraph" style:parent-style-name="Normal">
      <style:text-properties officeooo:rsid="004f261b" officeooo:paragraph-rsid="004f261b"/>
    </style:style>
    <style:style style:name="P379" style:family="paragraph" style:parent-style-name="Heading_20_2">
      <style:text-properties officeooo:paragraph-rsid="004f261b"/>
    </style:style>
    <style:style style:name="P380" style:family="paragraph" style:parent-style-name="Normal">
      <style:text-properties officeooo:paragraph-rsid="004f261b"/>
    </style:style>
    <style:style style:name="P381" style:family="paragraph" style:parent-style-name="Heading_20_3">
      <style:text-properties officeooo:rsid="002e65db" officeooo:paragraph-rsid="004f261b"/>
    </style:style>
    <style:style style:name="P382" style:family="paragraph" style:parent-style-name="Table_20_Contents">
      <style:text-properties officeooo:rsid="0029d9a9" officeooo:paragraph-rsid="004f261b"/>
    </style:style>
    <style:style style:name="P383" style:family="paragraph" style:parent-style-name="Table_20_Contents">
      <style:text-properties officeooo:rsid="002868dd" officeooo:paragraph-rsid="004f261b"/>
    </style:style>
    <style:style style:name="P384" style:family="paragraph" style:parent-style-name="Table_20_Contents">
      <style:text-properties officeooo:rsid="002c33bc" officeooo:paragraph-rsid="004f261b"/>
    </style:style>
    <style:style style:name="P385" style:family="paragraph" style:parent-style-name="Standard">
      <style:text-properties officeooo:rsid="002868dd" officeooo:paragraph-rsid="004f261b"/>
    </style:style>
    <style:style style:name="P386" style:family="paragraph" style:parent-style-name="Normal">
      <style:text-properties officeooo:rsid="002c33bc" officeooo:paragraph-rsid="004f261b"/>
    </style:style>
    <style:style style:name="P387" style:family="paragraph" style:parent-style-name="Normal">
      <style:text-properties officeooo:rsid="002e65db" officeooo:paragraph-rsid="004f261b"/>
    </style:style>
    <style:style style:name="P388" style:family="paragraph" style:parent-style-name="Heading_20_3">
      <style:text-properties officeooo:rsid="002d396c" officeooo:paragraph-rsid="004f261b"/>
    </style:style>
    <style:style style:name="P389" style:family="paragraph" style:parent-style-name="Heading_20_3">
      <style:text-properties officeooo:paragraph-rsid="004f261b"/>
    </style:style>
    <style:style style:name="P390" style:family="paragraph" style:parent-style-name="Normal">
      <style:text-properties officeooo:rsid="002868dd" officeooo:paragraph-rsid="004f261b"/>
    </style:style>
    <style:style style:name="P391" style:family="paragraph" style:parent-style-name="Normal">
      <style:text-properties officeooo:rsid="002954a2" officeooo:paragraph-rsid="004f261b"/>
    </style:style>
    <style:style style:name="P392" style:family="paragraph" style:parent-style-name="Normal">
      <style:text-properties officeooo:rsid="0029d9a9" officeooo:paragraph-rsid="004f261b"/>
    </style:style>
    <style:style style:name="P393" style:family="paragraph" style:parent-style-name="Standard">
      <style:text-properties officeooo:rsid="0029d9a9" officeooo:paragraph-rsid="004f261b"/>
    </style:style>
    <style:style style:name="P394" style:family="paragraph" style:parent-style-name="Normal">
      <style:text-properties officeooo:rsid="002af927" officeooo:paragraph-rsid="004f261b"/>
    </style:style>
    <style:style style:name="P395" style:family="paragraph" style:parent-style-name="Normal">
      <style:text-properties officeooo:rsid="0039bf87" officeooo:paragraph-rsid="004f261b"/>
    </style:style>
    <style:style style:name="P396" style:family="paragraph" style:parent-style-name="Table_20_Contents">
      <style:text-properties officeooo:rsid="002d396c" officeooo:paragraph-rsid="004f261b"/>
    </style:style>
    <style:style style:name="P397" style:family="paragraph" style:parent-style-name="Table_20_Heading">
      <style:text-properties officeooo:rsid="00271cbb" officeooo:paragraph-rsid="004f261b"/>
    </style:style>
    <style:style style:name="P398" style:family="paragraph" style:parent-style-name="Table_20_Contents">
      <style:text-properties officeooo:paragraph-rsid="004f261b"/>
    </style:style>
    <style:style style:name="P399"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fo:font-weight="bold" officeooo:rsid="00bceaa6" style:font-weight-asian="bold" style:font-weight-complex="bold"/>
    </style:style>
    <style:style style:name="T33" style:family="text">
      <style:text-properties officeooo:rsid="005ce90b"/>
    </style:style>
    <style:style style:name="T34" style:family="text">
      <style:text-properties officeooo:rsid="005c5b42"/>
    </style:style>
    <style:style style:name="T35" style:family="text">
      <style:text-properties officeooo:rsid="006ae89f"/>
    </style:style>
    <style:style style:name="T36" style:family="text">
      <style:text-properties officeooo:rsid="00bea610"/>
    </style:style>
    <style:style style:name="T37" style:family="text">
      <style:text-properties officeooo:rsid="00605435"/>
    </style:style>
    <style:style style:name="T38" style:family="text">
      <style:text-properties officeooo:rsid="00df9b3a"/>
    </style:style>
    <style:style style:name="T39" style:family="text">
      <style:text-properties officeooo:rsid="00ddce38"/>
    </style:style>
    <style:style style:name="T40" style:family="text">
      <style:text-properties officeooo:rsid="006579b2"/>
    </style:style>
    <style:style style:name="T41" style:family="text">
      <style:text-properties fo:font-weight="bold" officeooo:rsid="0067daa0" style:font-weight-asian="bold" style:font-weight-complex="bold"/>
    </style:style>
    <style:style style:name="T42" style:family="text">
      <style:text-properties officeooo:rsid="0068b0e2"/>
    </style:style>
    <style:style style:name="T43" style:family="text">
      <style:text-properties officeooo:rsid="00695d3d"/>
    </style:style>
    <style:style style:name="T44" style:family="text">
      <style:text-properties officeooo:rsid="00f29710"/>
    </style:style>
    <style:style style:name="T45" style:family="text">
      <style:text-properties fo:font-weight="bold" officeooo:rsid="00f29710" style:font-weight-asian="bold" style:font-weight-complex="bold"/>
    </style:style>
    <style:style style:name="T46" style:family="text">
      <style:text-properties fo:font-weight="bold" officeooo:rsid="0060e7a3" style:font-weight-asian="bold" style:font-weight-complex="bold"/>
    </style:style>
    <style:style style:name="T47" style:family="text">
      <style:text-properties officeooo:rsid="0062c106"/>
    </style:style>
    <style:style style:name="T48" style:family="text">
      <style:text-properties fo:font-weight="bold" officeooo:rsid="00755ef7" style:font-weight-asian="bold" style:font-weight-complex="bold"/>
    </style:style>
    <style:style style:name="T49" style:family="text">
      <style:text-properties officeooo:rsid="00dc1a59"/>
    </style:style>
    <style:style style:name="T50" style:family="text">
      <style:text-properties officeooo:rsid="00631496"/>
    </style:style>
    <style:style style:name="T51" style:family="text">
      <style:text-properties officeooo:rsid="006cb270"/>
    </style:style>
    <style:style style:name="T52" style:family="text">
      <style:text-properties officeooo:rsid="00858b02"/>
    </style:style>
    <style:style style:name="T53" style:family="text">
      <style:text-properties officeooo:rsid="0088350c"/>
    </style:style>
    <style:style style:name="T54" style:family="text">
      <style:text-properties officeooo:rsid="008a7ed2"/>
    </style:style>
    <style:style style:name="T55" style:family="text">
      <style:text-properties officeooo:rsid="0087650e"/>
    </style:style>
    <style:style style:name="T56" style:family="text">
      <style:text-properties fo:font-weight="normal" officeooo:rsid="00adbbb8" style:font-weight-asian="normal" style:font-weight-complex="normal"/>
    </style:style>
    <style:style style:name="T57" style:family="text">
      <style:text-properties fo:font-weight="normal" style:font-weight-asian="normal" style:font-weight-complex="normal"/>
    </style:style>
    <style:style style:name="T58" style:family="text">
      <style:text-properties officeooo:rsid="00adbbb8"/>
    </style:style>
    <style:style style:name="T59" style:family="text">
      <style:text-properties officeooo:rsid="00b4a0a0"/>
    </style:style>
    <style:style style:name="T60" style:family="text">
      <style:text-properties officeooo:rsid="00b31138"/>
    </style:style>
    <style:style style:name="T61" style:family="text">
      <style:text-properties fo:font-weight="bold" officeooo:rsid="00adbbb8" style:font-weight-asian="bold" style:font-weight-complex="bold"/>
    </style:style>
    <style:style style:name="T62" style:family="text">
      <style:text-properties fo:font-weight="bold" officeooo:rsid="00af075f" style:font-weight-asian="bold" style:font-weight-complex="bold"/>
    </style:style>
    <style:style style:name="T63" style:family="text">
      <style:text-properties fo:font-weight="bold" officeooo:rsid="00ef51f7" style:font-weight-asian="bold" style:font-weight-complex="bold"/>
    </style:style>
    <style:style style:name="T64" style:family="text">
      <style:text-properties officeooo:rsid="00a56287"/>
    </style:style>
    <style:style style:name="T65" style:family="text">
      <style:text-properties officeooo:rsid="00a76232"/>
    </style:style>
    <style:style style:name="T66" style:family="text">
      <style:text-properties fo:font-weight="bold" officeooo:rsid="00a76232" style:font-weight-asian="bold" style:font-weight-complex="bold"/>
    </style:style>
    <style:style style:name="T67" style:family="text">
      <style:text-properties officeooo:rsid="00af075f"/>
    </style:style>
    <style:style style:name="T68" style:family="text">
      <style:text-properties fo:font-weight="normal" officeooo:rsid="00bea610" style:font-weight-asian="normal" style:font-weight-complex="normal"/>
    </style:style>
    <style:style style:name="T69" style:family="text">
      <style:text-properties officeooo:rsid="00e6cd94"/>
    </style:style>
    <style:style style:name="T70" style:family="text">
      <style:text-properties officeooo:rsid="00e52870"/>
    </style:style>
    <style:style style:name="T71" style:family="text">
      <style:text-properties officeooo:rsid="00e865f9"/>
    </style:style>
    <style:style style:name="T72" style:family="text">
      <style:text-properties fo:color="#800000" loext:opacity="100%" style:font-name="Consolas" fo:font-size="10.5pt" fo:font-weight="normal"/>
    </style:style>
    <style:style style:name="T73" style:family="text">
      <style:text-properties style:font-name="Consolas" fo:font-size="10.5pt" fo:font-weight="normal"/>
    </style:style>
    <style:style style:name="T74" style:family="text">
      <style:text-properties fo:color="#e50000" loext:opacity="100%" style:font-name="Consolas" fo:font-size="10.5pt" fo:font-weight="normal"/>
    </style:style>
    <style:style style:name="T75" style:family="text">
      <style:text-properties fo:color="#0000ff" loext:opacity="100%" style:font-name="Consolas" fo:font-size="10.5pt" fo:font-weight="normal"/>
    </style:style>
    <style:style style:name="T76" style:family="text">
      <style:text-properties officeooo:rsid="00e87730"/>
    </style:style>
    <style:style style:name="T77" style:family="text">
      <style:text-properties officeooo:rsid="00ea4d44"/>
    </style:style>
    <style:style style:name="T78" style:family="text">
      <style:text-properties officeooo:rsid="00eba25b"/>
    </style:style>
    <style:style style:name="T79" style:family="text">
      <style:text-properties officeooo:rsid="009e47f7"/>
    </style:style>
    <style:style style:name="T80" style:family="text">
      <style:text-properties fo:font-weight="bold" officeooo:rsid="009e47f7" style:font-weight-asian="bold" style:font-weight-complex="bold"/>
    </style:style>
    <style:style style:name="T81" style:family="text">
      <style:text-properties officeooo:rsid="006ecf77"/>
    </style:style>
    <style:style style:name="T82" style:family="text">
      <style:text-properties officeooo:rsid="008066bb"/>
    </style:style>
    <style:style style:name="T83" style:family="text">
      <style:text-properties officeooo:rsid="00bfada4"/>
    </style:style>
    <style:style style:name="T84" style:family="text">
      <style:text-properties officeooo:rsid="00c0274c"/>
    </style:style>
    <style:style style:name="T85" style:family="text">
      <style:text-properties officeooo:rsid="00c1453e"/>
    </style:style>
    <style:style style:name="T86" style:family="text">
      <style:text-properties officeooo:rsid="00c1658c"/>
    </style:style>
    <style:style style:name="T87" style:family="text">
      <style:text-properties officeooo:rsid="00c2430f"/>
    </style:style>
    <style:style style:name="T88" style:family="text">
      <style:text-properties officeooo:rsid="00c26955"/>
    </style:style>
    <style:style style:name="T89" style:family="text">
      <style:text-properties officeooo:rsid="00c370c5"/>
    </style:style>
    <style:style style:name="T90" style:family="text">
      <style:text-properties officeooo:rsid="00c3a200"/>
    </style:style>
    <style:style style:name="T91" style:family="text">
      <style:text-properties officeooo:rsid="00c54d9b"/>
    </style:style>
    <style:style style:name="T92" style:family="text">
      <style:text-properties fo:font-weight="bold" officeooo:rsid="007a8267" style:font-weight-asian="bold" style:font-weight-complex="bold"/>
    </style:style>
    <style:style style:name="T93" style:family="text">
      <style:text-properties officeooo:rsid="00d47b97"/>
    </style:style>
    <style:style style:name="T94" style:family="text">
      <style:text-properties fo:font-weight="bold" officeooo:rsid="007c2914" style:font-weight-asian="bold" style:font-weight-complex="bold"/>
    </style:style>
    <style:style style:name="T95" style:family="text">
      <style:text-properties officeooo:rsid="006f153c"/>
    </style:style>
    <style:style style:name="T96" style:family="text">
      <style:text-properties officeooo:rsid="0071f599"/>
    </style:style>
    <style:style style:name="T97" style:family="text">
      <style:text-properties officeooo:rsid="00706e89"/>
    </style:style>
    <style:style style:name="T98" style:family="text">
      <style:text-properties officeooo:rsid="007e1fc4"/>
    </style:style>
    <style:style style:name="T99" style:family="text">
      <style:text-properties officeooo:rsid="007d834e"/>
    </style:style>
    <style:style style:name="T100" style:family="text">
      <style:text-properties officeooo:rsid="006f6f05"/>
    </style:style>
    <style:style style:name="T101" style:family="text">
      <style:text-properties officeooo:rsid="00755ef7"/>
    </style:style>
    <style:style style:name="T102" style:family="text">
      <style:text-properties officeooo:rsid="00f3e36a"/>
    </style:style>
    <style:style style:name="T103" style:family="text">
      <style:text-properties fo:font-weight="bold" officeooo:rsid="00f3e36a" style:font-weight-asian="bold" style:font-weight-complex="bold"/>
    </style:style>
    <style:style style:name="T104" style:family="text">
      <style:text-properties officeooo:rsid="00f4480c"/>
    </style:style>
    <style:style style:name="T105" style:family="text">
      <style:text-properties fo:font-weight="bold" officeooo:rsid="00f4480c" style:font-weight-asian="bold" style:font-weight-complex="bold"/>
    </style:style>
    <style:style style:name="T106" style:family="text">
      <style:text-properties officeooo:rsid="00f553c9"/>
    </style:style>
    <style:style style:name="T107" style:family="text">
      <style:text-properties officeooo:rsid="00f63695"/>
    </style:style>
    <style:style style:name="T108" style:family="text">
      <style:text-properties fo:font-weight="bold" officeooo:rsid="00f63695" style:font-weight-asian="bold" style:font-weight-complex="bold"/>
    </style:style>
    <style:style style:name="T109" style:family="text">
      <style:text-properties officeooo:rsid="009ba58d"/>
    </style:style>
    <style:style style:name="T110" style:family="text">
      <style:text-properties fo:font-style="italic" officeooo:rsid="009e47f7" style:font-style-asian="italic" style:font-style-complex="italic"/>
    </style:style>
    <style:style style:name="T111" style:family="text">
      <style:text-properties fo:font-weight="bold" officeooo:rsid="00d2d0ee" style:font-weight-asian="bold" style:font-weight-complex="bold"/>
    </style:style>
    <style:style style:name="T112" style:family="text">
      <style:text-properties officeooo:rsid="00d2d0ee"/>
    </style:style>
    <style:style style:name="T113" style:family="text">
      <style:text-properties officeooo:rsid="0082ac25"/>
    </style:style>
    <style:style style:name="T114" style:family="text">
      <style:text-properties officeooo:rsid="00e393b7"/>
    </style:style>
    <style:style style:name="T115" style:family="text">
      <style:text-properties officeooo:rsid="00a4ec3c"/>
    </style:style>
    <style:style style:name="T116" style:family="text">
      <style:text-properties fo:font-weight="normal" officeooo:rsid="00a46e8a" style:font-weight-asian="normal" style:font-weight-complex="normal"/>
    </style:style>
    <style:style style:name="T117" style:family="text">
      <style:text-properties fo:font-weight="normal" officeooo:rsid="00a4ec3c" style:font-weight-asian="normal" style:font-weight-complex="normal"/>
    </style:style>
    <style:style style:name="T118" style:family="text">
      <style:text-properties officeooo:rsid="00b7f65f"/>
    </style:style>
    <style:style style:name="T119" style:family="text">
      <style:text-properties officeooo:rsid="00b8c56f"/>
    </style:style>
    <style:style style:name="T120" style:family="text">
      <style:text-properties fo:font-weight="bold" officeooo:rsid="00b8c56f" style:font-weight-asian="bold" style:font-weight-complex="bold"/>
    </style:style>
    <style:style style:name="T121" style:family="text">
      <style:text-properties officeooo:rsid="009eb971"/>
    </style:style>
    <style:style style:name="T122" style:family="text">
      <style:text-properties fo:font-weight="normal" officeooo:rsid="009eb971" style:font-weight-asian="normal" style:font-weight-complex="normal"/>
    </style:style>
    <style:style style:name="T123" style:family="text">
      <style:text-properties officeooo:rsid="0089b827"/>
    </style:style>
    <style:style style:name="T124" style:family="text">
      <style:text-properties officeooo:rsid="008bd4f5"/>
    </style:style>
    <style:style style:name="T125" style:family="text">
      <style:text-properties officeooo:rsid="00901980"/>
    </style:style>
    <style:style style:name="T126" style:family="text">
      <style:text-properties officeooo:rsid="0098257b"/>
    </style:style>
    <style:style style:name="T127" style:family="text">
      <style:text-properties officeooo:rsid="0099c198"/>
    </style:style>
    <style:style style:name="T128" style:family="text">
      <style:text-properties fo:font-weight="normal" officeooo:rsid="00d7799b" style:font-weight-asian="normal" style:font-weight-complex="normal"/>
    </style:style>
    <style:style style:name="T129" style:family="text">
      <style:text-properties officeooo:rsid="00d7799b"/>
    </style:style>
    <style:style style:name="T130" style:family="text">
      <style:text-properties fo:font-weight="bold" officeooo:rsid="009ba58d" style:font-weight-asian="bold" style:font-weight-complex="bold"/>
    </style:style>
    <style:style style:name="T131" style:family="text">
      <style:text-properties officeooo:rsid="00ac07f6"/>
    </style:style>
    <style:style style:name="T132" style:family="text">
      <style:text-properties officeooo:rsid="009ba710"/>
    </style:style>
    <style:style style:name="T133" style:family="text">
      <style:text-properties officeooo:rsid="009fbbc3"/>
    </style:style>
    <style:style style:name="T134" style:family="text">
      <style:text-properties fo:font-weight="normal" officeooo:rsid="009fbbc3" style:font-weight-asian="normal" style:font-weight-complex="normal"/>
    </style:style>
    <style:style style:name="T135" style:family="text">
      <style:text-properties officeooo:rsid="00a21aec"/>
    </style:style>
    <style:style style:name="T136" style:family="text">
      <style:text-properties officeooo:rsid="00a403da"/>
    </style:style>
    <style:style style:name="T137" style:family="text">
      <style:text-properties fo:font-weight="normal" officeooo:rsid="00a403da" style:font-weight-asian="normal" style:font-weight-complex="normal"/>
    </style:style>
    <style:style style:name="T138" style:family="text">
      <style:text-properties officeooo:rsid="00a43545"/>
    </style:style>
    <style:style style:name="T139" style:family="text">
      <style:text-properties officeooo:rsid="00cecd65"/>
    </style:style>
    <style:style style:name="T140" style:family="text">
      <style:text-properties officeooo:rsid="00cf79c7"/>
    </style:style>
    <style:style style:name="T141" style:family="text">
      <style:text-properties officeooo:rsid="00a46e8a"/>
    </style:style>
    <style:style style:name="T142" style:family="text">
      <style:text-properties officeooo:rsid="0055665f"/>
    </style:style>
    <style:style style:name="T143" style:family="text">
      <style:text-properties officeooo:rsid="004f261b"/>
    </style:style>
    <style:style style:name="T144" style:family="text">
      <style:text-properties officeooo:rsid="0025f8a7"/>
    </style:style>
    <style:style style:name="T145" style:family="text">
      <style:text-properties officeooo:rsid="00271cbb"/>
    </style:style>
    <style:style style:name="T146" style:family="text">
      <style:text-properties officeooo:rsid="0029d9a9"/>
    </style:style>
    <style:style style:name="T147" style:family="text">
      <style:text-properties officeooo:rsid="002e65db"/>
    </style:style>
    <style:style style:name="T148" style:family="text">
      <style:text-properties officeooo:rsid="0050d0aa"/>
    </style:style>
    <style:style style:name="T149" style:family="text">
      <style:text-properties officeooo:rsid="002954a2"/>
    </style:style>
    <style:style style:name="T150" style:family="text">
      <style:text-properties officeooo:rsid="0039bf87"/>
    </style:style>
    <style:style style:name="T151" style:family="text">
      <style:text-properties fo:font-weight="bold" officeooo:rsid="002af927" style:font-weight-asian="bold" style:font-weight-complex="bold"/>
    </style:style>
    <style:style style:name="T152" style:family="text">
      <style:text-properties officeooo:rsid="002af927"/>
    </style:style>
    <style:style style:name="T153" style:family="text">
      <style:text-properties officeooo:rsid="002d396c"/>
    </style:style>
    <style:style style:name="T154"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2">Layers</text:span><text:span text:style-name="T26"> and / or the </text:span><text:span text:style-name="T32">Object Properties</text:span><text:span text:style-name="T26"> dialogs</text:span>. <text:span text:style-name="T26">In some cases, you will want to add custom text attributes, and in those cases, you will also use the </text:span><text:span text:style-name="T32">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2">Layers</text:span><text:span text:style-name="T26"> dialog, you can set the </text:span><text:span text:style-name="T32">ID</text:span><text:span text:style-name="T26"> for the layer or the </text:span><text:span text:style-name="T32">Intent</text:span><text:span text:style-name="T26"> for a drawing object on the layer. In the </text:span><text:span text:style-name="T32">Object Properties</text:span><text:span text:style-name="T26"> dialog, you can set both the </text:span><text:span text:style-name="T32">Intent</text:span><text:span text:style-name="T26"> and the </text:span><text:span text:style-name="T32">ID</text:span><text:span text:style-name="T26"> for a drawing object, and in the </text:span><text:span text:style-name="T32">XML Editor</text:span><text:span text:style-name="T26">, you can set a drawing object's </text:span><text:span text:style-name="T32">ID</text:span><text:span text:style-name="T26">, its </text:span><text:span text:style-name="T32">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2">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3">Perspective</text:span></text:h>
      <text:p text:style-name="P33">In this particular form-design tactic, the burden on the translator is low to none, and that individual <text:span text:style-name="T33">might</text:span> only need to intervene <text:span text:style-name="T34">in the case that </text:span>the conversion utility was not at all able to <text:span text:style-name="T34">infer the artist's intent, </text:span><text:span text:style-name="T31">if conversion is being done automatically by scripts or integrated automation</text:span><text:span text:style-name="T34">.</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5">both</text:span> on a freestyle image <text:span text:style-name="T35">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5">must be provided by the</text:span> <text:span text:style-name="T36">SVG</text:span>.</text:p>
      <text:p text:style-name="P39"/>
      <text:list text:style-name="L7">
        <text:list-item>
          <text:p text:style-name="P40"><text:span text:style-name="T11">Alignment</text:span>. <text:span text:style-name="T37">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8">In this specific system, a</text:span><text:span text:style-name="T39">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0">Knowing that this is the case can help to default layout behaviors for controls that have common placement locations.</text:span></text:p>
        </text:list-item>
        <text:list-item>
          <text:p text:style-name="P42"><text:span text:style-name="T11">Control </text:span><text:span text:style-name="T41">assignment</text:span>. The controls upon a user interface form are all explicitly typed. Even in the case that one control type on the page can <text:span text:style-name="T42">dynamically </text:span>be swapped out with another during run-time. To support this, every element on the drawing canvas <text:span text:style-name="T43">that </text:span>need<text:span text:style-name="T43">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4">Whenever a rectangle with an </text:span><text:span text:style-name="T45">inscape:label</text:span><text:span text:style-name="T44"> value or </text:span><text:span text:style-name="T45">Intent</text:span><text:span text:style-name="T44">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6">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7">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8">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49">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0">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1">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2">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3">normal </text:span>target form will contain design-time collections for common controls like combo boxes, list boxes, menu structures, tab controls, and many of the others. <text:span text:style-name="T54">At first glance</text:span>, the idea of <text:span text:style-name="T55">splattering </text:span>controls onto the form <text:span text:style-name="T54">seems to be </text:span><text:span text:style-name="T55">utterly </text:span><text:span text:style-name="T54">speedy and </text:span><text:span text:style-name="T55">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6">I</text:span><text:span text:style-name="T57">ntent=</text:span><text:span text:style-name="T56">"</text:span><text:span text:style-name="T57">ListBox</text:span><text:span text:style-name="T56">"</text:span> were set to <text:span text:style-name="T58">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59">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0">An attempt will be made by the converter to translate a</text:span>ll of the items in the <text:span text:style-name="T60">new layer to appropriate items for that referenced control.</text:span></text:p>
      <text:p text:style-name="P59"/>
      <text:p text:style-name="P60">More Information</text:p>
      <text:p text:style-name="P61">In Inkscape, a layer is represented by a group where <text:span text:style-name="T61">inkscape:groupmode </text:span><text:span text:style-name="T62">= </text:span><text:span text:style-name="T61">"layer"</text:span><text:span text:style-name="T58">. </text:span>The visual label of the layer, within the Layers dialog, is represented by the <text:span text:style-name="T11">in</text:span><text:span text:style-name="T63">k</text:span><text:span text:style-name="T11">scape:label</text:span>.</text:p>
      <text:p text:style-name="P62"/>
      <text:p text:style-name="P58"/>
      <text:p text:style-name="P63"/>
      <text:h text:style-name="Heading_20_3" text:outline-level="3">Q: How Can Visual Objects <text:span text:style-name="T64">Easily </text:span>be <text:span text:style-name="T64">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4">Intention </text:span>Objects Directly From the Inkscape Layers View (version 1.<text:span text:style-name="T65">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5">In Inkscape, w</text:span>hen an object's label is set from the Layers view, <text:span text:style-name="T65">it creates an </text:span><text:span text:style-name="T66">inkscape:label</text:span><text:span text:style-name="T65"> attribute on that value, which overrides the </text:span><text:span text:style-name="T66">Intent</text:span><text:span text:style-name="T65"> customer user property </text:span><text:span text:style-name="T58">when </text:span><text:span text:style-name="T67">that object</text:span><text:span text:style-name="T36">'s </text:span><text:span text:style-name="T61">inkscape:groupmode </text:span><text:span text:style-name="T68">is not equal to</text:span><text:span text:style-name="T62"> </text:span><text:span text:style-name="T61">"layer"</text:span><text:span text:style-name="T58">.</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69">collection</text:span> of <text:span text:style-name="T69">S</text:span>tyle<text:span text:style-name="T70">s </text:span><text:span text:style-name="T69">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1">for the style if</text:span><text:span text:style-name="T69"> the ListBoxItem's Image whose Tag is 'Hover' when the pointer is currently over that </text:span><text:span text:style-name="T71">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2">&lt;Style</text:span><text:span text:style-name="T73"> </text:span><text:span text:style-name="T74">Selector</text:span><text:span text:style-name="T73">=</text:span><text:span text:style-name="T75">"ListBoxItem Image[Tag=Hover]"</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68"><text:span text:style-name="T72">&lt;Style</text:span><text:span text:style-name="T73"> </text:span><text:span text:style-name="T74">Selector</text:span><text:span text:style-name="T73">=</text:span><text:span text:style-name="T75">"ListBoxItem Image[Tag=Selected]"</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70"/>
            <text:p text:style-name="P67">&lt;!-- Hovered: show Hover, hide Normal --&gt;</text:p>
            <text:p text:style-name="P68"><text:span text:style-name="T72">&lt;Style</text:span><text:span text:style-name="T73"> </text:span><text:span text:style-name="T74">Selector</text:span><text:span text:style-name="T73">=</text:span><text:span text:style-name="T75">"ListBoxItem:pointerover Image[Tag=Hover]"</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True"</text:span><text:span text:style-name="T72">/&gt;</text:span></text:p>
            <text:p text:style-name="P69">&lt;/Style&gt;</text:p>
            <text:p text:style-name="P68"><text:span text:style-name="T72">&lt;Style</text:span><text:span text:style-name="T73"> </text:span><text:span text:style-name="T74">Selector</text:span><text:span text:style-name="T73">=</text:span><text:span text:style-name="T75">"ListBoxItem:pointerover Image[Tag=Normal]"</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70"/>
            <text:p text:style-name="P67">&lt;!-- Selected: show Selected, hide Normal --&gt;</text:p>
            <text:p text:style-name="P68"><text:span text:style-name="T72">&lt;Style</text:span><text:span text:style-name="T73"> </text:span><text:span text:style-name="T74">Selector</text:span><text:span text:style-name="T73">=</text:span><text:span text:style-name="T75">"ListBoxItem:selected Image[Tag=Selected]"</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True"</text:span><text:span text:style-name="T72">/&gt;</text:span></text:p>
            <text:p text:style-name="P69">&lt;/Style&gt;</text:p>
            <text:p text:style-name="P68"><text:span text:style-name="T72">&lt;Style</text:span><text:span text:style-name="T73"> </text:span><text:span text:style-name="T74">Selector</text:span><text:span text:style-name="T73">=</text:span><text:span text:style-name="T75">"ListBoxItem:selected Image[Tag=Normal]"</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70"/>
            <text:p text:style-name="P67">&lt;!-- If both selected and hovered, hide Hover --&gt;</text:p>
            <text:p text:style-name="P68"><text:span text:style-name="T72">&lt;Style</text:span><text:span text:style-name="T73"> </text:span><text:span text:style-name="T74">Selector</text:span><text:span text:style-name="T73">=</text:span><text:span text:style-name="T75">"ListBoxItem:selected:pointerover Image[Tag=Hover]"</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6">visual resources provided directly by the artist?</text:span></text:p>
      <text:p text:style-name="P71"/>
      <text:h text:style-name="Heading_20_3" text:outline-level="3">A: Use a Slightly Off-Center CSS Syntax <text:span text:style-name="T77">in Attributes</text:span></text:h>
      <text:p text:style-name="P72">The above style definitions can be included with the text attributes of a control using the names <text:span text:style-name="T78">Control</text:span>Style-000 through <text:span text:style-name="T78">Control</text:span>Style-999. <text:span text:style-name="T78">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79">Caption</text:span>}. For example, 'Form-My First Implicit Design Form' will indicate that the form's title <text:span text:style-name="T79">caption </text:span>is going to be 'My First Implicit Design Form'. <text:span text:style-name="T79">Alternatively, you can also simply name the layer </text:span><text:span text:style-name="T80">Form</text:span><text:span text:style-name="T79">, then drag on a </text:span><text:span text:style-name="T80">FormInformation</text:span><text:span text:style-name="T79"> control, upon which, you can set the </text:span><text:span text:style-name="T80">Caption</text:span><text:span text:style-name="T79"> attribute.</text:span></text:p>
      <text:p text:style-name="P76"/>
      <text:h text:style-name="P77" text:outline-level="3">Custom User Attribute Index</text:h>
      <text:p text:style-name="P78">The following is a list of defined custom user attributes available for implied design to form conversion in SvgTools.</text:p>
      <text:p text:style-name="P78"/>
      <text:p text:style-name="P78"/>
      <text:p text:style-name="P78"/>
      <text:p text:style-name="P78"><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79"/>
      <text:h text:style-name="Heading_20_3" text:outline-level="3"><text:soft-page-break/>Intent <text:span text:style-name="T81">Index</text:span></text:h>
      <text:p text:style-name="P80">Following are the available values for the <text:span text:style-name="T66">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2896130772" text:style-name="L9">
        <text:list-item>
          <text:p text:style-name="P83"><text:a xlink:type="simple" xlink:href="#5.4.2.Intents: Button|outline" text:style-name="Internet_20_link" text:visited-style-name="Visited_20_Internet_20_Link"><text:span text:style-name="T11">Button</text:span></text:a>. <text:span text:style-name="T81">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2">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3">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3">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3">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3">A</text:span> simple control that displays a vertical list of selectable items, ideal for basic selection tasks without <text:span text:style-name="T84">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3">A</text:span> flexible control that displays a list of items with customizable layouts, making it ideal for presenting rich, structured data like images, text, or interactive <text:span text:style-name="T84">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4">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4">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4">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5">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6">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pan text:style-name="T11">TabControl</text:span></text:a>. <text:span text:style-name="T86">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oft-page-break/><text:span text:style-name="T11">TextBox</text:span></text:a>. <text:span text:style-name="T86">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7">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88">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88">A</text:span> slider control that lets users select a value from a continuous or discrete range by dragging a thumb along a track, perfect for adjusting settings like <text:span text:style-name="T88">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88">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88">A</text:span> numeric input control that lets users adjust a value by clicking up or down arrows, offering a precise alternative to typing in a TextBox.</text:p>
        </text:list-item>
      </text:list>
      <text:p text:style-name="P80"/>
      <text:p text:style-name="P85">Information <text:span text:style-name="T79">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88">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2896130772" text:style-name="L9">
        <text:list-item>
          <text:p text:style-name="P89"><text:a xlink:type="simple" xlink:href="#5.4.5.Intents: FlowPanel|outline" text:style-name="Internet_20_link" text:visited-style-name="Visited_20_Internet_20_Link"><text:span text:style-name="T11">FlowPanel</text:span></text:a>. <text:span text:style-name="T89">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0">A</text:span> layout container that <text:span text:style-name="T90">generally occupies the parent's available space and </text:span>arranges child elements into rows and columns, giving you precise control over positioning and alignment for complex UI designs.</text:p>
        </text:list-item>
        <text:list-item>
          <text:p text:style-name="P89"><text:a xlink:type="simple" xlink:href="#5.4.8.Intents: GroupBox|outline" text:style-name="Internet_20_link" text:visited-style-name="Visited_20_Internet_20_Link"><text:span text:style-name="T11">GroupBox</text:span></text:a>. <text:span text:style-name="T90">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0">A</text:span> layout container, <text:span text:style-name="T91">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pan text:style-name="T11">HorizontalScroll</text:span><text:span text:style-name="T92">Panel</text:span></text:a>. <text:span text:style-name="T90">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oft-page-break/><text:span text:style-name="T11">HorizontalStackPanel</text:span></text:a>. <text:span text:style-name="T90">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0">A</text:span> flexible layout surface that allows designers to position child controls at exact coordinates and sizes, making it ideal for custom arrangements where precise placement matters. <text:span text:style-name="T91">NOTE: This control might be replaced by </text:span><text:span text:style-name="T93">Static</text:span><text:span text:style-name="T91">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0">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1">A</text:span> layout container that divides its space into resizable sections, <text:span text:style-name="T91">either horizontally or vertically aligned</text:span>, <text:span text:style-name="T91">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0">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1">A</text:span> layout container, <text:span text:style-name="T91">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2">Panel</text:span></text:a>. <text:span text:style-name="T91">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1">A</text:span> layout container that arranges child elements in a single vertical line, making it ideal for stacking controls like labels, text boxes, buttons, <text:span text:style-name="T91">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4">Discrete User Control</text:span></text:p>
      <text:p text:style-name="P96"/>
      <text:p text:style-name="P95">The Button control <text:span text:style-name="T95">receives a user click to initiate an action, like raising an event that can be intercepted, for example, to perform a sequence of operations.</text:span></text:p>
      <text:p text:style-name="P97">The button's caption is established by placing a text object inside th<text:span text:style-name="T96">at</text:span> button<text:span text:style-name="T96">'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xml:id="list497905898"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Visual Attributes</text:p>
      <text:p text:style-name="P97">The following <text:span text:style-name="T97">visual </text:span>attributes are transferred <text:span text:style-name="T97">from the drawing </text:span>to the resulting <text:span text:style-name="T98">target</text:span> control.</text:p>
      <text:list xml:id="list25782547" text:style-name="L12">
        <text:list-item>
          <text:p text:style-name="P102"><text:span text:style-name="T99">Control</text:span> background color.</text:p>
        </text:list-item>
        <text:list-item>
          <text:p text:style-name="P102"><text:span text:style-name="T99">Control</text:span> border color.</text:p>
        </text:list-item>
        <text:list-item>
          <text:p text:style-name="P102"><text:span text:style-name="T99">Control</text:span> corner radius.</text:p>
        </text:list-item>
        <text:list-item>
          <text:p text:style-name="P103"><text:span text:style-name="T99">Control</text:span> location (x, y).</text:p>
        </text:list-item>
        <text:list-item>
          <text:p text:style-name="P103"><text:span text:style-name="T99">Control</text:span> size (width, height).</text:p>
        </text:list-item>
        <text:list-item>
          <text:p text:style-name="P102">Text <text:span text:style-name="T100">font </text:span>color.</text:p>
        </text:list-item>
        <text:list-item>
          <text:p text:style-name="P102">Text font name.</text:p>
        </text:list-item>
        <text:list-item>
          <text:p text:style-name="P102">Text font size.</text:p>
        </text:list-item>
        <text:list-item>
          <text:p text:style-name="P104">Text font weight.</text:p>
        </text:list-item>
      </text:list>
      <text:p text:style-name="P97"/>
      <text:p text:style-name="P105"/>
      <text:h text:style-name="Heading_20_3" text:outline-level="3"><text:span text:style-name="T101">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06">Category: <text:span text:style-name="T11">Discrete User Control</text:span></text:p>
      <text:p text:style-name="P106"/>
      <text:p text:style-name="P106">When enabled, the CheckBox control can be on or off. Clicking it once toggles the state. When disabled, the state of the control can be shown but not changed by the user.</text:p>
      <text:p text:style-name="P106"/>
      <text:p text:style-name="P107">Instructions - <text:span text:style-name="T102">No Integrated Label</text:span></text:p>
      <text:p text:style-name="P108">Follow these steps to use the <text:span text:style-name="T102">CheckBox</text:span> control.</text:p>
      <text:list text:continue-list="list497905898" text:style-name="L11">
        <text:list-item>
          <text:p text:style-name="P109">Draw a rectangle on the canvas.</text:p>
        </text:list-item>
        <text:list-item>
          <text:p text:style-name="P109">In the <text:span text:style-name="T11">Object Properties</text:span> dialog, set the <text:span text:style-name="T11">ID</text:span> of the control and press [Enter] to record it.</text:p>
        </text:list-item>
        <text:list-item>
          <text:p text:style-name="P109">Set the <text:span text:style-name="T11">Label</text:span> of the new object to <text:span text:style-name="T103">CheckBox</text:span>. Press [Enter] to record the new value.</text:p>
        </text:list-item>
      </text:list>
      <text:p text:style-name="P110"/>
      <text:p text:style-name="P111">Instructions - Integrated Label</text:p>
      <text:p text:style-name="P112">Alternatively If you wish to directly associate a label with the checkbox, follow this slightly longer series of steps.</text:p>
      <text:list text:style-name="L13">
        <text:list-item>
          <text:p text:style-name="P113"><text:span text:style-name="T102">Create a small rectangle that will represent the visual checkbox.</text:span></text:p>
        </text:list-item>
        <text:list-item>
          <text:p text:style-name="P114">Place the text that will serve as the label.</text:p>
        </text:list-item>
        <text:list-item>
          <text:p text:style-name="P114">Group the two objects.</text:p>
        </text:list-item>
        <text:list-item>
          <text:p text:style-name="P114">In the <text:span text:style-name="T11">Object Properties</text:span> dialog, with the new group selected, set the <text:span text:style-name="T11">ID</text:span> of the checkbox and press [Enter] to record it.</text:p>
        </text:list-item>
        <text:list-item>
          <text:p text:style-name="P114">Set the <text:span text:style-name="T11">Label</text:span> of the new object to <text:span text:style-name="T11">CheckBox</text:span>. Press [Enter] to record the new value.</text:p>
        </text:list-item>
      </text:list>
      <text:p text:style-name="P115"/>
      <text:p text:style-name="P116">Visual Attributes</text:p>
      <text:p text:style-name="P117">The following <text:span text:style-name="T97">visual </text:span>attributes are transferred <text:span text:style-name="T97">from the drawing </text:span>to the resulting <text:span text:style-name="T98">target </text:span>control.</text:p>
      <text:list xml:id="list288557765" text:style-name="L14">
        <text:list-item>
          <text:p text:style-name="P118">Control location (x, y).</text:p>
        </text:list-item>
      </text:list>
      <text:p text:style-name="P106"/>
      <text:p text:style-name="P119"/>
      <text:h text:style-name="Heading_20_3" text:outline-level="3"><text:span text:style-name="T101">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20">Category: <text:span text:style-name="T11">Discrete User Control</text:span></text:p>
      <text:p text:style-name="P30"/>
      <text:p text:style-name="P120">The ComboBox control can contain zero or more items, and when one or more items are present, any one of them can be selected by clicking the down-arrow, then picking it from the drop-down list.</text:p>
      <text:p text:style-name="P120"/>
      <text:p text:style-name="P121">Instructions</text:p>
      <text:p text:style-name="P122">You can approach this control in any way from defining a group <text:span text:style-name="T104">with</text:span> the ComboBox <text:span text:style-name="T104">i</text:span>ntent <text:span text:style-name="T104">that </text:span>contain<text:span text:style-name="T104">s</text:span> all of the visual elements of that control, <text:span text:style-name="T104">to a series of ungrouped shapes that include a rectangle set to the intent of ComboBox. This example describes the construction of a ComboBox group that contains text and images illustrative of a basic combo box control.</text:span></text:p>
      <text:list text:style-name="L15">
        <text:list-item>
          <text:p text:style-name="P123">Draw a rectangle that will visually define the text area of the control.</text:p>
        </text:list-item>
        <text:list-item>
          <text:p text:style-name="P123">If you want a selected text value upon initialization, draw that text directly over the rectangle.</text:p>
        </text:list-item>
        <text:list-item>
          <text:p text:style-name="P123">Draw another rectangle representing the drop-down button.</text:p>
        </text:list-item>
        <text:list-item>
          <text:p text:style-name="P123">Draw a multi-point line representing the down arrow.</text:p>
        </text:list-item>
        <text:list-item>
          <text:p text:style-name="P123">Optionally, group the button rectangle with the down arrow so they can be moved as a single unit.</text:p>
        </text:list-item>
        <text:list-item>
          <text:p text:style-name="P123">Create a group from the above objects.</text:p>
        </text:list-item>
        <text:list-item>
          <text:p text:style-name="P123">In the <text:span text:style-name="T11">Object Properties</text:span> dialog, with the new group selected, set the <text:span text:style-name="T11">ID</text:span> to a name unique upon the form, and press [Enter] to record the value.</text:p>
        </text:list-item>
        <text:list-item>
          <text:p text:style-name="P124">Set the <text:span text:style-name="T11">Label</text:span> of the new object to <text:span text:style-name="T105">ComboBox</text:span>. Press [Enter] to record the new value.</text:p>
        </text:list-item>
      </text:list>
      <text:p text:style-name="P125"/>
      <text:p text:style-name="P126">Instructions - Add Predefined Items</text:p>
      <text:p text:style-name="P127">Predefined items can be added to a combo box by creating a list of text values on a separate layer whose label is identical to the control's ID.</text:p>
      <text:list text:style-name="L16">
        <text:list-item>
          <text:p text:style-name="P128">In the <text:span text:style-name="T11">Layers</text:span> dialog, create a new layer and set its label to the value of the combo box's <text:span text:style-name="T11">ID</text:span>.</text:p>
        </text:list-item>
        <text:list-item>
          <text:p text:style-name="P128">On the new layer, place one or more text objects. If you want those items to have individual recognizable IDs, make sure to set the <text:span text:style-name="T11">ID</text:span> property on each one of them.</text:p>
        </text:list-item>
      </text:list>
      <text:p text:style-name="P125"><text:soft-page-break/></text:p>
      <text:p text:style-name="P129">Visual Attributes</text:p>
      <text:p text:style-name="P117">The following <text:span text:style-name="T97">visual </text:span>attributes are transferred <text:span text:style-name="T97">from the drawing </text:span>to the resulting <text:span text:style-name="T98">target</text:span> control.</text:p>
      <text:list xml:id="list155514981897506" text:continue-list="list25782547" text:style-name="L12">
        <text:list-item>
          <text:p text:style-name="P130"><text:span text:style-name="T99">Control</text:span> background color.</text:p>
        </text:list-item>
        <text:list-item>
          <text:p text:style-name="P130"><text:span text:style-name="T99">Control</text:span> border color.</text:p>
        </text:list-item>
        <text:list-item>
          <text:p text:style-name="P130"><text:span text:style-name="T99">Control</text:span> corner radius.</text:p>
        </text:list-item>
        <text:list-item>
          <text:p text:style-name="P131"><text:span text:style-name="T99">Control</text:span> location (x, y).</text:p>
        </text:list-item>
        <text:list-item>
          <text:p text:style-name="P131"><text:span text:style-name="T99">Control</text:span> size (width, height).</text:p>
        </text:list-item>
        <text:list-item>
          <text:p text:style-name="P130">Text <text:span text:style-name="T100">font </text:span>color.</text:p>
        </text:list-item>
        <text:list-item>
          <text:p text:style-name="P130">Text font name.</text:p>
        </text:list-item>
        <text:list-item>
          <text:p text:style-name="P130">Text font size.</text:p>
        </text:list-item>
        <text:list-item>
          <text:p text:style-name="P132">Text font weight.</text:p>
        </text:list-item>
      </text:list>
      <text:p text:style-name="P117"/>
      <text:p text:style-name="P30"/>
      <text:p text:style-name="P94"/>
      <text:h text:style-name="Heading_20_3" text:outline-level="3"><text:span text:style-name="T101">Intents: </text:span>FlowPanel</text:h>
      <text:p text:style-name="P133"><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33"/>
      <text:p text:style-name="P81">Category: <text:span text:style-name="T11">Layout Surface</text:span></text:p>
      <text:p text:style-name="P81"/>
      <text:p text:style-name="P81">The flow panel <text:span text:style-name="T106">can be oriented horizontally or vertically, and </text:span>dynamically arranges as many of the child objects as will fit on the current row <text:span text:style-name="T106">or column </text:span>before wrapping to the next row <text:span text:style-name="T106">or column, respectively</text:span>.</text:p>
      <text:p text:style-name="P81"/>
      <text:p text:style-name="P134">Instructions</text:p>
      <text:p text:style-name="P135">By default, the orientation of the flow panel is horizontal, meaning that items will be placed in the top row until the width of the control has been filled, when placement will be wrapped to the second row. <text:span text:style-name="T107">If you want layout to be processed in vertical order, use the </text:span><text:span text:style-name="T108">XML Editor</text:span><text:span text:style-name="T107"> dialog to set an </text:span><text:span text:style-name="T108">Orientation</text:span><text:span text:style-name="T107"> property to </text:span><text:span text:style-name="T108">Vertical</text:span><text:span text:style-name="T107">.</text:span></text:p>
      <text:p text:style-name="P136">Follow these steps to draw a general flow layout panel.</text:p>
      <text:list text:style-name="L17">
        <text:list-item>
          <text:p text:style-name="P137">Draw a rectangle on the canvas.</text:p>
        </text:list-item>
        <text:list-item>
          <text:p text:style-name="P137">In the <text:span text:style-name="T11">Object Properties</text:span> dialog, optionally set the <text:span text:style-name="T11">ID</text:span> of the object.</text:p>
        </text:list-item>
        <text:list-item>
          <text:p text:style-name="P138">Set the <text:span text:style-name="T11">Label</text:span> property to <text:span text:style-name="T11">FlowPanel</text:span>.</text:p>
        </text:list-item>
        <text:list-item>
          <text:p text:style-name="P138">Either draw child controls over the rectangle area or create a layer whose label corresponds to the ID of this object and draw the child controls on that layer.</text:p>
        </text:list-item>
      </text:list>
      <text:p text:style-name="P135"/>
      <text:p text:style-name="P139">Visual Attributes</text:p>
      <text:p text:style-name="P117">The following <text:span text:style-name="T97">visual </text:span>attributes are transferred <text:span text:style-name="T97">from the drawing </text:span>to the resulting <text:span text:style-name="T98">target</text:span> control.</text:p>
      <text:list xml:id="list155515879923599" text:continue-list="list155514981897506" text:style-name="L12">
        <text:list-item>
          <text:p text:style-name="P130"><text:span text:style-name="T99">Control</text:span> border color.</text:p>
        </text:list-item>
        <text:list-item>
          <text:p text:style-name="P131"><text:span text:style-name="T99">Control</text:span> location (x, y).</text:p>
        </text:list-item>
        <text:list-item>
          <text:p text:style-name="P131"><text:span text:style-name="T99">Control</text:span> size (width, height).</text:p>
        </text:list-item>
      </text:list>
      <text:p text:style-name="P117"/>
      <text:p text:style-name="P117"/>
      <text:p text:style-name="P140"/>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41">Category: <text:span text:style-name="T11">Information</text:span></text:p>
      <text:p text:style-name="P76"/>
      <text:p text:style-name="P141">The FormInformation control provides text attribute information for the current form.</text:p>
      <text:p text:style-name="P141"/>
      <text:p text:style-name="P142">Text Attributes</text:p>
      <text:p text:style-name="P143">The following custom user attributes can be set for this control.</text:p>
      <text:list xml:id="list959497835" text:style-name="L18">
        <text:list-item>
          <text:p text:style-name="P144"><text:span text:style-name="T80">Caption</text:span>. The <text:span text:style-name="T109">text </text:span><text:span text:style-name="T79">to be displayed at the top of the form</text:span>. <text:span text:style-name="T79">This value, if supplied, overrides the caption suffix on the </text:span><text:span text:style-name="T80">Form-</text:span><text:span text:style-name="T110">{Caption}</text:span><text:span text:style-name="T79"> layer.</text:span></text:p>
        </text:list-item>
        <text:list-item>
          <text:p text:style-name="P145"><text:span text:style-name="T11">UseBackgroundColor</text:span>. True|False. Value indicating whether to use background colors on dropped objects by default on this form.</text:p>
        </text:list-item>
        <text:list-item>
          <text:p text:style-name="P146"><text:span text:style-name="T11">UseBorder</text:span><text:span text:style-name="T111">Color</text:span>. <text:span text:style-name="T112">True|False. Value indicating whether to use border colors of drawing objects by default on this form.</text:span></text:p>
        </text:list-item>
        <text:list-item>
          <text:p text:style-name="P145"><text:span text:style-name="T11">UseBorderWidth</text:span>. True|False. Value indicating whether to use border widths of drawing objects by default on this form.</text:p>
        </text:list-item>
        <text:list-item>
          <text:p text:style-name="P145"><text:span text:style-name="T11">UseCornerRadius</text:span>. True|False. Value indicating whether to use border corner radii of drawing objects by default on this form.</text:p>
        </text:list-item>
      </text:list>
      <text:p text:style-name="P143"/>
      <text:p text:style-name="P147">Visual Attributes</text:p>
      <text:p text:style-name="P148">The following <text:span text:style-name="T97">visual </text:span>attributes are transferred <text:span text:style-name="T97">from the drawing </text:span>to the resulting <text:span text:style-name="T98">target</text:span> control.</text:p>
      <text:list xml:id="list155516008698191" text:continue-list="list155515879923599" text:style-name="L12">
        <text:list-item>
          <text:p text:style-name="P149"><text:span text:style-name="T99">Control</text:span> size (width, height).</text:p>
        </text:list-item>
      </text:list>
      <text:p text:style-name="P148"/>
      <text:p text:style-name="P150"/>
      <text:p text:style-name="P151"/>
      <text:p text:style-name="P76"/>
      <text:p text:style-name="P76"/>
      <text:p text:style-name="P76"/>
      <text:p text:style-name="P76"/>
      <text:p text:style-name="P76"/>
      <text:p text:style-name="P76"><text:soft-page-break/></text:p>
      <text:p text:style-name="P76"/>
      <text:p text:style-name="P152"/>
      <text:h text:style-name="Heading_20_3" text:outline-level="3"><text:span text:style-name="T101">Intents: </text:span>Grid</text:h>
      <text:p text:style-name="P133"><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33"/>
      <text:p text:style-name="P81">Category: <text:span text:style-name="T11">Layout Surface</text:span></text:p>
      <text:p text:style-name="P133"/>
      <text:p text:style-name="P81">The Grid control is a container that will typically fill the parent area with the specified number of rows and columns.</text:p>
      <text:p text:style-name="P81"/>
      <text:p text:style-name="P153">Visual Attributes</text:p>
      <text:p text:style-name="P154">The following <text:span text:style-name="T97">visual </text:span>attributes are transferred <text:span text:style-name="T97">from the drawing </text:span>to the resulting <text:span text:style-name="T98">target</text:span> control.</text:p>
      <text:list xml:id="list155515900528591" text:continue-numbering="true" text:style-name="L12">
        <text:list-item>
          <text:p text:style-name="P155"><text:span text:style-name="T99">Control</text:span> location (x, y).</text:p>
        </text:list-item>
        <text:list-item>
          <text:p text:style-name="P155"><text:span text:style-name="T99">Control</text:span> size (width, height).</text:p>
        </text:list-item>
      </text:list>
      <text:p text:style-name="P154"/>
      <text:p text:style-name="P133"/>
      <text:p text:style-name="P156"/>
      <text:h text:style-name="Heading_20_3" text:outline-level="3"><text:span text:style-name="T101">Intents: </text:span>GridView</text:h>
      <text:p text:style-name="P133"><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33"/>
      <text:p text:style-name="P157">Category: <text:span text:style-name="T11">Discrete User Control</text:span></text:p>
      <text:p text:style-name="P157"/>
      <text:p text:style-name="P157">A control that facilitates table-based and list-based editing, filtering, and sorting.</text:p>
      <text:p text:style-name="P157"/>
      <text:p text:style-name="P158">Instructions</text:p>
      <text:p text:style-name="P159">Follow these steps to use the GridView control.</text:p>
      <text:list text:style-name="L19">
        <text:list-item>
          <text:p text:style-name="P160">Draw a rectangle on the canvas.</text:p>
        </text:list-item>
        <text:list-item>
          <text:p text:style-name="P160">In the Object Properties dialog, set the unique <text:span text:style-name="T11">ID</text:span> of the control. Press [Enter] to record the value.</text:p>
        </text:list-item>
        <text:list-item>
          <text:p text:style-name="P160">Set the <text:span text:style-name="T11">Label</text:span> to <text:span text:style-name="T11">GridView</text:span> and press [Enter] to record the value.</text:p>
        </text:list-item>
        <text:list-item>
          <text:p text:style-name="P161">To add initial column definitions to the control, drop one or more text shapes near the inside top of the control.</text:p>
        </text:list-item>
      </text:list>
      <text:p text:style-name="P157"/>
      <text:p text:style-name="P153">Visual Attributes</text:p>
      <text:p text:style-name="P154">The following <text:span text:style-name="T97">visual </text:span>attributes are transferred <text:span text:style-name="T97">from the drawing </text:span>to the resulting <text:span text:style-name="T98">target</text:span> control.</text:p>
      <text:list xml:id="list155515629834807" text:continue-list="list155515900528591" text:style-name="L12">
        <text:list-item>
          <text:p text:style-name="P155"><text:span text:style-name="T99">Control</text:span> location (x, y).</text:p>
        </text:list-item>
        <text:list-item>
          <text:p text:style-name="P155"><text:span text:style-name="T99">Control</text:span> size (width, height).</text:p>
        </text:list-item>
      </text:list>
      <text:p text:style-name="P154"/>
      <text:p text:style-name="P157"/>
      <text:p text:style-name="P162"/>
      <text:h text:style-name="Heading_20_3" text:outline-level="3"><text:span text:style-name="T101">Intents: </text:span>GroupBox</text:h>
      <text:p text:style-name="P133"><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33"/>
      <text:p text:style-name="P163">Category: <text:span text:style-name="T11">Layout Surface</text:span></text:p>
      <text:p text:style-name="P163"/>
      <text:p text:style-name="P163">The GroupBox control is a statically sized container with a border decoration and a caption.</text:p>
      <text:p text:style-name="P163"/>
      <text:p text:style-name="P164">Visual Attributes</text:p>
      <text:p text:style-name="P165">The following <text:span text:style-name="T97">visual </text:span>attributes are transferred <text:span text:style-name="T97">from the drawing </text:span>to the resulting <text:span text:style-name="T98">target</text:span> control.</text:p>
      <text:list xml:id="list155515330842307" text:continue-numbering="true" text:style-name="L12">
        <text:list-item>
          <text:p text:style-name="P166"><text:span text:style-name="T99">Control</text:span> background color.</text:p>
        </text:list-item>
        <text:list-item>
          <text:p text:style-name="P166"><text:span text:style-name="T99">Control</text:span> border color.</text:p>
        </text:list-item>
        <text:list-item>
          <text:p text:style-name="P166"><text:span text:style-name="T99">Control</text:span> corner radius.</text:p>
        </text:list-item>
        <text:list-item>
          <text:p text:style-name="P167"><text:span text:style-name="T99">Control</text:span> location (x, y).</text:p>
        </text:list-item>
        <text:list-item>
          <text:p text:style-name="P167"><text:span text:style-name="T99">Control</text:span> size (width, height).</text:p>
        </text:list-item>
        <text:list-item>
          <text:p text:style-name="P166">Text <text:span text:style-name="T100">font </text:span>color.</text:p>
        </text:list-item>
        <text:list-item>
          <text:p text:style-name="P166">Text font name.</text:p>
        </text:list-item>
        <text:list-item>
          <text:p text:style-name="P166">Text font size.</text:p>
        </text:list-item>
        <text:list-item>
          <text:p text:style-name="P168">Text font weight.</text:p>
        </text:list-item>
      </text:list>
      <text:p text:style-name="P165"/>
      <text:p text:style-name="P165"/>
      <text:p text:style-name="P169"/>
      <text:h text:style-name="Heading_20_3" text:outline-level="3"><text:span text:style-name="T101">Intents: </text:span>HorizontalGrid</text:h>
      <text:p text:style-name="P133"><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33"/>
      <text:p text:style-name="P170">Category: <text:span text:style-name="T11">Layout Surface</text:span></text:p>
      <text:p text:style-name="P170"/>
      <text:p text:style-name="P170">The HorizontalGrid control is used to fill the width of the parent by distributing it into the specified number of columns.</text:p>
      <text:p text:style-name="P170"/>
      <text:p text:style-name="P171">Instructions</text:p>
      <text:p text:style-name="P172">Follow these steps to use the HorizontalGrid control.</text:p>
      <text:list text:style-name="L20">
        <text:list-item>
          <text:p text:style-name="P173">Draw a rectangle on the canvas.</text:p>
        </text:list-item>
        <text:list-item>
          <text:p text:style-name="P173">In the <text:span text:style-name="T11">Layers</text:span> dialog, set the new object's label to <text:span text:style-name="T11">HorizontalGrid</text:span>.</text:p>
        </text:list-item>
      </text:list>
      <text:p text:style-name="P170"/>
      <text:p text:style-name="P174">Visual Attributes</text:p>
      <text:p text:style-name="P175">The following <text:span text:style-name="T97">visual </text:span>attributes are transferred <text:span text:style-name="T97">from the drawing </text:span>to the resulting <text:span text:style-name="T98">target</text:span> control.</text:p>
      <text:list xml:id="list155515334808535" text:continue-list="list155515330842307" text:style-name="L12">
        <text:list-item>
          <text:p text:style-name="P176"><text:span text:style-name="T99">Control</text:span> location (x, y).</text:p>
        </text:list-item>
        <text:list-item>
          <text:p text:style-name="P176"><text:span text:style-name="T99">Control</text:span> size (width, height).</text:p>
        </text:list-item>
      </text:list>
      <text:p text:style-name="P175"/>
      <text:p text:style-name="P175"/>
      <text:p text:style-name="P177"/>
      <text:h text:style-name="Heading_20_3" text:outline-level="3"><text:span text:style-name="T101">Intents: </text:span>HorizontalScroll<text:span text:style-name="T113">Panel</text:span></text:h>
      <text:p text:style-name="P133"><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33"/>
      <text:p text:style-name="P133"/>
      <text:p text:style-name="P178">Category: <text:span text:style-name="T11">Layout Surface</text:span></text:p>
      <text:p text:style-name="P133"/>
      <text:p text:style-name="P178">The HorizontalScrollPanel <text:span text:style-name="T114">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78"/>
      <text:p text:style-name="P179">Visual Attributes</text:p>
      <text:p text:style-name="P180">The following <text:span text:style-name="T97">visual </text:span>attributes are transferred <text:span text:style-name="T97">from the drawing </text:span>to the resulting <text:span text:style-name="T98">target</text:span> control.</text:p>
      <text:list xml:id="list155516347436306" text:continue-numbering="true" text:style-name="L12">
        <text:list-item>
          <text:p text:style-name="P181"><text:span text:style-name="T99">Control</text:span> location (x, y).</text:p>
        </text:list-item>
        <text:list-item>
          <text:p text:style-name="P181"><text:span text:style-name="T99">Control</text:span> size (width, height).</text:p>
        </text:list-item>
      </text:list>
      <text:p text:style-name="P180"/>
      <text:p text:style-name="P180"/>
      <text:p text:style-name="P182"/>
      <text:h text:style-name="Heading_20_3" text:outline-level="3"><text:span text:style-name="T101">Intents: </text:span>HorizontalStackPanel</text:h>
      <text:p text:style-name="P133"><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33"/>
      <text:p text:style-name="P183">Category: <text:span text:style-name="T11">Layout Surface</text:span></text:p>
      <text:p text:style-name="P133"/>
      <text:p text:style-name="P183">The HorizontalStackPanel control is a container for one or more other controls that will be distributed horizontally across the display according to the widths of each of the child controls.</text:p>
      <text:p text:style-name="P183"/>
      <text:p text:style-name="P184">Text Attributes</text:p>
      <text:p text:style-name="P185">The following custom user attributes can be set for this control.</text:p>
      <text:list xml:id="list155516066074071" text:continue-list="list959497835" text:style-name="L18">
        <text:list-item>
          <text:p text:style-name="P186"><text:span text:style-name="T115">Columns</text:span><text:span text:style-name="T57">. </text:span><text:span text:style-name="T116">A comma-delimited string defining the </text:span><text:span text:style-name="T117">columns</text:span><text:span text:style-name="T116"> and their general behaviors. Values for each entry are {*|Auto|{Number}}, where '*' indicates that the </text:span><text:span text:style-name="T117">column</text:span><text:span text:style-name="T116"> will take up the remaining available space after the other </text:span><text:span text:style-name="T117">columns</text:span><text:span text:style-name="T116"> have been laid out, 'Auto' indicates that the </text:span><text:span text:style-name="T117">column</text:span><text:span text:style-name="T116"> will occupy as much space as needed by its child control, and {Number} indicates the number of pixels that will be assigned to the </text:span><text:span text:style-name="T117">column</text:span><text:span text:style-name="T116">, as an integer value. If this value is omitted, the </text:span><text:span text:style-name="T117">columns</text:span><text:span text:style-name="T116"> are defined implicitly as 'Auto' sizing by the objects that are placed in this control's area.</text:span></text:p>
        </text:list-item>
      </text:list>
      <text:p text:style-name="P187"/>
      <text:p text:style-name="P188">Visual Attributes</text:p>
      <text:p text:style-name="P189">The following <text:span text:style-name="T97">visual </text:span>attributes are transferred <text:span text:style-name="T97">from the drawing </text:span>to the resulting <text:span text:style-name="T98">target</text:span> control.</text:p>
      <text:list xml:id="list155516950903932" text:continue-list="list155516347436306" text:style-name="L12">
        <text:list-item>
          <text:p text:style-name="P190"><text:span text:style-name="T99">Control</text:span> location (x, y).</text:p>
        </text:list-item>
        <text:list-item>
          <text:p text:style-name="P190"><text:span text:style-name="T99">Control</text:span> size (width, height).</text:p>
        </text:list-item>
      </text:list>
      <text:p text:style-name="P189"/>
      <text:p text:style-name="P189"/>
      <text:p text:style-name="P191"/>
      <text:h text:style-name="Heading_20_3" text:outline-level="3"><text:span text:style-name="T101">Intents: </text:span>Label</text:h>
      <text:p text:style-name="P133"><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33"/>
      <text:p text:style-name="P183">Category: <text:span text:style-name="T11">Discrete User Control</text:span></text:p>
      <text:p text:style-name="P133"/>
      <text:p text:style-name="P183">The Label control is used to display non-interactive text upon the form.</text:p>
      <text:p text:style-name="P183"/>
      <text:p text:style-name="P188">Visual Attributes</text:p>
      <text:p text:style-name="P189">The following <text:span text:style-name="T97">visual </text:span>attributes are transferred <text:span text:style-name="T97">from the drawing </text:span>to the resulting <text:span text:style-name="T98">target</text:span> control.</text:p>
      <text:list xml:id="list155516696768143" text:continue-numbering="true" text:style-name="L12">
        <text:list-item>
          <text:p text:style-name="P192">Text <text:span text:style-name="T100">font </text:span>color.</text:p>
        </text:list-item>
        <text:list-item>
          <text:p text:style-name="P192">Text font name.</text:p>
        </text:list-item>
        <text:list-item>
          <text:p text:style-name="P192">Text font size.</text:p>
        </text:list-item>
        <text:list-item>
          <text:p text:style-name="P193">Text font weight.</text:p>
        </text:list-item>
      </text:list>
      <text:p text:style-name="P189"/>
      <text:p text:style-name="P133"/>
      <text:p text:style-name="P156"/>
      <text:h text:style-name="Heading_20_3" text:outline-level="3"><text:span text:style-name="T101">Intents: </text:span>ListBox</text:h>
      <text:p text:style-name="P133"><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33"/>
      <text:p text:style-name="P194">Category: <text:span text:style-name="T11">Discrete User Control</text:span></text:p>
      <text:p text:style-name="P133"/>
      <text:p text:style-name="P194">The ListBox control contains zero or more items, each of which can be selected. In multi-select mode, more than one item can be selected at any time, while in the default single-select mode, only one or zero items can be selected.</text:p>
      <text:p text:style-name="P194"/>
      <text:p text:style-name="P195">Visual Attributes</text:p>
      <text:p text:style-name="P196">The following <text:span text:style-name="T97">visual </text:span>attributes are transferred <text:span text:style-name="T97">from the drawing </text:span>to the resulting <text:span text:style-name="T98">target</text:span> control.</text:p>
      <text:list xml:id="list155515643147583" text:continue-numbering="true" text:style-name="L12">
        <text:list-item>
          <text:p text:style-name="P197"><text:span text:style-name="T99">Control</text:span> background color.</text:p>
        </text:list-item>
        <text:list-item>
          <text:p text:style-name="P197"><text:span text:style-name="T99">Control</text:span> border color.</text:p>
        </text:list-item>
        <text:list-item>
          <text:p text:style-name="P197"><text:span text:style-name="T99">Control</text:span> corner radius.</text:p>
        </text:list-item>
        <text:list-item>
          <text:p text:style-name="P198"><text:span text:style-name="T99">Control</text:span> location (x, y).</text:p>
        </text:list-item>
        <text:list-item>
          <text:p text:style-name="P198"><text:span text:style-name="T99">Control</text:span> size (width, height).</text:p>
        </text:list-item>
        <text:list-item>
          <text:p text:style-name="P197">Text <text:span text:style-name="T100">font </text:span>color.</text:p>
        </text:list-item>
        <text:list-item>
          <text:p text:style-name="P197">Text font name.</text:p>
        </text:list-item>
        <text:list-item>
          <text:p text:style-name="P197">Text font size.</text:p>
        </text:list-item>
        <text:list-item>
          <text:p text:style-name="P199">Text font weight.</text:p>
        </text:list-item>
      </text:list>
      <text:p text:style-name="P196"/>
      <text:p text:style-name="P196"/>
      <text:p text:style-name="P200"/>
      <text:h text:style-name="Heading_20_3" text:outline-level="3"><text:span text:style-name="T101">Intents: </text:span>ListView</text:h>
      <text:p text:style-name="P133"><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33"/>
      <text:p text:style-name="P201">Category: <text:span text:style-name="T11">Discrete User Control</text:span></text:p>
      <text:p text:style-name="P133"/>
      <text:p text:style-name="P201">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01"/>
      <text:p text:style-name="P202">Visual Attributes</text:p>
      <text:p text:style-name="P203">The following <text:span text:style-name="T97">visual </text:span>attributes are transferred <text:span text:style-name="T97">from the drawing </text:span>to the resulting <text:span text:style-name="T98">target</text:span> control.</text:p>
      <text:list xml:id="list155515733232080" text:continue-numbering="true" text:style-name="L12">
        <text:list-item>
          <text:p text:style-name="P204"><text:span text:style-name="T99">Control</text:span> background color.</text:p>
        </text:list-item>
        <text:list-item>
          <text:p text:style-name="P204"><text:span text:style-name="T99">Control</text:span> border color.</text:p>
        </text:list-item>
        <text:list-item>
          <text:p text:style-name="P204"><text:span text:style-name="T99">Control</text:span> corner radius.</text:p>
        </text:list-item>
        <text:list-item>
          <text:p text:style-name="P205"><text:span text:style-name="T99">Control</text:span> location (x, y).</text:p>
        </text:list-item>
        <text:list-item>
          <text:p text:style-name="P205"><text:span text:style-name="T99">Control</text:span> size (width, height).</text:p>
        </text:list-item>
        <text:list-item>
          <text:p text:style-name="P204">Text <text:span text:style-name="T100">font </text:span>color.</text:p>
        </text:list-item>
        <text:list-item>
          <text:p text:style-name="P204">Text font name.</text:p>
        </text:list-item>
        <text:list-item>
          <text:p text:style-name="P204">Text font size.</text:p>
        </text:list-item>
        <text:list-item>
          <text:p text:style-name="P206">Text font weight.</text:p>
        </text:list-item>
      </text:list>
      <text:p text:style-name="P203"/>
      <text:p text:style-name="P203"/>
      <text:p text:style-name="P207"/>
      <text:h text:style-name="Heading_20_3" text:outline-level="3"><text:span text:style-name="T101">Intents: </text:span>MenuBar</text:h>
      <text:p text:style-name="P133"><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33"/>
      <text:p text:style-name="P208">Category: <text:span text:style-name="T11">Discrete User Control</text:span></text:p>
      <text:p text:style-name="P208"/>
      <text:p text:style-name="P208">The MenuBar <text:span text:style-name="T118">control </text:span>is a classic form design element that provides users with a structured way to access commands and features. Think of it as the row of options you see at the top of most desktop applications, like File, Edit, or Help.</text:p>
      <text:p text:style-name="P208"/>
      <text:p text:style-name="P209">Instructions</text:p>
      <text:p text:style-name="P210">Follow these general steps to design with this control.</text:p>
      <text:list text:style-name="L21">
        <text:list-item>
          <text:p text:style-name="P211">Draw a new rectangle object onto the canvas.</text:p>
        </text:list-item>
        <text:list-item>
          <text:p text:style-name="P211">Visually align the control to the top, left, bottom, or right side of the parent area to indicate its docking position.</text:p>
        </text:list-item>
        <text:list-item>
          <text:p text:style-name="P211">In the Object Properties dialog for this object, set the <text:span text:style-name="T11">ID</text:span> to a memorable name, like <text:span text:style-name="T11">mnuMain</text:span><text:span text:style-name="T57">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7"> textbox.</text:span></text:p>
        </text:list-item>
        <text:list-item>
          <text:p text:style-name="P211">Set the <text:span text:style-name="T11">Label</text:span> value to <text:span text:style-name="T11">MenuBar</text:span></text:p>
        </text:list-item>
        <text:list-item>
          <text:p text:style-name="P212">Switch to the Layers dialog and create a new layer.</text:p>
        </text:list-item>
        <text:list-item>
          <text:p text:style-name="P212">Set the label of the layer to <text:span text:style-name="T11">mnuMain</text:span></text:p>
        </text:list-item>
        <text:list-item>
          <text:p text:style-name="P212">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12">Under the text, draw a rectangle.</text:p>
        </text:list-item>
        <text:list-item>
          <text:p text:style-name="P212">Onto the rectangle, draw one or more text entries. <text:span text:style-name="T119">They will be interpreted as they appear vertically on the canvas. Using the </text:span><text:span text:style-name="T120">ID</text:span><text:span text:style-name="T119"> property in the Object Properties dialog, give each item a unique name, prefixing it with </text:span><text:span text:style-name="T120">mnuFile</text:span><text:span text:style-name="T119">, as in </text:span><text:span text:style-name="T120">mnuFileSave</text:span><text:span text:style-name="T119"> for the </text:span><text:span text:style-name="T120">File / Save</text:span><text:span text:style-name="T119"> option, and </text:span><text:span text:style-name="T120">mnuFileOpen</text:span><text:span text:style-name="T119"> for the </text:span><text:span text:style-name="T120">File / Open</text:span><text:span text:style-name="T119"> option.</text:span></text:p>
        </text:list-item>
        <text:list-item>
          <text:p text:style-name="P213">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08"/>
      <text:p text:style-name="P208"/>
      <text:p text:style-name="P214">Text Attributes</text:p>
      <text:p text:style-name="P215">The following custom user attributes can be set for this control.</text:p>
      <text:list xml:id="list155516687726872" text:continue-list="list155516066074071" text:style-name="L18">
        <text:list-item>
          <text:p text:style-name="P216"><text:span text:style-name="T121">Dock</text:span><text:span text:style-name="T57">. </text:span><text:span text:style-name="T122">{Left|Top|Right|Bottom}</text:span><text:span text:style-name="T57">. </text:span><text:span text:style-name="T122">The area within the parent at which the control should be docked.</text:span></text:p>
        </text:list-item>
      </text:list>
      <text:p text:style-name="P217"/>
      <text:p text:style-name="P218">Visual Attributes</text:p>
      <text:p text:style-name="P219"><text:span text:style-name="T123">There are no specific </text:span><text:span text:style-name="T97">visual </text:span>attributes transferred <text:span text:style-name="T97">from the drawing </text:span>to the resulting <text:span text:style-name="T98">target</text:span> control.</text:p>
      <text:p text:style-name="P219"/>
      <text:p text:style-name="P219"/>
      <text:p text:style-name="P220"/>
      <text:h text:style-name="Heading_20_3" text:outline-level="3"><text:span text:style-name="T101">Intents: </text:span>Panel</text:h>
      <text:p text:style-name="P133"><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33"/>
      <text:p text:style-name="P208">Category: <text:span text:style-name="T11">Layout Surface</text:span></text:p>
      <text:p text:style-name="P133"/>
      <text:p text:style-name="P208">A Panel control is a container with static positioning that can be used within any other statically positioned container to provide organization.</text:p>
      <text:p text:style-name="P221">Note: This control might be discontinued in favor of the StaticPanel, which is extremely similar, if not indistinguishable.</text:p>
      <text:p text:style-name="P221"/>
      <text:p text:style-name="P208"/>
      <text:p text:style-name="P218">Visual Attributes</text:p>
      <text:p text:style-name="P219">The following <text:span text:style-name="T97">visual </text:span>attributes are transferred <text:span text:style-name="T97">from the drawing </text:span>to the resulting <text:span text:style-name="T98">target</text:span> control.</text:p>
      <text:list xml:id="list155514867940772" text:continue-list="list155515733232080" text:style-name="L12">
        <text:list-item>
          <text:p text:style-name="P222"><text:span text:style-name="T99">Control</text:span> background color.</text:p>
        </text:list-item>
        <text:list-item>
          <text:p text:style-name="P222"><text:span text:style-name="T99">Control</text:span> border color.</text:p>
        </text:list-item>
        <text:list-item>
          <text:p text:style-name="P222"><text:span text:style-name="T99">Control</text:span> corner radius.</text:p>
        </text:list-item>
        <text:list-item>
          <text:p text:style-name="P223"><text:span text:style-name="T99">Control</text:span> location (x, y).</text:p>
        </text:list-item>
        <text:list-item>
          <text:p text:style-name="P223"><text:span text:style-name="T99">Control</text:span> size (width, height).</text:p>
        </text:list-item>
      </text:list>
      <text:p text:style-name="P224"/>
      <text:p text:style-name="P133"/>
      <text:p text:style-name="P156"/>
      <text:h text:style-name="Heading_20_3" text:outline-level="3"><text:span text:style-name="T101">Intents: </text:span>PictureBox</text:h>
      <text:p text:style-name="P133"><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33"/>
      <text:p text:style-name="P225">Category: <text:span text:style-name="T11">Discrete User Control</text:span></text:p>
      <text:p text:style-name="P225"/>
      <text:p text:style-name="P225">The picture control displays a picture at the specified location on the form.</text:p>
      <text:p text:style-name="P225"/>
      <text:p text:style-name="P226">Visual Attributes</text:p>
      <text:p text:style-name="P227">The following <text:span text:style-name="T97">visual </text:span>attributes are transferred <text:span text:style-name="T97">from the drawing </text:span>to the resulting <text:span text:style-name="T98">target</text:span> control.</text:p>
      <text:list xml:id="list155515307937687" text:continue-numbering="true" text:style-name="L12">
        <text:list-item>
          <text:p text:style-name="P228"><text:span text:style-name="T99">Control</text:span> background color.</text:p>
        </text:list-item>
        <text:list-item>
          <text:p text:style-name="P228"><text:span text:style-name="T99">Control</text:span> border color.</text:p>
        </text:list-item>
        <text:list-item>
          <text:p text:style-name="P228"><text:span text:style-name="T99">Control</text:span> corner radius.</text:p>
        </text:list-item>
        <text:list-item>
          <text:p text:style-name="P229"><text:span text:style-name="T99">Control</text:span> location (x, y).</text:p>
        </text:list-item>
        <text:list-item>
          <text:p text:style-name="P229"><text:span text:style-name="T99">Control</text:span> size (width, height).</text:p>
        </text:list-item>
      </text:list>
      <text:p text:style-name="P230"/>
      <text:p text:style-name="P225"/>
      <text:p text:style-name="P231"/>
      <text:h text:style-name="Heading_20_3" text:outline-level="3"><text:span text:style-name="T101">Intents: </text:span>ProgressBar</text:h>
      <text:p text:style-name="P133"><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33"/>
      <text:p text:style-name="P225">Category: <text:span text:style-name="T11">Discrete User Control</text:span></text:p>
      <text:p text:style-name="P133"/>
      <text:p text:style-name="P225">The ProgressBar control indicates the amount of completion a process has reached.</text:p>
      <text:p text:style-name="P225"/>
      <text:p text:style-name="P226">Visual Attributes</text:p>
      <text:p text:style-name="P227">The following <text:span text:style-name="T97">visual </text:span>attributes are transferred <text:span text:style-name="T97">from the drawing </text:span>to the resulting <text:span text:style-name="T98">target</text:span> control.</text:p>
      <text:list xml:id="list155515949810424" text:continue-numbering="true" text:style-name="L12">
        <text:list-item>
          <text:p text:style-name="P228"><text:span text:style-name="T99">Control</text:span> border color.</text:p>
        </text:list-item>
        <text:list-item>
          <text:p text:style-name="P228"><text:span text:style-name="T99">Control</text:span> corner radius.</text:p>
        </text:list-item>
        <text:list-item>
          <text:p text:style-name="P229"><text:span text:style-name="T99">Control</text:span> location (x, y).</text:p>
        </text:list-item>
        <text:list-item>
          <text:p text:style-name="P229"><text:span text:style-name="T99">Control</text:span> size (width, height).</text:p>
        </text:list-item>
      </text:list>
      <text:p text:style-name="P230"/>
      <text:p text:style-name="P133"/>
      <text:p text:style-name="P156"/>
      <text:h text:style-name="Heading_20_3" text:outline-level="3"><text:span text:style-name="T101">Intents: </text:span>RadioButton</text:h>
      <text:p text:style-name="P133"><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33"/>
      <text:p text:style-name="P225">Category: <text:span text:style-name="T11">Discrete User Control</text:span></text:p>
      <text:p text:style-name="P225"/>
      <text:p text:style-name="P225">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25"/>
      <text:p text:style-name="P232">Visual Attributes</text:p>
      <text:p text:style-name="P227">The following <text:span text:style-name="T97">visual </text:span>attributes are transferred <text:span text:style-name="T97">from the drawing </text:span>to the resulting <text:span text:style-name="T98">target </text:span>control.</text:p>
      <text:list text:continue-list="list288557765" text:style-name="L14">
        <text:list-item>
          <text:p text:style-name="P233">Control location (x, y).</text:p>
        </text:list-item>
      </text:list>
      <text:p text:style-name="P234"/>
      <text:p text:style-name="P234"/>
      <text:p text:style-name="P235"/>
      <text:h text:style-name="Heading_20_3" text:outline-level="3"><text:span text:style-name="T101">Intents: </text:span>ScrollPanel</text:h>
      <text:p text:style-name="P133"><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33"/>
      <text:p text:style-name="P236">Category: <text:span text:style-name="T11">Layout Surface</text:span></text:p>
      <text:p text:style-name="P133"/>
      <text:p text:style-name="P236">The ScrollPanel control is a container that can handle the scrolling and relative in-window positioning of the <text:span text:style-name="T124">child control.</text:span></text:p>
      <text:p text:style-name="P236"/>
      <text:p text:style-name="P237">Visual Attributes</text:p>
      <text:p text:style-name="P238">The following <text:span text:style-name="T97">visual </text:span>attributes are transferred <text:span text:style-name="T97">from the drawing </text:span>to the resulting <text:span text:style-name="T98">target</text:span> control.</text:p>
      <text:list xml:id="list155516561449140" text:continue-list="list155515949810424" text:style-name="L12">
        <text:list-item>
          <text:p text:style-name="P239"><text:span text:style-name="T99">Control</text:span> location (x, y).</text:p>
        </text:list-item>
        <text:list-item>
          <text:p text:style-name="P239"><text:span text:style-name="T99">Control</text:span> size (width, height).</text:p>
        </text:list-item>
      </text:list>
      <text:p text:style-name="P240"/>
      <text:p text:style-name="P236"/>
      <text:p text:style-name="P241"/>
      <text:h text:style-name="Heading_20_3" text:outline-level="3"><text:span text:style-name="T101">Intents: </text:span>SplitPanel</text:h>
      <text:p text:style-name="P133"><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33"/>
      <text:p text:style-name="P242">Category: <text:span text:style-name="T11">Layout Surface</text:span></text:p>
      <text:p text:style-name="P133"/>
      <text:p text:style-name="P242">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42"/>
      <text:p text:style-name="P243">Instructions</text:p>
      <text:p text:style-name="P244">Follow these steps to use the SplitPanel layout control.</text:p>
      <text:list text:style-name="L22">
        <text:list-item>
          <text:p text:style-name="P245">Draw a rectangle in available area, set its location and size as appropriate.</text:p>
        </text:list-item>
        <text:list-item>
          <text:p text:style-name="P245">In the <text:span text:style-name="T11">Layouts</text:span> dialog, locate the object and set its label to <text:span text:style-name="T11">SplitPanel</text:span>.</text:p>
        </text:list-item>
        <text:list-item>
          <text:p text:style-name="P245">Draw child controls on the left and right, if the splitter is to be oriented horizontally, or top and bottom, if the splitter is to be oriented vertically.</text:p>
        </text:list-item>
      </text:list>
      <text:p text:style-name="P246"/>
      <text:p text:style-name="P247">Visual Attributes</text:p>
      <text:p text:style-name="P248">The following <text:span text:style-name="T97">visual </text:span>attributes are transferred <text:span text:style-name="T97">from the drawing </text:span>to the resulting <text:span text:style-name="T98">target</text:span> control.</text:p>
      <text:list xml:id="list155516890238995" text:continue-list="list155516561449140" text:style-name="L12">
        <text:list-item>
          <text:p text:style-name="P249"><text:span text:style-name="T99">Control</text:span> location (x, y).</text:p>
        </text:list-item>
        <text:list-item>
          <text:p text:style-name="P249"><text:span text:style-name="T99">Control</text:span> size (width, height).</text:p>
        </text:list-item>
      </text:list>
      <text:p text:style-name="P250"/>
      <text:p text:style-name="P250"/>
      <text:p text:style-name="P251"/>
      <text:h text:style-name="Heading_20_3" text:outline-level="3"><text:span text:style-name="T101">Intents: </text:span>StaticPanel</text:h>
      <text:p text:style-name="P133"><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33"/>
      <text:p text:style-name="P252">Category: <text:span text:style-name="T11">Layout Surface</text:span></text:p>
      <text:p text:style-name="P133"/>
      <text:p text:style-name="P252">The StaticPanel control provides a surface upon which <text:span text:style-name="T125">specific,</text:span> coordinate-based layout <text:span text:style-name="T125">of multiple child objects </text:span>can be <text:span text:style-name="T125">performed.</text:span></text:p>
      <text:p text:style-name="P252"/>
      <text:p text:style-name="P253">Visual Attributes</text:p>
      <text:p text:style-name="P254">The following <text:span text:style-name="T97">visual </text:span>attributes are transferred <text:span text:style-name="T97">from the drawing </text:span>to the resulting <text:span text:style-name="T98">target</text:span> control.</text:p>
      <text:list xml:id="list155515918355621" text:continue-numbering="true" text:style-name="L12">
        <text:list-item>
          <text:p text:style-name="P255"><text:span text:style-name="T99">Control</text:span> background color.</text:p>
        </text:list-item>
        <text:list-item>
          <text:p text:style-name="P255"><text:span text:style-name="T99">Control</text:span> border color.</text:p>
        </text:list-item>
        <text:list-item>
          <text:p text:style-name="P255"><text:span text:style-name="T99">Control</text:span> corner radius.</text:p>
        </text:list-item>
        <text:list-item>
          <text:p text:style-name="P256"><text:span text:style-name="T99">Control</text:span> location (x, y).</text:p>
        </text:list-item>
        <text:list-item>
          <text:p text:style-name="P256"><text:span text:style-name="T99">Control</text:span> size (width, height).</text:p>
        </text:list-item>
      </text:list>
      <text:p text:style-name="P257"/>
      <text:p text:style-name="P257"/>
      <text:p text:style-name="P258"/>
      <text:h text:style-name="Heading_20_3" text:outline-level="3"><text:span text:style-name="T101">Intents: </text:span>StatusBar</text:h>
      <text:p text:style-name="P133"/>
      <text:p text:style-name="P133"><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59">Category: <text:span text:style-name="T11">Discrete User Control</text:span></text:p>
      <text:p text:style-name="P259"/>
      <text:p text:style-name="P260">The StatusBar control is typically aligned at the bottom of the form or parent control, and contains basic controls, like labels and progress bars, help the user to remain aware of current application states.</text:p>
      <text:p text:style-name="P260"/>
      <text:p text:style-name="P261">Visual Attributes</text:p>
      <text:p text:style-name="P262">The following <text:span text:style-name="T97">visual </text:span>attributes are transferred <text:span text:style-name="T97">from the drawing </text:span>to the resulting <text:span text:style-name="T98">target</text:span> control.</text:p>
      <text:list xml:id="list155516227420135" text:continue-numbering="true" text:style-name="L12">
        <text:list-item>
          <text:p text:style-name="P263"><text:span text:style-name="T99">Control</text:span> background color.</text:p>
        </text:list-item>
        <text:list-item>
          <text:p text:style-name="P263"><text:span text:style-name="T99">Control</text:span> border color.</text:p>
        </text:list-item>
        <text:list-item>
          <text:p text:style-name="P264"><text:span text:style-name="T99">Control</text:span> size (height).</text:p>
        </text:list-item>
      </text:list>
      <text:p text:style-name="P265"/>
      <text:p text:style-name="P265"/>
      <text:p text:style-name="P266"/>
      <text:h text:style-name="Heading_20_3" text:outline-level="3"><text:span text:style-name="T101">Intents: </text:span>TabControl</text:h>
      <text:p text:style-name="P133"><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33"/>
      <text:p text:style-name="P267">Category: <text:span text:style-name="T11">Discrete User Control</text:span></text:p>
      <text:p text:style-name="P267"/>
      <text:p text:style-name="P267">The TabControl is a multi-page container control having selection tabs at one of the edges, often the top.</text:p>
      <text:p text:style-name="P267"/>
      <text:p text:style-name="P268">Instructions</text:p>
      <text:p text:style-name="P267">Use layers to place child controls in the pages of a TabControl.</text:p>
      <text:p text:style-name="P269">First, create one layer for each <text:span text:style-name="T126">of the control's </text:span>tab<text:span text:style-name="T126">s. </text:span><text:span text:style-name="T127">Name that layer using the TabControl's id value, a hyphen character, and the Text to display on the tab. For example, if the TabControl id="tctlMain" and you want the tab to display the text "Book Sales", then create a new layer named "tctlMain-Book Sales".</text:span></text:p>
      <text:p text:style-name="P270">Next, treat the new layer somewhat as a form by adding controls and appropriate settings.</text:p>
      <text:p text:style-name="P270"/>
      <text:p text:style-name="P271">Text Attributes</text:p>
      <text:p text:style-name="P270">The following custom user attributes can be set for this control.</text:p>
      <text:list xml:id="list155516867320387" text:continue-list="list155516687726872" text:style-name="L18">
        <text:list-item>
          <text:p text:style-name="P272"><text:span text:style-name="T11">TabEdge</text:span>. {Left|Top|Right|Bottom}. The edge at which to place the tabs.</text:p>
        </text:list-item>
      </text:list>
      <text:p text:style-name="P267"/>
      <text:p text:style-name="P273">Visual Attributes</text:p>
      <text:p text:style-name="P274">The following <text:span text:style-name="T97">visual </text:span>attributes are transferred <text:span text:style-name="T97">from the drawing </text:span>to the resulting <text:span text:style-name="T98">target</text:span> control.</text:p>
      <text:list xml:id="list155516322188917" text:continue-list="list155516227420135" text:style-name="L12">
        <text:list-item>
          <text:p text:style-name="P275"><text:span text:style-name="T99">Control</text:span> background color.</text:p>
        </text:list-item>
        <text:list-item>
          <text:p text:style-name="P275"><text:span text:style-name="T99">Control</text:span> border color.</text:p>
        </text:list-item>
        <text:list-item>
          <text:p text:style-name="P275"><text:span text:style-name="T99">Control</text:span> corner radius.</text:p>
        </text:list-item>
        <text:list-item>
          <text:p text:style-name="P276"><text:span text:style-name="T99">Control</text:span> location (x, y).</text:p>
        </text:list-item>
        <text:list-item>
          <text:p text:style-name="P276"><text:span text:style-name="T99">Control</text:span> size (width, height).</text:p>
        </text:list-item>
      </text:list>
      <text:p text:style-name="P277"/>
      <text:p text:style-name="P267"/>
      <text:p text:style-name="P267"/>
      <text:p text:style-name="P278"/>
      <text:h text:style-name="Heading_20_3" text:outline-level="3"><text:span text:style-name="T101">Intents: </text:span>TextBox</text:h>
      <text:p text:style-name="P133"><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33"/>
      <text:p text:style-name="P279">Category: <text:span text:style-name="T11">Discrete User Control</text:span></text:p>
      <text:p text:style-name="P279"/>
      <text:p text:style-name="P279">The TextBox is a control that allows the user to enter or edit text, which helps to maintain the value of a field.</text:p>
      <text:p text:style-name="P279"/>
      <text:p text:style-name="P280">Instructions</text:p>
      <text:list text:style-name="L23">
        <text:list-item>
          <text:p text:style-name="P281">Draw a rectangle on the canvas.</text:p>
        </text:list-item>
        <text:list-item>
          <text:p text:style-name="P281">In the <text:span text:style-name="T11">Object Properties</text:span> dialog, set the <text:span text:style-name="T11">ID</text:span> to the unique ID of the control on the form. For example, 'txtDisplayName'. Press [Enter] to record the value.</text:p>
        </text:list-item>
        <text:list-item>
          <text:p text:style-name="P282">Set the Label to <text:span text:style-name="T11">TextBox</text:span><text:span text:style-name="T57"> and press [Enter] to record the value.</text:span></text:p>
        </text:list-item>
        <text:list-item>
          <text:p text:style-name="P283"><text:span text:style-name="T128">Optional. </text:span>To configure <text:span text:style-name="T129">the</text:span> TextBox with existing text, drop a text object inside its area.</text:p>
        </text:list-item>
        <text:list-item>
          <text:p text:style-name="P284">Optional. To indicate an in-control label, such as those found in text boxes in the style of Material Design, drop a text object inside the TextBox area and set its label to <text:span text:style-name="T11">Label</text:span>.</text:p>
        </text:list-item>
      </text:list>
      <text:p text:style-name="P279"/>
      <text:p text:style-name="P285">Text Attributes</text:p>
      <text:p text:style-name="P286">The following custom user attributes can be set for this control.</text:p>
      <text:list xml:id="list155514879537148" text:continue-list="list155516867320387" text:style-name="L18">
        <text:list-item>
          <text:p text:style-name="P287"><text:span text:style-name="T130">Prompt</text:span>. The <text:span text:style-name="T109">text to be placed in the control when the Text property is blank</text:span>.</text:p>
        </text:list-item>
        <text:list-item>
          <text:p text:style-name="P288"><text:span text:style-name="T11">Text</text:span>. The <text:span text:style-name="T131">initial</text:span> user text in the control.</text:p>
        </text:list-item>
      </text:list>
      <text:p text:style-name="P289"/>
      <text:p text:style-name="P290">Visual Attributes</text:p>
      <text:p text:style-name="P291">The following <text:span text:style-name="T97">visual </text:span>attributes are transferred <text:span text:style-name="T97">from the drawing </text:span>to the resulting <text:span text:style-name="T98">target</text:span> control.</text:p>
      <text:list xml:id="list155516618500350" text:continue-list="list155516322188917" text:style-name="L12">
        <text:list-item>
          <text:p text:style-name="P292"><text:span text:style-name="T99">Control</text:span> background color.</text:p>
        </text:list-item>
        <text:list-item>
          <text:p text:style-name="P292"><text:span text:style-name="T99">Control</text:span> border color.</text:p>
        </text:list-item>
        <text:list-item>
          <text:p text:style-name="P292"><text:span text:style-name="T99">Control</text:span> corner radius.</text:p>
        </text:list-item>
        <text:list-item>
          <text:p text:style-name="P293"><text:span text:style-name="T99">Control</text:span> location (x, y).</text:p>
        </text:list-item>
        <text:list-item>
          <text:p text:style-name="P293"><text:span text:style-name="T99">Control</text:span> size (width, height).</text:p>
        </text:list-item>
        <text:list-item>
          <text:p text:style-name="P292">Text <text:span text:style-name="T100">font </text:span>color.</text:p>
        </text:list-item>
        <text:list-item>
          <text:p text:style-name="P292"><text:soft-page-break/>Text font name.</text:p>
        </text:list-item>
        <text:list-item>
          <text:p text:style-name="P292">Text font size.</text:p>
        </text:list-item>
        <text:list-item>
          <text:p text:style-name="P294">Text font weight.</text:p>
        </text:list-item>
      </text:list>
      <text:p text:style-name="P291"/>
      <text:p text:style-name="P295"/>
      <text:h text:style-name="Heading_20_3" text:outline-level="3"><text:span text:style-name="T101">Intents: </text:span>TextWithHelper</text:h>
      <text:p text:style-name="P133"><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33"/>
      <text:p text:style-name="P279">Category: <text:span text:style-name="T11">Discrete User Control</text:span></text:p>
      <text:p text:style-name="P133"/>
      <text:p text:style-name="P296">The TextWithHelper control is a combination of the standard TextBox and Button controls.</text:p>
      <text:p text:style-name="P296"/>
      <text:p text:style-name="P297">Text Attributes</text:p>
      <text:p text:style-name="P298">The following custom user attributes can be set for this control.</text:p>
      <text:list xml:id="list155516852605404" text:continue-list="list155514879537148" text:style-name="L18">
        <text:list-item>
          <text:p text:style-name="P299">Caption<text:span text:style-name="T57">. The text caption to be displayed on the button. The default value is '...'.</text:span></text:p>
        </text:list-item>
        <text:list-item>
          <text:p text:style-name="P300"><text:span text:style-name="T130">Prompt</text:span>. The <text:span text:style-name="T109">text to be placed in the control when the Text property is blank</text:span>.</text:p>
        </text:list-item>
        <text:list-item>
          <text:p text:style-name="P301"><text:span text:style-name="T11">Text</text:span>. The active user text in the control. <text:span text:style-name="T132">This value overrides any visual text value placed on the control.</text:span></text:p>
        </text:list-item>
      </text:list>
      <text:p text:style-name="P302"/>
      <text:p text:style-name="P303">Visual Attributes</text:p>
      <text:p text:style-name="P304">The following <text:span text:style-name="T97">visual </text:span>attributes are transferred <text:span text:style-name="T97">from the drawing </text:span>to the resulting <text:span text:style-name="T98">target</text:span> control.</text:p>
      <text:list xml:id="list116370751" text:style-name="L24">
        <text:list-item>
          <text:p text:style-name="P305">Button control background color.</text:p>
        </text:list-item>
        <text:list-item>
          <text:p text:style-name="P305">Button control border color.</text:p>
        </text:list-item>
        <text:list-item>
          <text:p text:style-name="P305">Button control corner radius.</text:p>
        </text:list-item>
        <text:list-item>
          <text:p text:style-name="P306"><text:span text:style-name="T99">Control</text:span> location (x, y).</text:p>
        </text:list-item>
        <text:list-item>
          <text:p text:style-name="P306"><text:span text:style-name="T99">Control</text:span> size (width, height).</text:p>
        </text:list-item>
        <text:list-item>
          <text:p text:style-name="P307">Text <text:span text:style-name="T100">font </text:span>color.</text:p>
        </text:list-item>
        <text:list-item>
          <text:p text:style-name="P307">Text font name.</text:p>
        </text:list-item>
        <text:list-item>
          <text:p text:style-name="P307">Text font size.</text:p>
        </text:list-item>
        <text:list-item>
          <text:p text:style-name="P308">Text font weight.</text:p>
        </text:list-item>
        <text:list-item>
          <text:p text:style-name="P307"><text:soft-page-break/><text:span text:style-name="T132">TextBox c</text:span><text:span text:style-name="T99">ontrol</text:span> background color.</text:p>
        </text:list-item>
        <text:list-item>
          <text:p text:style-name="P307"><text:span text:style-name="T132">TextBox c</text:span><text:span text:style-name="T99">ontrol</text:span> border color.</text:p>
        </text:list-item>
        <text:list-item>
          <text:p text:style-name="P307"><text:span text:style-name="T132">TextBox c</text:span><text:span text:style-name="T99">ontrol</text:span> corner radius.</text:p>
        </text:list-item>
      </text:list>
      <text:p text:style-name="P304"/>
      <text:p text:style-name="P309"/>
      <text:h text:style-name="Heading_20_3" text:outline-level="3"><text:span text:style-name="T101">Intents: </text:span>ToolBar</text:h>
      <text:p text:style-name="P133"><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33"/>
      <text:p text:style-name="P310">Category: <text:span text:style-name="T11">Discrete User Control</text:span></text:p>
      <text:p text:style-name="P133"/>
      <text:p text:style-name="P310">The ToolBar control, typically docked to the top, bottom, left, or right sides, <text:span text:style-name="T121">contains one or more toolbar buttons, which are typically similarly sized, icon-based buttons arranged in a single row or column.</text:span></text:p>
      <text:p text:style-name="P310"/>
      <text:p text:style-name="P311">Text Attributes</text:p>
      <text:p text:style-name="P312">The following custom user attributes can be set for this control.</text:p>
      <text:list xml:id="list155515060258689" text:continue-list="list155516852605404" text:style-name="L18">
        <text:list-item>
          <text:p text:style-name="P313"><text:span text:style-name="T121">Dock</text:span><text:span text:style-name="T57">. </text:span><text:span text:style-name="T122">{Left|Top|Right|Bottom}</text:span><text:span text:style-name="T57">. </text:span><text:span text:style-name="T122">The area within the parent at which the control should be docked.</text:span></text:p>
        </text:list-item>
      </text:list>
      <text:p text:style-name="P314"/>
      <text:p text:style-name="P315">Visual Attributes</text:p>
      <text:p text:style-name="P316">The following <text:span text:style-name="T97">visual </text:span>attributes are transferred <text:span text:style-name="T97">from the drawing </text:span>to the resulting <text:span text:style-name="T98">target</text:span> control.</text:p>
      <text:list xml:id="list155516678007471" text:continue-list="list116370751" text:style-name="L24">
        <text:list-item>
          <text:p text:style-name="P317">Item Button Icon.</text:p>
        </text:list-item>
      </text:list>
      <text:p text:style-name="P318"/>
      <text:p text:style-name="P318"/>
      <text:p text:style-name="P314"/>
      <text:p text:style-name="P319"/>
      <text:h text:style-name="Heading_20_3" text:outline-level="3"><text:span text:style-name="T101">Intents: </text:span>TrackBar</text:h>
      <text:p text:style-name="P133"><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33"/>
      <text:p text:style-name="P320">Category: <text:span text:style-name="T11">Discrete User Control</text:span></text:p>
      <text:p text:style-name="P133"/>
      <text:p text:style-name="P320">The TrackBar control allows the user to set a value within a range between minimum and maximum values. The control can be displayed in horizontal (default) or vertical orientations.</text:p>
      <text:p text:style-name="P320"/>
      <text:p text:style-name="P321">Text Attributes</text:p>
      <text:p text:style-name="P322">The following custom user attributes can be set for this control.</text:p>
      <text:list xml:id="list155516526764041" text:continue-list="list155515060258689" text:style-name="L18">
        <text:list-item>
          <text:p text:style-name="P323"><text:span text:style-name="T133">Orientation</text:span><text:span text:style-name="T57">. </text:span><text:span text:style-name="T122">{</text:span><text:span text:style-name="T134">Horizontal|Vertical</text:span><text:span text:style-name="T122">}</text:span><text:span text:style-name="T57">. </text:span><text:span text:style-name="T134">The orientation of this control on its parent control</text:span><text:span text:style-name="T122">. </text:span><text:span text:style-name="T134">If this value is provided, it overrides the orientation of the visual object.</text:span></text:p>
        </text:list-item>
      </text:list>
      <text:p text:style-name="P324"/>
      <text:p text:style-name="P325">Visual Attributes</text:p>
      <text:p text:style-name="P326">The following <text:span text:style-name="T97">visual </text:span>attributes are transferred <text:span text:style-name="T97">from the drawing </text:span>to the resulting <text:span text:style-name="T98">target</text:span> control.</text:p>
      <text:list xml:id="list155516746955558" text:continue-list="list155516678007471" text:style-name="L24">
        <text:list-item>
          <text:p text:style-name="P327"><text:span text:style-name="T99">Control</text:span> location (x, y).</text:p>
        </text:list-item>
        <text:list-item>
          <text:p text:style-name="P328">Control orientation (horizontal, vertical).</text:p>
        </text:list-item>
        <text:list-item>
          <text:p text:style-name="P327"><text:span text:style-name="T99">Control</text:span> size (width, height).</text:p>
        </text:list-item>
      </text:list>
      <text:p text:style-name="P326"/>
      <text:p text:style-name="P326"/>
      <text:p text:style-name="P329"/>
      <text:h text:style-name="Heading_20_3" text:outline-level="3"><text:span text:style-name="T101">Intents: </text:span>TreeView</text:h>
      <text:p text:style-name="P133"><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33"/>
      <text:p text:style-name="P330">Category: <text:span text:style-name="T11">Discrete User Control</text:span></text:p>
      <text:p text:style-name="P133"/>
      <text:p text:style-name="P330">The TreeView <text:span text:style-name="T135">control </text:span>is a user interface element that displays data in a hierarchical structure, much like folders <text:span text:style-name="T135">and files </text:span>in a file explorer <text:span text:style-name="T135">application</text:span>. It’s perfect for organizing and navigating complex sets of related items.</text:p>
      <text:p text:style-name="P330"/>
      <text:p text:style-name="P331">Instructions</text:p>
      <text:p text:style-name="P332">Follow these steps to use the TreeView control.</text:p>
      <text:list text:style-name="L25">
        <text:list-item>
          <text:p text:style-name="P333">Draw a rectangle area on the canvas.</text:p>
        </text:list-item>
        <text:list-item>
          <text:p text:style-name="P333">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33">Set the <text:span text:style-name="T11">Label</text:span> to <text:span text:style-name="T11">TreeView</text:span>. Press [Enter] to record the value.</text:p>
        </text:list-item>
      </text:list>
      <text:p text:style-name="P332"/>
      <text:p text:style-name="P331">Pre-Loading Instructions</text:p>
      <text:p text:style-name="P332">Follow these steps if you wish to pre-load items to display in the tree when the form initializes.</text:p>
      <text:list text:style-name="L26">
        <text:list-item>
          <text:p text:style-name="P334">In the Layers dialog, create a new layer and set its label to the ID of the TreeView to represent. In the above example, the label of the new layer will be <text:span text:style-name="T11">trvMain</text:span>.</text:p>
        </text:list-item>
        <text:list-item>
          <text:p text:style-name="P334">Anywhere on the canvas, but usually within the area of the tree, drop a series of hierarchically arranged texts or image / text grouped items.</text:p>
        </text:list-item>
        <text:list-item>
          <text:p text:style-name="P334">If the nodes will have notable identifications, set the <text:span text:style-name="T11">ID</text:span>s of either the stand-alone texts or the groups containing the image and text combinations.</text:p>
        </text:list-item>
      </text:list>
      <text:p text:style-name="P332"/>
      <text:p text:style-name="P330"/>
      <text:p text:style-name="P335">Visual Attributes</text:p>
      <text:p text:style-name="P336">The following <text:span text:style-name="T97">visual </text:span>attributes are transferred <text:span text:style-name="T97">from the drawing </text:span>to the resulting <text:span text:style-name="T98">target</text:span> control.</text:p>
      <text:list text:continue-list="list155516746955558" text:style-name="L24">
        <text:list-item>
          <text:p text:style-name="P337"><text:span text:style-name="T99">Control</text:span> location (x, y).</text:p>
        </text:list-item>
        <text:list-item>
          <text:p text:style-name="P337"><text:span text:style-name="T99">Control</text:span> size (width, height).</text:p>
        </text:list-item>
      </text:list>
      <text:p text:style-name="P336"/>
      <text:p text:style-name="P336"><text:soft-page-break/></text:p>
      <text:p text:style-name="P338"/>
      <text:h text:style-name="Heading_20_3" text:outline-level="3"><text:span text:style-name="T101">Intents: </text:span>UpDown</text:h>
      <text:p text:style-name="P133"><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33"/>
      <text:p text:style-name="P339">Category: <text:span text:style-name="T11">Discrete User Control</text:span></text:p>
      <text:p text:style-name="P133"/>
      <text:p text:style-name="P133">The UpDown control lets users adjust a value by clicking up or down arrows, rather than typing it manually. It’s ideal for situations where you want to restrict input to a specific range or step size.</text:p>
      <text:p text:style-name="P133"/>
      <text:p text:style-name="P340">Text Attributes</text:p>
      <text:p text:style-name="P341">The following custom user attributes can be set for this control.</text:p>
      <text:list xml:id="list155515574864990" text:continue-list="list155516526764041" text:style-name="L18">
        <text:list-item>
          <text:p text:style-name="P342">MaxValue<text:span text:style-name="T57">. The maximum value allowed. Default is </text:span><text:span text:style-name="T116">100</text:span><text:span text:style-name="T57">.</text:span></text:p>
        </text:list-item>
        <text:list-item>
          <text:p text:style-name="P343"><text:span text:style-name="T136">MinValue</text:span><text:span text:style-name="T57">. </text:span><text:span text:style-name="T122">The </text:span><text:span text:style-name="T137">minimum value allowed</text:span><text:span text:style-name="T122">. </text:span><text:span text:style-name="T137">Default is 0.</text:span></text:p>
        </text:list-item>
        <text:list-item>
          <text:p text:style-name="P344"><text:span text:style-name="T11">Value</text:span>. The starting value at which to initialize the control. If this value is supplied, the visual text value will be overridden.</text:p>
        </text:list-item>
      </text:list>
      <text:p text:style-name="P345"/>
      <text:p text:style-name="P346">Visual Attributes</text:p>
      <text:p text:style-name="P347">The following <text:span text:style-name="T97">visual </text:span>attributes are transferred <text:span text:style-name="T97">from the drawing </text:span>to the resulting <text:span text:style-name="T98">target</text:span> control.</text:p>
      <text:list xml:id="list155515416486738" text:continue-list="list155516618500350" text:style-name="L12">
        <text:list-item>
          <text:p text:style-name="P348"><text:span text:style-name="T99">Control</text:span> background color.</text:p>
        </text:list-item>
        <text:list-item>
          <text:p text:style-name="P348"><text:span text:style-name="T99">Control</text:span> border color.</text:p>
        </text:list-item>
        <text:list-item>
          <text:p text:style-name="P348"><text:span text:style-name="T99">Control</text:span> corner radius.</text:p>
        </text:list-item>
        <text:list-item>
          <text:p text:style-name="P349"><text:span text:style-name="T99">Control</text:span> location (x, y).</text:p>
        </text:list-item>
        <text:list-item>
          <text:p text:style-name="P349"><text:span text:style-name="T99">Control</text:span> size (width, height).</text:p>
        </text:list-item>
        <text:list-item>
          <text:p text:style-name="P348">Text <text:span text:style-name="T100">font </text:span>color.</text:p>
        </text:list-item>
        <text:list-item>
          <text:p text:style-name="P348">Text font name.</text:p>
        </text:list-item>
        <text:list-item>
          <text:p text:style-name="P348">Text font size.</text:p>
        </text:list-item>
        <text:list-item>
          <text:p text:style-name="P350">Text font weight.</text:p>
        </text:list-item>
      </text:list>
      <text:p text:style-name="P347"/>
      <text:p text:style-name="P133"/>
      <text:p text:style-name="P156"/>
      <text:h text:style-name="Heading_20_3" text:outline-level="3"><text:span text:style-name="T101">Intents: </text:span>VerticalGrid</text:h>
      <text:p text:style-name="P133"><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33"/>
      <text:p text:style-name="P351">Category: <text:span text:style-name="T11">Layout Surface</text:span></text:p>
      <text:p text:style-name="P133"/>
      <text:p text:style-name="P352">The <text:span text:style-name="T138">Vertical</text:span>Grid control is used to fill the width of the parent by distributing it into the specified number of <text:span text:style-name="T138">rows</text:span>.</text:p>
      <text:p text:style-name="P352"/>
      <text:p text:style-name="P353">Visual Attributes</text:p>
      <text:p text:style-name="P354">The following <text:span text:style-name="T97">visual </text:span>attributes are transferred <text:span text:style-name="T97">from the drawing </text:span>to the resulting <text:span text:style-name="T98">target</text:span> control.</text:p>
      <text:list xml:id="list155516561386919" text:continue-numbering="true" text:style-name="L12">
        <text:list-item>
          <text:p text:style-name="P355"><text:span text:style-name="T99">Control</text:span> location (x, y).</text:p>
        </text:list-item>
        <text:list-item>
          <text:p text:style-name="P355"><text:span text:style-name="T99">Control</text:span> size (width, height).</text:p>
        </text:list-item>
      </text:list>
      <text:p text:style-name="P354"/>
      <text:p text:style-name="P133"/>
      <text:p text:style-name="P156"/>
      <text:h text:style-name="Heading_20_3" text:outline-level="3"><text:span text:style-name="T101">Intents: V</text:span>erticalScroll<text:span text:style-name="T113">Panel</text:span></text:h>
      <text:p text:style-name="P133"><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33"/>
      <text:p text:style-name="P351">Category: <text:span text:style-name="T11">Layout Surface</text:span></text:p>
      <text:p text:style-name="P133"/>
      <text:p text:style-name="P356">The <text:span text:style-name="T138">Vertical</text:span>ScrollPanel control <text:span text:style-name="T139">behaves as a vertical stack </text:span><text:span text:style-name="T114">panel </text:span><text:span text:style-name="T139">whose </text:span><text:span text:style-name="T114">height is limited.</text:span> Optionally, when the child control is <text:span text:style-name="T138">shorter</text:span> than the <text:span text:style-name="T138">height</text:span> of the scroll panel, no scroll bar is shown. The range of the scroll bar is adjusted automatically according to the difference in <text:span text:style-name="T138">heights</text:span> between the scroll panel window and the child control.</text:p>
      <text:p text:style-name="P356"/>
      <text:p text:style-name="P357">Instructions</text:p>
      <text:p text:style-name="P358">Follow these steps to define the vertical scroll panel.</text:p>
      <text:list text:style-name="L27">
        <text:list-item>
          <text:p text:style-name="P359">Draw a rectangle onto the canvas.</text:p>
        </text:list-item>
        <text:list-item>
          <text:p text:style-name="P359">In the <text:span text:style-name="T11">Object Properties</text:span> dialog, set the <text:span text:style-name="T11">ID</text:span> of the object, then press [Enter] to record the new value.</text:p>
        </text:list-item>
        <text:list-item>
          <text:p text:style-name="P359">Set the <text:span text:style-name="T11">Label</text:span> of the new object to <text:span text:style-name="T11">VerticalScrollPanel</text:span>. Press [Enter] to record the new value.</text:p>
        </text:list-item>
      </text:list>
      <text:p text:style-name="P360"/>
      <text:p text:style-name="P361">Preloading Instructions</text:p>
      <text:p text:style-name="P362">Since this control's content can potentially extend far beyond the top and bottom of its viewport, the technique for loading items can either follow a standard panel-on-panel approach, where you can drop child shapes directly over the <text:span text:style-name="T140">base control, or you can create a separate layer whose label is set to the ID of this control. </text:span>Follow these steps to preload the control with child controls <text:span text:style-name="T140">on a separate layer</text:span>.</text:p>
      <text:list text:style-name="L28">
        <text:list-item>
          <text:p text:style-name="P363">In this example, the <text:span text:style-name="T11">ID</text:span> of the <text:span text:style-name="T11">VerticalScollPanel</text:span> will be <text:span text:style-name="T11">scrollMain</text:span>.</text:p>
        </text:list-item>
        <text:list-item>
          <text:p text:style-name="P364">In the <text:span text:style-name="T11">Layers</text:span> dialog, create a new layer and set its label to <text:span text:style-name="T11">scrollMain</text:span>.</text:p>
        </text:list-item>
        <text:list-item>
          <text:p text:style-name="P364">Drop child shapes to be displayed onto the new layer.</text:p>
        </text:list-item>
      </text:list>
      <text:p text:style-name="P365"/>
      <text:p text:style-name="P362"/>
      <text:p text:style-name="P356"/>
      <text:p text:style-name="P353">Visual Attributes</text:p>
      <text:p text:style-name="P354">The following <text:span text:style-name="T97">visual </text:span>attributes are transferred <text:span text:style-name="T97">from the drawing </text:span>to the resulting <text:span text:style-name="T98">target</text:span> control.</text:p>
      <text:list xml:id="list155516032872069" text:continue-list="list155516561386919" text:style-name="L12">
        <text:list-item>
          <text:p text:style-name="P355"><text:soft-page-break/><text:span text:style-name="T99">Control</text:span> location (x, y).</text:p>
        </text:list-item>
        <text:list-item>
          <text:p text:style-name="P355"><text:span text:style-name="T99">Control</text:span> size (width, height).</text:p>
        </text:list-item>
      </text:list>
      <text:p text:style-name="P354"/>
      <text:p text:style-name="P354"/>
      <text:p text:style-name="P366"/>
      <text:h text:style-name="Heading_20_3" text:outline-level="3"><text:span text:style-name="T101">Intents: </text:span>VerticalStackPanel</text:h>
      <text:p text:style-name="P133"><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33"/>
      <text:p text:style-name="P351">Category: <text:span text:style-name="T11">Layout Surface</text:span></text:p>
      <text:p text:style-name="P133"/>
      <text:p text:style-name="P367">The <text:span text:style-name="T138">Vertical</text:span>StackPanel control is a container for one or more other controls that will be distributed <text:span text:style-name="T138">vertically</text:span> across the display according to the <text:span text:style-name="T138">heights</text:span> of each of the child controls.</text:p>
      <text:p text:style-name="P367"/>
      <text:p text:style-name="P368">Text Attributes</text:p>
      <text:p text:style-name="P369">The following custom user attributes can be set for this control.</text:p>
      <text:list text:continue-list="list155515574864990" text:style-name="L18">
        <text:list-item>
          <text:p text:style-name="P370"><text:span text:style-name="T141">Rows</text:span><text:span text:style-name="T57">. </text:span><text:span text:style-name="T116">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71"><text:span text:style-name="T137"/></text:p>
      <text:p text:style-name="P353">Visual Attributes</text:p>
      <text:p text:style-name="P354">The following <text:span text:style-name="T97">visual </text:span>attributes are transferred <text:span text:style-name="T97">from the drawing </text:span>to the resulting <text:span text:style-name="T98">target</text:span> control.</text:p>
      <text:list text:continue-list="list155516032872069" text:style-name="L12">
        <text:list-item>
          <text:p text:style-name="P355"><text:span text:style-name="T99">Control</text:span> location (x, y).</text:p>
        </text:list-item>
        <text:list-item>
          <text:p text:style-name="P355"><text:span text:style-name="T99">Control</text:span> size (width, height).</text:p>
        </text:list-item>
      </text:list>
      <text:p text:style-name="P354"/>
      <text:p text:style-name="P133"/>
      <text:p text:style-name="P133"/>
      <text:p text:style-name="P133"/>
      <text:h text:style-name="P372" text:outline-level="1"><text:span text:style-name="T142">Strict Declarative Structure </text:span><text:span text:style-name="T31">Strategy</text:span></text:h>
      <text:p text:style-name="P32">(This section is currently in early construction)</text:p>
      <text:p text:style-name="P373">To prepare the source SVG file for conversion, <text:span text:style-name="T143">the individual in the art translator role must assign associations identifying purpose and settings to </text:span>each <text:span text:style-name="T143">atomic </text:span>element.</text:p>
      <text:p text:style-name="P373">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73">The following sections describe the <text:span text:style-name="T144">steps and references used while translating the original file.</text:span></text:p>
      <text:p text:style-name="P373"/>
      <text:h text:style-name="P374" text:outline-level="2">Containerize the Contents</text:h>
      <text:p text:style-name="P375">Each of the visual elements on the canvas need<text:span text:style-name="T145">s</text:span> to be grouped into <text:span text:style-name="T145">a type of container that is conducive to the element in use.</text:span></text:p>
      <text:p text:style-name="P376">Beginning at the most specific elements <text:span text:style-name="T143">and working outward</text:span>, group items and define the purposes of those groups as described in the <text:span text:style-name="T11">Attribute Reference</text:span> section below.</text:p>
      <text:p text:style-name="P377">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78">To reiterate an earlier objective, make sure you don't change any visual aspects of the design in the process of preparing it.</text:p>
      <text:p text:style-name="P377"/>
      <text:h text:style-name="P379" text:outline-level="2">Attribute Reference</text:h>
      <text:p text:style-name="P376">Following are the common attributes, their meanings, intentions, and contexts. Every object on the canvas needs one or more of these attributes or warnings will be issued from the file converter.</text:p>
      <text:p text:style-name="P380"/>
      <text:h text:style-name="P381" text:outline-level="3">control:{PropertyName}</text:h>
      <table:table table:name="Table8" table:style-name="Table8">
        <table:table-column table:style-name="Table8.A"/>
        <table:table-column table:style-name="Table8.B"/>
        <table:table-row>
          <table:table-cell table:style-name="Table8.A1" office:value-type="string">
            <text:p text:style-name="P382">Required:</text:p>
          </table:table-cell>
          <table:table-cell table:style-name="Table8.A1" office:value-type="string">
            <text:p text:style-name="P382">No</text:p>
          </table:table-cell>
        </table:table-row>
        <table:table-row>
          <table:table-cell table:style-name="Table8.A1" office:value-type="string">
            <text:p text:style-name="P383">Type:</text:p>
          </table:table-cell>
          <table:table-cell table:style-name="Table8.A1" office:value-type="string">
            <text:p text:style-name="P383">String</text:p>
          </table:table-cell>
        </table:table-row>
        <table:table-row>
          <table:table-cell table:style-name="Table8.A1" office:value-type="string">
            <text:p text:style-name="P383"><text:span text:style-name="T146">Values</text:span>:</text:p>
          </table:table-cell>
          <table:table-cell table:style-name="Table8.A1" office:value-type="string">
            <text:p text:style-name="P384">(<text:span text:style-name="T147">context appropriate</text:span>)</text:p>
          </table:table-cell>
        </table:table-row>
        <table:table-row>
          <table:table-cell table:style-name="Table8.A1" office:value-type="string">
            <text:p text:style-name="P383">Targets:</text:p>
          </table:table-cell>
          <table:table-cell table:style-name="Table8.A1" office:value-type="string">
            <text:p text:style-name="P383">All</text:p>
          </table:table-cell>
        </table:table-row>
      </table:table>
      <text:p text:style-name="P385"/>
      <text:p text:style-name="P386"><text:soft-page-break/><text:span text:style-name="T147">This attribute is used to set the value of the {PropertyName} property of the associated control</text:span>. <text:span text:style-name="T147">For example, if NodeType = "Window" and you wish to set the Title property to "My Form", then control:Title = "My Form" will accomplish that </text:span><text:span text:style-name="T148">task</text:span><text:span text:style-name="T147">.</text:span></text:p>
      <text:p text:style-name="P387">In this version, <text:span text:style-name="T148">n</text:span>o checking is <text:span text:style-name="T148">performed</text:span> to verify that the value is within a correct range, so you should always make sure to specify a valid value the target is known to accept.</text:p>
      <text:p text:style-name="P380"/>
      <text:h text:style-name="P388" text:outline-level="3">Height</text:h>
      <table:table table:name="Table10" table:style-name="Table10">
        <table:table-column table:style-name="Table10.A"/>
        <table:table-column table:style-name="Table10.B"/>
        <table:table-row>
          <table:table-cell table:style-name="Table10.A1" office:value-type="string">
            <text:p text:style-name="P382">Required:</text:p>
          </table:table-cell>
          <table:table-cell table:style-name="Table10.A1" office:value-type="string">
            <text:p text:style-name="P382">No</text:p>
          </table:table-cell>
        </table:table-row>
        <table:table-row>
          <table:table-cell table:style-name="Table10.A1" office:value-type="string">
            <text:p text:style-name="P383">Type:</text:p>
          </table:table-cell>
          <table:table-cell table:style-name="Table10.A1" office:value-type="string">
            <text:p text:style-name="P383">String</text:p>
          </table:table-cell>
        </table:table-row>
        <table:table-row>
          <table:table-cell table:style-name="Table10.A1" office:value-type="string">
            <text:p text:style-name="P383"><text:span text:style-name="T146">Values</text:span>:</text:p>
          </table:table-cell>
          <table:table-cell table:style-name="Table10.A1" office:value-type="string">
            <text:p text:style-name="P384"><text:span text:style-name="T148">{</text:span>numbe<text:span text:style-name="T148">r}[{</text:span>unit<text:span text:style-name="T148">}]</text:span>, Expand, Shrink</text:p>
          </table:table-cell>
        </table:table-row>
        <table:table-row>
          <table:table-cell table:style-name="Table10.A1" office:value-type="string">
            <text:p text:style-name="P383">Targets:</text:p>
          </table:table-cell>
          <table:table-cell table:style-name="Table10.A1" office:value-type="string">
            <text:p text:style-name="P383">All</text:p>
          </table:table-cell>
        </table:table-row>
      </table:table>
      <text:p text:style-name="P385"/>
      <text:p text:style-name="P386">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80"/>
      <text:h text:style-name="P389" text:outline-level="3">Id</text:h>
      <table:table table:name="Table4" table:style-name="Table4">
        <table:table-column table:style-name="Table4.A"/>
        <table:table-column table:style-name="Table4.B"/>
        <table:table-row>
          <table:table-cell table:style-name="Table4.A1" office:value-type="string">
            <text:p text:style-name="P382">Required:</text:p>
          </table:table-cell>
          <table:table-cell table:style-name="Table4.A1" office:value-type="string">
            <text:p text:style-name="P382">Yes</text:p>
          </table:table-cell>
        </table:table-row>
        <table:table-row>
          <table:table-cell table:style-name="Table4.A1" office:value-type="string">
            <text:p text:style-name="P383">Type:</text:p>
          </table:table-cell>
          <table:table-cell table:style-name="Table4.A1" office:value-type="string">
            <text:p text:style-name="P383">String, Built-In</text:p>
          </table:table-cell>
        </table:table-row>
        <table:table-row>
          <table:table-cell table:style-name="Table4.A1" office:value-type="string">
            <text:p text:style-name="P383">Default:</text:p>
          </table:table-cell>
          <table:table-cell table:style-name="Table4.A1" office:value-type="string">
            <text:p text:style-name="P383">(Automatically Named)</text:p>
          </table:table-cell>
        </table:table-row>
        <table:table-row>
          <table:table-cell table:style-name="Table4.A1" office:value-type="string">
            <text:p text:style-name="P383">Targets:</text:p>
          </table:table-cell>
          <table:table-cell table:style-name="Table4.A1" office:value-type="string">
            <text:p text:style-name="P383">All</text:p>
          </table:table-cell>
        </table:table-row>
      </table:table>
      <text:p text:style-name="P390"/>
      <text:p text:style-name="P390">The built-in Id attribute is present on every SVG node, and unique within the document. If not used, it will be set automatically.</text:p>
      <text:p text:style-name="P390"/>
      <text:h text:style-name="P389" text:outline-level="3">NodeType</text:h>
      <table:table table:name="Table5" table:style-name="Table5">
        <table:table-column table:style-name="Table5.A"/>
        <table:table-column table:style-name="Table5.B"/>
        <table:table-row>
          <table:table-cell table:style-name="Table5.A1" office:value-type="string">
            <text:p text:style-name="P382">Required:</text:p>
          </table:table-cell>
          <table:table-cell table:style-name="Table5.A1" office:value-type="string">
            <text:p text:style-name="P382">No</text:p>
          </table:table-cell>
        </table:table-row>
        <table:table-row>
          <table:table-cell table:style-name="Table5.A1" office:value-type="string">
            <text:p text:style-name="P383">Type:</text:p>
          </table:table-cell>
          <table:table-cell table:style-name="Table5.A1" office:value-type="string">
            <text:p text:style-name="P383">String, tag name<text:soft-page-break/></text:p>
          </table:table-cell>
        </table:table-row>
        <table:table-row>
          <table:table-cell table:style-name="Table5.A1" office:value-type="string">
            <text:p text:style-name="P383">Default:</text:p>
          </table:table-cell>
          <table:table-cell table:style-name="Table5.A1" office:value-type="string">
            <text:p text:style-name="P383">Panel</text:p>
          </table:table-cell>
        </table:table-row>
        <table:table-row>
          <table:table-cell table:style-name="Table5.A1" office:value-type="string">
            <text:p text:style-name="P383">Targets:</text:p>
          </table:table-cell>
          <table:table-cell table:style-name="Table5.A1" office:value-type="string">
            <text:p text:style-name="P383">All</text:p>
          </table:table-cell>
        </table:table-row>
      </table:table>
      <text:p text:style-name="P385"/>
      <text:p text:style-name="P390">Every visual element and its grouping structures need a NodeType attribute that identify the <text:span text:style-name="T149">tag name of the element.</text:span></text:p>
      <text:p text:style-name="P391">Whether or not, <text:span text:style-name="T148">as well as</text:span> how, certain child objects are converted are all partially <text:span text:style-name="T146">determined by</text:span> the tag name provided here.</text:p>
      <text:p text:style-name="P392">Check the sheets [Sv<text:span text:style-name="T148">gTools</text:span>Worksheet.ods.WinUI3Controls] and [ SvgTo<text:span text:style-name="T148">ols</text:span>Worksheet.ods.WinUI3Tags] for non-comprehensive list<text:span text:style-name="T148">s</text:span> of available tag names.</text:p>
      <text:p text:style-name="P392"/>
      <text:h text:style-name="P389" text:outline-level="3">Role</text:h>
      <table:table table:name="Table6" table:style-name="Table6">
        <table:table-column table:style-name="Table6.A"/>
        <table:table-column table:style-name="Table6.B"/>
        <table:table-row>
          <table:table-cell table:style-name="Table6.A1" office:value-type="string">
            <text:p text:style-name="P382">Required:</text:p>
          </table:table-cell>
          <table:table-cell table:style-name="Table6.A1" office:value-type="string">
            <text:p text:style-name="P382">No</text:p>
          </table:table-cell>
        </table:table-row>
        <table:table-row>
          <table:table-cell table:style-name="Table6.A1" office:value-type="string">
            <text:p text:style-name="P383">Type:</text:p>
          </table:table-cell>
          <table:table-cell table:style-name="Table6.A1" office:value-type="string">
            <text:p text:style-name="P383">String</text:p>
          </table:table-cell>
        </table:table-row>
        <table:table-row>
          <table:table-cell table:style-name="Table6.A1" office:value-type="string">
            <text:p text:style-name="P383"><text:span text:style-name="T146">Values</text:span>:</text:p>
          </table:table-cell>
          <table:table-cell table:style-name="Table6.A1" office:value-type="string">
            <text:p text:style-name="P382">background-color, height, <text:span text:style-name="T150">object-information, </text:span>width</text:p>
          </table:table-cell>
        </table:table-row>
        <table:table-row>
          <table:table-cell table:style-name="Table6.A1" office:value-type="string">
            <text:p text:style-name="P383">Targets:</text:p>
          </table:table-cell>
          <table:table-cell table:style-name="Table6.A1" office:value-type="string">
            <text:p text:style-name="P383">All</text:p>
          </table:table-cell>
        </table:table-row>
      </table:table>
      <text:p text:style-name="P393"/>
      <text:p text:style-name="P393">The role of this element on the form.</text:p>
      <text:p text:style-name="P393"/>
      <text:p text:style-name="P393"><text:span text:style-name="T11">background-color</text:span>. When this object is marked as having the background color role, the background color of the current control is set from this object.</text:p>
      <text:p text:style-name="P394"><text:span text:style-name="T11">height</text:span>. When marked as having the height role, the height of the current control is set from this object.</text:p>
      <text:p text:style-name="P395"><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390"><text:span text:style-name="T151">width</text:span>. When marked as having the <text:span text:style-name="T152">width</text:span> role, the <text:span text:style-name="T152">width</text:span> of the current control is set from this object.<text:line-break/></text:p>
      <text:p text:style-name="P390"><text:soft-page-break/></text:p>
      <text:h text:style-name="P388" text:outline-level="3">Skip</text:h>
      <table:table table:name="Table9" table:style-name="Table9">
        <table:table-column table:style-name="Table9.A"/>
        <table:table-column table:style-name="Table9.B"/>
        <table:table-row>
          <table:table-cell table:style-name="Table9.A1" office:value-type="string">
            <text:p text:style-name="P382">Required:</text:p>
          </table:table-cell>
          <table:table-cell table:style-name="Table9.A1" office:value-type="string">
            <text:p text:style-name="P382">No</text:p>
          </table:table-cell>
        </table:table-row>
        <table:table-row>
          <table:table-cell table:style-name="Table9.A1" office:value-type="string">
            <text:p text:style-name="P383">Type:</text:p>
          </table:table-cell>
          <table:table-cell table:style-name="Table9.A1" office:value-type="string">
            <text:p text:style-name="P396">Boolean</text:p>
          </table:table-cell>
        </table:table-row>
        <table:table-row>
          <table:table-cell table:style-name="Table9.A1" office:value-type="string">
            <text:p text:style-name="P383"><text:span text:style-name="T146">Values</text:span>:</text:p>
          </table:table-cell>
          <table:table-cell table:style-name="Table9.A1" office:value-type="string">
            <text:p text:style-name="P396">Yes, No, 1, 0, True, False</text:p>
          </table:table-cell>
        </table:table-row>
        <table:table-row>
          <table:table-cell table:style-name="Table9.A1" office:value-type="string">
            <text:p text:style-name="P383">Targets:</text:p>
          </table:table-cell>
          <table:table-cell table:style-name="Table9.A1" office:value-type="string">
            <text:p text:style-name="P383">All</text:p>
          </table:table-cell>
        </table:table-row>
      </table:table>
      <text:p text:style-name="P393"/>
      <text:p text:style-name="P393"><text:span text:style-name="T153">Value indicating whether to skip this item in conversion</text:span>. <text:span text:style-name="T153">This is typically used when an element is present for effect or example only and will not be a part of the UI.</text:span></text:p>
      <text:p text:style-name="P385"/>
      <text:h text:style-name="P389" text:outline-level="3">Width</text:h>
      <table:table table:name="Table7" table:style-name="Table7">
        <table:table-column table:style-name="Table7.A"/>
        <table:table-column table:style-name="Table7.B"/>
        <table:table-row>
          <table:table-cell table:style-name="Table7.A1" office:value-type="string">
            <text:p text:style-name="P382">Required:</text:p>
          </table:table-cell>
          <table:table-cell table:style-name="Table7.A1" office:value-type="string">
            <text:p text:style-name="P382">No</text:p>
          </table:table-cell>
        </table:table-row>
        <table:table-row>
          <table:table-cell table:style-name="Table7.A1" office:value-type="string">
            <text:p text:style-name="P383">Type:</text:p>
          </table:table-cell>
          <table:table-cell table:style-name="Table7.A1" office:value-type="string">
            <text:p text:style-name="P383">String</text:p>
          </table:table-cell>
        </table:table-row>
        <table:table-row>
          <table:table-cell table:style-name="Table7.A1" office:value-type="string">
            <text:p text:style-name="P383"><text:span text:style-name="T146">Values</text:span>:</text:p>
          </table:table-cell>
          <table:table-cell table:style-name="Table7.A1" office:value-type="string">
            <text:p text:style-name="P384"><text:span text:style-name="T154">{</text:span>number<text:span text:style-name="T154">}[{</text:span>unit<text:span text:style-name="T154">}]</text:span>, Expand, Shrink</text:p>
          </table:table-cell>
        </table:table-row>
        <table:table-row>
          <table:table-cell table:style-name="Table7.A1" office:value-type="string">
            <text:p text:style-name="P383">Targets:</text:p>
          </table:table-cell>
          <table:table-cell table:style-name="Table7.A1" office:value-type="string">
            <text:p text:style-name="P383">All</text:p>
          </table:table-cell>
        </table:table-row>
      </table:table>
      <text:p text:style-name="P385"/>
      <text:p text:style-name="P386">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80"/>
      <text:p text:style-name="P380"/>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397">Name</text:p>
            </table:table-cell>
            <table:table-cell table:style-name="SVGAttributeReferences.A1" office:value-type="string">
              <text:p text:style-name="P397">Type</text:p>
            </table:table-cell>
            <table:table-cell table:style-name="SVGAttributeReferences.A1" office:value-type="string">
              <text:p text:style-name="P397">Values</text:p>
            </table:table-cell>
            <table:table-cell table:style-name="SVGAttributeReferences.A1" office:value-type="string">
              <text:p text:style-name="P397">Default</text:p>
            </table:table-cell>
            <table:table-cell table:style-name="SVGAttributeReferences.A1" office:value-type="string">
              <text:p text:style-name="P397">Targets</text:p>
            </table:table-cell>
            <table:table-cell table:style-name="SVGAttributeReferences.A1" office:value-type="string">
              <text:p text:style-name="P397">Description</text:p>
            </table:table-cell>
          </table:table-row>
        </table:table-header-rows>
        <table:table-row>
          <table:table-cell table:style-name="SVGAttributeReferences.A1" office:value-type="string">
            <text:p text:style-name="P398"/>
          </table:table-cell>
          <table:table-cell table:style-name="SVGAttributeReferences.A1" office:value-type="string">
            <text:p text:style-name="P398"/>
          </table:table-cell>
          <table:table-cell table:style-name="SVGAttributeReferences.A1" office:value-type="string">
            <text:p text:style-name="P398"/>
          </table:table-cell>
          <table:table-cell table:style-name="SVGAttributeReferences.A1" office:value-type="string">
            <text:p text:style-name="P398"/>
          </table:table-cell>
          <table:table-cell table:style-name="SVGAttributeReferences.A1" office:value-type="string">
            <text:p text:style-name="P398"/>
          </table:table-cell>
          <table:table-cell table:style-name="SVGAttributeReferences.A1" office:value-type="string">
            <text:p text:style-name="P398"/>
          </table:table-cell>
        </table:table-row>
      </table:table>
      <text:p text:style-name="P380"/>
      <text:p text:style-name="P380"/>
      <text:p text:style-name="P32"/>
      <text:p text:style-name="P32"/>
      <text:p text:style-name="P32"><text:soft-page-break/></text:p>
      <text:p text:style-name="P32"/>
      <text:h text:style-name="P399"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141</meta:editing-cycles>
    <meta:editing-duration>P1DT4H22M43S</meta:editing-duration>
    <dc:date>2025-10-16T15:55:14.265278100</dc:date>
    <meta:document-statistic meta:table-count="10" meta:image-count="33" meta:object-count="1" meta:page-count="63" meta:paragraph-count="786" meta:word-count="11693" meta:character-count="72147" meta:non-whitespace-character-count="61433"/>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